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layout-cache" manifest:media-type="application/binary"/>
  <manifest:file-entry manifest:full-path="Pictures/10000000000002B7000002442278A0FFFF17176D.png" manifest:media-type="image/png"/>
  <manifest:file-entry manifest:full-path="Pictures/100000000000020E000002128C4C77C6557A0CC5.png" manifest:media-type="image/png"/>
  <manifest:file-entry manifest:full-path="Pictures/10000000000002E200000272E176E99D1ED42567.png" manifest:media-type="image/png"/>
  <manifest:file-entry manifest:full-path="Pictures/10000000000001C80000014C989084BDF49A83AD.png" manifest:media-type="image/png"/>
  <manifest:file-entry manifest:full-path="Pictures/10000000000001830000008A1F9D6DC4F14E3BF2.png" manifest:media-type="image/png"/>
  <manifest:file-entry manifest:full-path="Pictures/10000000000002D9000002692C3652E53DBED9F6.png" manifest:media-type="image/png"/>
  <manifest:file-entry manifest:full-path="Pictures/10000000000001260000005E006247A792E3F730.png" manifest:media-type="image/png"/>
  <manifest:file-entry manifest:full-path="Pictures/100000000000022E000001A20BC4F8EDEBC9B491.png" manifest:media-type="image/png"/>
  <manifest:file-entry manifest:full-path="Pictures/1000000000000101000001175A47984B05E1D60E.png" manifest:media-type="image/png"/>
  <manifest:file-entry manifest:full-path="Pictures/10000000000001FB0000012C99C5AF4BE284BAAA.png" manifest:media-type="image/png"/>
  <manifest:file-entry manifest:full-path="Pictures/10000000000000E7000000882BEB258F9A286082.png" manifest:media-type="image/png"/>
  <manifest:file-entry manifest:full-path="Pictures/100000000000022D000001B2F73F89F794B19B70.png" manifest:media-type="image/png"/>
  <manifest:file-entry manifest:full-path="Pictures/100000000000022D000001A849CA930413684D20.png" manifest:media-type="image/png"/>
  <manifest:file-entry manifest:full-path="Pictures/100000000000022F00000153D58A0533AE9127CF.png" manifest:media-type="image/png"/>
  <manifest:file-entry manifest:full-path="Pictures/1000000000000203000001E20A6F859EFA33FD7E.png" manifest:media-type="image/png"/>
  <manifest:file-entry manifest:full-path="Pictures/10000201000003E8000000D2A7FE72F00FFCF111.png" manifest:media-type="image/png"/>
  <manifest:file-entry manifest:full-path="Pictures/10000000000000C1000001596008B011D4909E63.png" manifest:media-type="image/png"/>
  <manifest:file-entry manifest:full-path="Pictures/10000000000002E6000002409273FBDD76EF0816.png" manifest:media-type="image/png"/>
  <manifest:file-entry manifest:full-path="Pictures/100000000000022B000001825CBD9091106399B6.png" manifest:media-type="image/png"/>
  <manifest:file-entry manifest:full-path="Pictures/100002010000022F0000014E3B8424E68C10377C.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F30000015525FFBCF8EB66F0DB.png" manifest:media-type="image/png"/>
  <manifest:file-entry manifest:full-path="Pictures/100002000000004000000040A921DC3F36422ADC.png" manifest:media-type="image/png"/>
  <manifest:file-entry manifest:full-path="Pictures/10000000000001F90000014694F31F91B3F0F4EB.png" manifest:media-type="image/png"/>
  <manifest:file-entry manifest:full-path="Pictures/10000000000001300000017B424166F780EA61C7.png" manifest:media-type="image/png"/>
  <manifest:file-entry manifest:full-path="Pictures/100002000000002000000020A6BB2897B4B7679A.png" manifest:media-type="image/png"/>
  <manifest:file-entry manifest:full-path="Pictures/10000000000001500000020CC8C4BD1FF0F0D93C.png" manifest:media-type="image/png"/>
  <manifest:file-entry manifest:full-path="Pictures/10000000000001E4000001E452E7CC7B7ECD23F7.png" manifest:media-type="image/png"/>
  <manifest:file-entry manifest:full-path="Pictures/1000020000000020000000206284DE9C05FFED8F.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22C0000017FF26675A7920A452C.png" manifest:media-type="image/png"/>
  <manifest:file-entry manifest:full-path="Pictures/10000201000002F300000140549826F34800631F.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4" style:family="table">
      <style:table-properties style:width="6.6972in" fo:margin-left="0in" fo:margin-right="-0.0042in" fo:margin-top="0in" fo:margin-bottom="0.1667in" table:align="margins" fo:background-color="transparent" fo:keep-with-next="auto">
        <style:background-image/>
      </style:table-properties>
    </style:style>
    <style:style style:name="Table34.A" style:family="table-column">
      <style:table-column-properties style:column-width="2.166in" style:rel-column-width="21197*"/>
    </style:style>
    <style:style style:name="Table34.B" style:family="table-column">
      <style:table-column-properties style:column-width="2.2361in" style:rel-column-width="21883*"/>
    </style:style>
    <style:style style:name="Table34.C" style:family="table-column">
      <style:table-column-properties style:column-width="2.2944in" style:rel-column-width="22455*"/>
    </style:style>
    <style:style style:name="Table34.1" style:family="table-row">
      <style:table-row-properties fo:background-color="transparent">
        <style:background-image/>
      </style:table-row-properties>
    </style:style>
    <style:style style:name="Table34.A1" style:family="table-cell">
      <style:table-cell-properties fo:background-color="#e6e6e6" fo:padding-left="0.0396in" fo:padding-right="0in" fo:padding-top="0.0396in" fo:padding-bottom="0.0396in" fo:border-left="none" fo:border-right="none" fo:border-top="0.05pt solid #000000" fo:border-bottom="0.05pt solid #000000">
        <style:background-image/>
      </style:table-cell-properties>
    </style:style>
    <style:style style:name="Table34.B1" style:family="table-cell">
      <style:table-cell-properties fo:background-color="#e6e6e6" fo:padding="0.0382in"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0396in" fo:padding-right="0in" fo:padding-top="0.0396in" fo:padding-bottom="0.0396in" fo:border-left="none" fo:border-right="none" fo:border-top="none" fo:border-bottom="0.05pt solid #000000">
        <style:background-image/>
      </style:table-cell-properties>
    </style:style>
    <style:style style:name="Table34.B2" style:family="table-cell">
      <style:table-cell-properties fo:background-color="transparent" fo:padding="0.0382in" fo:border-left="none" fo:border-right="none" fo:border-top="none" fo:border-bottom="0.05pt solid #000000">
        <style:background-image/>
      </style:table-cell-properties>
    </style:style>
    <style:style style:name="Table34.C2" style:family="table-cell">
      <style:table-cell-properties fo:background-color="transparent" fo:padding="0.0382in" fo:border-left="none" fo:border-right="none" fo:border-top="none" fo:border-bottom="0.05pt solid #000000">
        <style:background-image/>
      </style:table-cell-properties>
    </style:style>
    <style:style style:name="Table34.A3" style:family="table-cell">
      <style:table-cell-properties style:vertical-align="top" fo:background-color="#ffffff" fo:padding-left="0.0396in" fo:padding-right="0in" fo:padding-top="0.0396in" fo:padding-bottom="0.0396in" fo:border-left="none" fo:border-right="none" fo:border-top="none" fo:border-bottom="0.05pt solid #000000">
        <style:background-image/>
      </style:table-cell-properties>
    </style:style>
    <style:style style:name="Table34.B3" style:family="table-cell">
      <style:table-cell-properties fo:background-color="#ffffff" fo:padding="0.0382in" fo:border-left="none" fo:border-right="none" fo:border-top="none" fo:border-bottom="0.05pt solid #000000">
        <style:background-image/>
      </style:table-cell-properties>
    </style:style>
    <style:style style:name="Table34.C3" style:family="table-cell">
      <style:table-cell-properties fo:background-color="#ffffff" fo:padding="0.0382in" fo:border-left="none" fo:border-right="none" fo:border-top="none" fo:border-bottom="0.05pt solid #000000">
        <style:background-image/>
      </style:table-cell-properties>
    </style:style>
    <style:style style:name="Table34.B4" style:family="table-cell">
      <style:table-cell-properties fo:background-color="transparent" fo:padding="0.0382in" fo:border-left="none" fo:border-right="none" fo:border-top="none" fo:border-bottom="0.05pt solid #000000">
        <style:background-image/>
      </style:table-cell-properties>
    </style:style>
    <style:style style:name="Table34.C4" style:family="table-cell">
      <style:table-cell-properties fo:background-color="transparent" fo:padding="0.0382in" fo:border-left="none" fo:border-right="none" fo:border-top="none" fo:border-bottom="0.05pt solid #000000">
        <style:background-image/>
      </style:table-cell-properties>
    </style:style>
    <style:style style:name="Table34.A5" style:family="table-cell">
      <style:table-cell-properties fo:background-color="#ffffff" fo:padding-left="0.0396in" fo:padding-right="0in" fo:padding-top="0.0396in" fo:padding-bottom="0.0396in" fo:border-left="none" fo:border-right="none" fo:border-top="none" fo:border-bottom="0.05pt solid #000000">
        <style:background-image/>
      </style:table-cell-properties>
    </style:style>
    <style:style style:name="Table34.B5" style:family="table-cell">
      <style:table-cell-properties fo:background-color="#ffffff" fo:padding="0.0382in" fo:border-left="none" fo:border-right="none" fo:border-top="none" fo:border-bottom="0.05pt solid #000000">
        <style:background-image/>
      </style:table-cell-properties>
    </style:style>
    <style:style style:name="Table34.C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2e64c"/>
    </style:style>
    <style:style style:name="P14" style:family="paragraph" style:parent-style-name="Text_20_body">
      <style:text-properties officeooo:paragraph-rsid="0104aada"/>
    </style:style>
    <style:style style:name="P15" style:family="paragraph" style:parent-style-name="Text_20_body">
      <style:text-properties fo:font-weight="normal" style:font-weight-asian="normal" style:font-weight-complex="normal"/>
    </style:style>
    <style:style style:name="P16" style:family="paragraph" style:parent-style-name="Text_20_body">
      <style:text-properties style:text-underline-style="none" officeooo:rsid="00b6cab0"/>
    </style:style>
    <style:style style:name="P17" style:family="paragraph" style:parent-style-name="Text_20_body">
      <style:text-properties officeooo:paragraph-rsid="010cf011"/>
    </style:style>
    <style:style style:name="P18" style:family="paragraph" style:parent-style-name="Text_20_body">
      <style:text-properties officeooo:rsid="01152302" officeooo:paragraph-rsid="01152302"/>
    </style:style>
    <style:style style:name="P19" style:family="paragraph" style:parent-style-name="Text_20_body">
      <style:text-properties officeooo:paragraph-rsid="0117d734"/>
    </style:style>
    <style:style style:name="P20" style:family="paragraph" style:parent-style-name="Text_20_body">
      <style:text-properties officeooo:rsid="0054636c"/>
    </style:style>
    <style:style style:name="P21" style:family="paragraph" style:parent-style-name="Text_20_body">
      <style:text-properties officeooo:paragraph-rsid="011bb9bc"/>
    </style:style>
    <style:style style:name="P22" style:family="paragraph" style:parent-style-name="Text_20_body">
      <style:text-properties officeooo:paragraph-rsid="01515a5b"/>
    </style:style>
    <style:style style:name="P23" style:family="paragraph" style:parent-style-name="Text_20_Note">
      <style:text-properties officeooo:paragraph-rsid="00b1a1b5"/>
    </style:style>
    <style:style style:name="P24" style:family="paragraph" style:parent-style-name="Text_20_Note">
      <style:text-properties officeooo:paragraph-rsid="00f3239e"/>
    </style:style>
    <style:style style:name="P25" style:family="paragraph" style:parent-style-name="Text_20_Note">
      <style:text-properties officeooo:paragraph-rsid="00fe51bb"/>
    </style:style>
    <style:style style:name="P26" style:family="paragraph" style:parent-style-name="Text_20_Note">
      <style:text-properties officeooo:paragraph-rsid="011bb9bc"/>
    </style:style>
    <style:style style:name="P27"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8" style:family="paragraph" style:parent-style-name="Text_20_body">
      <style:paragraph-properties fo:margin-top="0in" fo:margin-bottom="0in" loext:contextual-spacing="false"/>
      <style:text-properties officeooo:rsid="00c34a4a" officeooo:paragraph-rsid="00ef0856"/>
    </style:style>
    <style:style style:name="P29" style:family="paragraph" style:parent-style-name="Text_20_body">
      <style:paragraph-properties fo:margin-top="0in" fo:margin-bottom="0in" loext:contextual-spacing="false"/>
      <style:text-properties fo:language="en" fo:country="US" officeooo:rsid="0104f082" officeooo:paragraph-rsid="00c34a4a"/>
    </style:style>
    <style:style style:name="P30" style:family="paragraph" style:parent-style-name="Text_20_body">
      <style:paragraph-properties fo:margin-top="0in" fo:margin-bottom="0in" loext:contextual-spacing="false"/>
      <style:text-properties fo:language="en" fo:country="US" officeooo:rsid="00c34a4a" officeooo:paragraph-rsid="00ef0856"/>
    </style:style>
    <style:style style:name="P31" style:family="paragraph" style:parent-style-name="Text_20_body">
      <style:paragraph-properties fo:margin-top="0in" fo:margin-bottom="0in" loext:contextual-spacing="false"/>
      <style:text-properties fo:language="en" fo:country="US" officeooo:rsid="00ef0856" officeooo:paragraph-rsid="00ef0856"/>
    </style:style>
    <style:style style:name="P32" style:family="paragraph" style:parent-style-name="Text_20_body">
      <style:paragraph-properties fo:margin-top="0in" fo:margin-bottom="0in" loext:contextual-spacing="false"/>
      <style:text-properties style:font-name="Liberation Sans1" fo:font-size="11pt" fo:language="en" fo:country="US" officeooo:rsid="0104f082" officeooo:paragraph-rsid="00ef0856" style:font-size-asian="10.5pt"/>
    </style:style>
    <style:style style:name="P33" style:family="paragraph" style:parent-style-name="Text_20_body">
      <style:paragraph-properties fo:margin-top="0in" fo:margin-bottom="0in" loext:contextual-spacing="false"/>
      <style:text-properties officeooo:rsid="01302e57" officeooo:paragraph-rsid="01302e57"/>
    </style:style>
    <style:style style:name="P34" style:family="paragraph" style:parent-style-name="Text_20_body">
      <style:paragraph-properties fo:margin-top="0in" fo:margin-bottom="0in" loext:contextual-spacing="false"/>
      <style:text-properties officeooo:rsid="01412414" officeooo:paragraph-rsid="01412414"/>
    </style:style>
    <style:style style:name="P35" style:family="paragraph" style:parent-style-name="Subtitle">
      <style:text-properties fo:language="en" fo:country="US" officeooo:rsid="001f0121" officeooo:paragraph-rsid="00c34a4a"/>
    </style:style>
    <style:style style:name="P36" style:family="paragraph" style:parent-style-name="Table_20_Contents">
      <style:paragraph-properties fo:margin-top="0.0311in" fo:margin-bottom="0.0193in" loext:contextual-spacing="false"/>
      <style:text-properties officeooo:paragraph-rsid="00b1a1b5"/>
    </style:style>
    <style:style style:name="P37"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8"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itle">
      <style:text-properties officeooo:paragraph-rsid="00c34a4a"/>
    </style:style>
    <style:style style:name="P40" style:family="paragraph" style:parent-style-name="Text_20_body_20_indent" style:master-page-name="">
      <style:paragraph-properties fo:keep-together="always" fo:orphans="0" fo:widows="0" style:page-number="auto"/>
    </style:style>
    <style:style style:name="P41" style:family="paragraph" style:parent-style-name="Text_20_Body_20_List_20_Intro" style:master-page-name="">
      <style:paragraph-properties fo:orphans="2" fo:widows="2" style:page-number="auto" fo:keep-with-next="auto"/>
    </style:style>
    <style:style style:name="P42" style:family="paragraph" style:parent-style-name="Text_20_body" style:master-page-name="">
      <style:paragraph-properties fo:keep-together="always" fo:orphans="0" fo:widows="0" style:page-number="auto" style:writing-mode="lr-tb"/>
      <style:text-properties officeooo:paragraph-rsid="0117d734"/>
    </style:style>
    <style:style style:name="P43" style:family="paragraph" style:parent-style-name="Text_20_body" style:master-page-name="">
      <style:paragraph-properties style:page-number="auto" fo:keep-with-next="always"/>
    </style:style>
    <style:style style:name="P44" style:family="paragraph" style:parent-style-name="Text_20_body" style:master-page-name="">
      <style:paragraph-properties fo:keep-together="always" fo:orphans="0" fo:widows="0" style:page-number="auto"/>
    </style:style>
    <style:style style:name="P45" style:family="paragraph" style:parent-style-name="Caption">
      <style:text-properties officeooo:paragraph-rsid="00e55c85"/>
    </style:style>
    <style:style style:name="P46" style:family="paragraph" style:parent-style-name="Caption">
      <style:text-properties officeooo:paragraph-rsid="00e55c85" text:display="none"/>
    </style:style>
    <style:style style:name="P47" style:family="paragraph" style:parent-style-name="Caption">
      <style:text-properties officeooo:paragraph-rsid="011f4861"/>
    </style:style>
    <style:style style:name="P48" style:family="paragraph" style:parent-style-name="Definition_20_Term">
      <style:text-properties fo:language="en" fo:country="US" officeooo:rsid="01212955" officeooo:paragraph-rsid="00f3455b"/>
    </style:style>
    <style:style style:name="P49" style:family="paragraph" style:parent-style-name="Definition_20_Term">
      <style:text-properties fo:language="en" fo:country="US" officeooo:paragraph-rsid="0102e64c"/>
    </style:style>
    <style:style style:name="P50" style:family="paragraph" style:parent-style-name="Definition_20_Term">
      <style:text-properties officeooo:paragraph-rsid="00ff0bd3"/>
    </style:style>
    <style:style style:name="P51" style:family="paragraph" style:parent-style-name="Definition_20_Term">
      <style:text-properties officeooo:paragraph-rsid="0101b8d9"/>
    </style:style>
    <style:style style:name="P52" style:family="paragraph" style:parent-style-name="Definition_20_Term">
      <style:text-properties officeooo:paragraph-rsid="0102e64c"/>
    </style:style>
    <style:style style:name="P53" style:family="paragraph" style:parent-style-name="Definition_20_Term">
      <style:text-properties officeooo:paragraph-rsid="0104aada"/>
    </style:style>
    <style:style style:name="P54" style:family="paragraph" style:parent-style-name="Definition_20_Term">
      <style:text-properties style:font-name="Liberation Sans1" fo:font-size="11pt" fo:font-weight="bold" officeooo:rsid="01364130" style:font-size-asian="10.5pt"/>
    </style:style>
    <style:style style:name="P55" style:family="paragraph" style:parent-style-name="Definition_20_Term">
      <style:text-properties officeooo:paragraph-rsid="01515a5b"/>
    </style:style>
    <style:style style:name="P56" style:family="paragraph" style:parent-style-name="Definition_20_Term" style:master-page-name="">
      <style:paragraph-properties fo:margin-top="0.1181in" fo:margin-bottom="0in" loext:contextual-spacing="false" style:page-number="auto"/>
    </style:style>
    <style:style style:name="P57" style:family="paragraph" style:parent-style-name="Figure">
      <style:text-properties fo:font-weight="normal" style:font-weight-asian="normal" style:font-weight-complex="normal"/>
    </style:style>
    <style:style style:name="P58" style:family="paragraph" style:parent-style-name="Figure">
      <style:text-properties officeooo:paragraph-rsid="01445689"/>
    </style:style>
    <style:style style:name="P59" style:family="paragraph" style:parent-style-name="Figure">
      <style:text-properties officeooo:paragraph-rsid="01515a5b"/>
    </style:style>
    <style:style style:name="P60" style:family="paragraph" style:parent-style-name="Figure">
      <style:paragraph-properties fo:margin-top="0.0783in" fo:margin-bottom="0.1575in" loext:contextual-spacing="false"/>
    </style:style>
    <style:style style:name="P61" style:family="paragraph" style:parent-style-name="Text_20_Body_20_List_20_Intro">
      <style:text-properties officeooo:paragraph-rsid="0101278c"/>
    </style:style>
    <style:style style:name="P62" style:family="paragraph" style:parent-style-name="Text_20_body_20_indent">
      <style:text-properties officeooo:rsid="01214af9" officeooo:paragraph-rsid="00f3455b"/>
    </style:style>
    <style:style style:name="P63" style:family="paragraph" style:parent-style-name="Text_20_body_20_indent">
      <style:text-properties officeooo:paragraph-rsid="00ffbb7a"/>
    </style:style>
    <style:style style:name="P64" style:family="paragraph" style:parent-style-name="Text_20_body_20_indent">
      <style:text-properties officeooo:paragraph-rsid="0101b8d9"/>
    </style:style>
    <style:style style:name="P65" style:family="paragraph" style:parent-style-name="Text_20_body_20_indent">
      <style:text-properties fo:language="en" fo:country="US" officeooo:paragraph-rsid="0102e64c"/>
    </style:style>
    <style:style style:name="P66" style:family="paragraph" style:parent-style-name="Text_20_body_20_indent">
      <style:text-properties officeooo:paragraph-rsid="0102e64c"/>
    </style:style>
    <style:style style:name="P67" style:family="paragraph" style:parent-style-name="Text_20_body_20_indent">
      <style:text-properties officeooo:paragraph-rsid="0104aada"/>
    </style:style>
    <style:style style:name="P68" style:family="paragraph" style:parent-style-name="Text_20_body_20_indent">
      <style:text-properties officeooo:paragraph-rsid="01054d3d"/>
    </style:style>
    <style:style style:name="P69" style:family="paragraph" style:parent-style-name="Text_20_body_20_indent">
      <style:text-properties officeooo:rsid="010bcabd"/>
    </style:style>
    <style:style style:name="P70" style:family="paragraph" style:parent-style-name="Text_20_body_20_indent">
      <style:text-properties officeooo:paragraph-rsid="0139075b"/>
    </style:style>
    <style:style style:name="P71" style:family="paragraph" style:parent-style-name="Text_20_body_20_indent">
      <style:text-properties officeooo:paragraph-rsid="01515a5b"/>
    </style:style>
    <style:style style:name="P72" style:family="paragraph" style:parent-style-name="Definition_20_Term">
      <style:paragraph-properties fo:margin-top="0.0783in" fo:margin-bottom="0.0783in" loext:contextual-spacing="false"/>
    </style:style>
    <style:style style:name="P73" style:family="paragraph" style:parent-style-name="Definition_20_Term">
      <style:paragraph-properties fo:margin-top="0in" fo:margin-bottom="0.0783in" loext:contextual-spacing="false"/>
    </style:style>
    <style:style style:name="P74" style:family="paragraph" style:parent-style-name="Definition_20_Term">
      <style:paragraph-properties fo:margin-top="0in" fo:margin-bottom="0.0783in" loext:contextual-spacing="false"/>
      <style:text-properties officeooo:rsid="01364130"/>
    </style:style>
    <style:style style:name="P75" style:family="paragraph" style:parent-style-name="Text_20_body_20_indent">
      <style:paragraph-properties fo:margin-left="0.5in" fo:margin-right="0in" fo:text-indent="0in" style:auto-text-indent="false"/>
    </style:style>
    <style:style style:name="P76" style:family="paragraph" style:parent-style-name="Table_20_Contents">
      <style:paragraph-properties fo:margin-top="0.0311in" fo:margin-bottom="0in" loext:contextual-spacing="false"/>
    </style:style>
    <style:style style:name="P77" style:family="paragraph" style:parent-style-name="Table_20_Heading">
      <style:paragraph-properties fo:margin-top="0.0311in" fo:margin-bottom="0in" loext:contextual-spacing="false"/>
    </style:style>
    <style:style style:name="P78" style:family="paragraph" style:parent-style-name="Table_20_Contents">
      <style:paragraph-properties fo:margin-left="0.0783in" fo:margin-right="0in" fo:margin-top="0.0311in" fo:margin-bottom="0in" loext:contextual-spacing="false" fo:text-indent="0in" style:auto-text-indent="false"/>
    </style:style>
    <style:style style:name="P79" style:family="paragraph" style:parent-style-name="Text_20_Note">
      <style:paragraph-properties fo:margin-top="0in" fo:margin-bottom="0.1965in" loext:contextual-spacing="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1">
      <style:paragraph-properties>
        <style:tab-stops>
          <style:tab-stop style:position="6.6929in" style:type="right" style:leader-style="dotted" style:leader-text="."/>
        </style:tab-stops>
      </style:paragraph-properties>
    </style:style>
    <style:style style:name="P82" style:family="paragraph" style:parent-style-name="Contents_20_3">
      <style:paragraph-properties>
        <style:tab-stops>
          <style:tab-stop style:position="6.2929in" style:type="right" style:leader-style="dotted" style:leader-text="."/>
        </style:tab-stops>
      </style:paragraph-properties>
    </style:style>
    <style:style style:name="P8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4" style:family="paragraph" style:parent-style-name="Contents_20_1">
      <style:paragraph-properties>
        <style:tab-stops>
          <style:tab-stop style:position="6.6929in" style:type="right" style:leader-style="dotted" style:leader-text="."/>
        </style:tab-stops>
      </style:paragraph-properties>
    </style:style>
    <style:style style:name="P85" style:family="paragraph" style:parent-style-name="Contents_20_2">
      <style:paragraph-properties>
        <style:tab-stops>
          <style:tab-stop style:position="6.4965in" style:type="right" style:leader-style="dotted" style:leader-text="."/>
        </style:tab-stops>
      </style:paragraph-properties>
    </style:style>
    <style:style style:name="P86" style:family="paragraph" style:parent-style-name="Contents_20_3">
      <style:paragraph-properties>
        <style:tab-stops>
          <style:tab-stop style:position="6.2929in" style:type="right" style:leader-style="dotted" style:leader-text="."/>
        </style:tab-stops>
      </style:paragraph-properties>
    </style:style>
    <style:style style:name="P87" style:family="paragraph" style:parent-style-name="Heading_20_1">
      <style:text-properties officeooo:paragraph-rsid="0117d734"/>
    </style:style>
    <style:style style:name="P88" style:family="paragraph" style:parent-style-name="Heading_20_1">
      <style:text-properties officeooo:paragraph-rsid="00fd4780"/>
    </style:style>
    <style:style style:name="P89" style:family="paragraph" style:parent-style-name="Heading_20_1" style:master-page-name="LOFrontMatter">
      <style:paragraph-properties style:page-number="auto"/>
      <style:text-properties fo:language="en" fo:country="US"/>
    </style:style>
    <style:style style:name="P90" style:family="paragraph" style:parent-style-name="Heading_20_1" style:master-page-name="Standard">
      <style:paragraph-properties style:page-number="auto"/>
      <style:text-properties fo:language="en" fo:country="US" officeooo:paragraph-rsid="00ef0856"/>
    </style:style>
    <style:style style:name="P91" style:family="paragraph" style:parent-style-name="Heading_20_2">
      <style:text-properties officeooo:paragraph-rsid="00b1a1b5"/>
    </style:style>
    <style:style style:name="P92" style:family="paragraph" style:parent-style-name="Heading_20_2">
      <style:text-properties officeooo:paragraph-rsid="00ff0bd3"/>
    </style:style>
    <style:style style:name="P93" style:family="paragraph" style:parent-style-name="Heading_20_2">
      <style:text-properties officeooo:paragraph-rsid="0116d10b"/>
    </style:style>
    <style:style style:name="P94" style:family="paragraph" style:parent-style-name="Heading_20_2">
      <style:text-properties officeooo:paragraph-rsid="0117d734"/>
    </style:style>
    <style:style style:name="P95" style:family="paragraph" style:parent-style-name="Heading_20_2" style:master-page-name="">
      <style:paragraph-properties fo:margin-top="0.2362in" fo:margin-bottom="0.0783in" loext:contextual-spacing="false" style:page-number="auto"/>
    </style:style>
    <style:style style:name="P96" style:family="paragraph" style:parent-style-name="Heading_20_3">
      <style:text-properties officeooo:rsid="01040c4d" officeooo:paragraph-rsid="00b1a1b5"/>
    </style:style>
    <style:style style:name="P97" style:family="paragraph" style:parent-style-name="Heading_20_Note">
      <style:text-properties officeooo:paragraph-rsid="00b1a1b5"/>
    </style:style>
    <style:style style:name="P98" style:family="paragraph" style:parent-style-name="Heading_20_Note">
      <style:text-properties officeooo:paragraph-rsid="00f3239e"/>
    </style:style>
    <style:style style:name="P99" style:family="paragraph" style:parent-style-name="Heading_20_Note">
      <style:text-properties officeooo:paragraph-rsid="011bb9bc"/>
    </style:style>
    <style:style style:name="P100" style:family="paragraph" style:parent-style-name="List_20_1">
      <style:paragraph-properties fo:margin-top="0in" fo:margin-bottom="0.1181in" loext:contextual-spacing="false"/>
    </style:style>
    <style:style style:name="P101" style:family="paragraph" style:parent-style-name="Numbering_20_1">
      <style:text-properties officeooo:paragraph-rsid="010ff6ba"/>
    </style:style>
    <style:style style:name="P102" style:family="paragraph" style:parent-style-name="Numbering_20_1">
      <style:text-properties officeooo:rsid="0111893f" officeooo:paragraph-rsid="0111893f"/>
    </style:style>
    <style:style style:name="P103" style:family="paragraph" style:parent-style-name="Numbering_20_1" style:list-style-name="Numbering_20_1">
      <style:text-properties officeooo:rsid="0111893f" officeooo:paragraph-rsid="01152302"/>
    </style:style>
    <style:style style:name="P104" style:family="paragraph" style:parent-style-name="Numbering_20_1" style:list-style-name="Numbering_20_1">
      <style:text-properties officeooo:paragraph-rsid="010d1065"/>
    </style:style>
    <style:style style:name="P105" style:family="paragraph" style:parent-style-name="Numbering_20_1" style:list-style-name="Numbering_20_1">
      <style:text-properties officeooo:paragraph-rsid="01152302"/>
    </style:style>
    <style:style style:name="P106" style:family="paragraph" style:parent-style-name="Numbering_20_1" style:list-style-name="Numbering_20_1">
      <style:text-properties officeooo:rsid="01170260" officeooo:paragraph-rsid="010d1065"/>
    </style:style>
    <style:style style:name="P107" style:family="paragraph" style:parent-style-name="Numbering_20_1" style:list-style-name="Numbering_20_1">
      <style:text-properties officeooo:rsid="010d507b" officeooo:paragraph-rsid="010d507b"/>
    </style:style>
    <style:style style:name="P108" style:family="paragraph" style:parent-style-name="Text_20_body">
      <style:text-properties officeooo:paragraph-rsid="00b1a1b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fo:language="en" fo:country="US" officeooo:rsid="004075b0"/>
    </style:style>
    <style:style style:name="T12" style:family="text">
      <style:text-properties fo:language="en" fo:country="US" officeooo:rsid="0041f59a"/>
    </style:style>
    <style:style style:name="T13" style:family="text">
      <style:text-properties fo:language="en" fo:country="US" officeooo:rsid="021d106a"/>
    </style:style>
    <style:style style:name="T14" style:family="text">
      <style:text-properties fo:language="en" fo:country="US" officeooo:rsid="01412414"/>
    </style:style>
    <style:style style:name="T15" style:family="text">
      <style:text-properties style:font-name="Times New Roman"/>
    </style:style>
    <style:style style:name="T16" style:family="text">
      <style:text-properties officeooo:rsid="00232bb6"/>
    </style:style>
    <style:style style:name="T17" style:family="text">
      <style:text-properties officeooo:rsid="00ead278"/>
    </style:style>
    <style:style style:name="T18" style:family="text">
      <style:text-properties officeooo:rsid="012890ff"/>
    </style:style>
    <style:style style:name="T19" style:family="text">
      <style:text-properties officeooo:rsid="00b8c1d0"/>
    </style:style>
    <style:style style:name="T20" style:family="text">
      <style:text-properties fo:font-size="10.5pt" style:font-size-asian="10.5pt" style:font-size-complex="10.5pt"/>
    </style:style>
    <style:style style:name="T21" style:family="text">
      <style:text-properties fo:font-size="10.5pt" style:font-size-complex="10.5pt"/>
    </style:style>
    <style:style style:name="T22" style:family="text">
      <style:text-properties officeooo:rsid="00c00835"/>
    </style:style>
    <style:style style:name="T23" style:family="text">
      <style:text-properties officeooo:rsid="00c34a4a"/>
    </style:style>
    <style:style style:name="T24" style:family="text">
      <style:text-properties text:display="none"/>
    </style:style>
    <style:style style:name="T25" style:family="text">
      <style:text-properties officeooo:rsid="00ef0856"/>
    </style:style>
    <style:style style:name="T26" style:family="text">
      <style:text-properties fo:color="#000000" style:font-name="Liberation Sans2" fo:font-size="32pt" fo:language="en" fo:country="US" fo:font-style="italic" fo:font-weight="normal" officeooo:rsid="001f0121" style:font-size-asian="18pt" style:font-weight-asian="bold" style:font-size-complex="18pt" style:font-weight-complex="bold"/>
    </style:style>
    <style:style style:name="T27" style:family="text">
      <style:text-properties fo:color="#000000" style:font-name="Liberation Sans2" fo:font-size="32pt" fo:language="en" fo:country="US" fo:font-style="italic" fo:font-weight="normal" officeooo:rsid="00ef0856" style:font-size-asian="18pt" style:font-weight-asian="bold" style:font-size-complex="18pt" style:font-weight-complex="bold"/>
    </style:style>
    <style:style style:name="T28" style:family="text">
      <style:text-properties fo:color="#000000" style:font-name="Liberation Sans3" fo:font-size="11pt" fo:language="en" fo:country="US" fo:font-weight="bold"/>
    </style:style>
    <style:style style:name="T29" style:family="text">
      <style:text-properties style:font-name="Liberation Sans1" fo:font-size="11pt" officeooo:rsid="00f3239e" style:font-size-asian="10.5pt" style:font-weight-asian="normal" style:font-weight-complex="normal"/>
    </style:style>
    <style:style style:name="T30" style:family="text">
      <style:text-properties style:font-name="Liberation Sans1" fo:font-size="11pt" officeooo:rsid="00ffbb7a" style:font-size-asian="10.5pt" style:font-weight-asian="normal" style:font-weight-complex="normal"/>
    </style:style>
    <style:style style:name="T31" style:family="text">
      <style:text-properties style:font-name="Liberation Sans1" fo:font-size="11pt" officeooo:rsid="00fd4574" style:font-size-asian="10.5pt"/>
    </style:style>
    <style:style style:name="T32" style:family="text">
      <style:text-properties style:font-name="Liberation Sans1" fo:font-size="11pt" officeooo:rsid="02000b70" style:font-size-asian="10.5pt"/>
    </style:style>
    <style:style style:name="T33" style:family="text">
      <style:text-properties style:font-name="Liberation Sans1" fo:font-size="11pt" officeooo:rsid="01f83f17" style:font-size-asian="10.5pt"/>
    </style:style>
    <style:style style:name="T34" style:family="text">
      <style:text-properties style:font-name="Liberation Sans1" fo:font-size="11pt" officeooo:rsid="00fe51bb" style:font-size-asian="10.5pt"/>
    </style:style>
    <style:style style:name="T35" style:family="text">
      <style:text-properties style:font-name="Liberation Sans1" fo:font-size="11pt" officeooo:rsid="00ff0bd3" style:font-size-asian="10.5pt"/>
    </style:style>
    <style:style style:name="T36" style:family="text">
      <style:text-properties style:font-name="Liberation Sans1" fo:font-size="11pt" officeooo:rsid="001f0121" style:font-size-asian="10.5pt"/>
    </style:style>
    <style:style style:name="T37" style:family="text">
      <style:text-properties style:font-name="Liberation Sans1" fo:font-size="11pt" officeooo:rsid="0101278c" style:font-size-asian="10.5pt"/>
    </style:style>
    <style:style style:name="T38" style:family="text">
      <style:text-properties style:font-name="Liberation Sans1" fo:font-size="11pt" officeooo:rsid="0101a187" style:font-size-asian="10.5pt"/>
    </style:style>
    <style:style style:name="T39" style:family="text">
      <style:text-properties style:font-name="Liberation Sans1" fo:font-size="11pt" officeooo:rsid="021d106a" style:font-size-asian="10.5pt"/>
    </style:style>
    <style:style style:name="T40" style:family="text">
      <style:text-properties style:font-name="Liberation Sans1" fo:font-size="11pt" officeooo:rsid="01054d3d" style:font-size-asian="10.5pt"/>
    </style:style>
    <style:style style:name="T41" style:family="text">
      <style:text-properties style:font-name="Liberation Sans1" fo:font-size="11pt" officeooo:rsid="010b6adc" style:font-size-asian="10.5pt"/>
    </style:style>
    <style:style style:name="T42" style:family="text">
      <style:text-properties style:font-name="Liberation Sans1" fo:font-size="11pt" officeooo:rsid="010cf011" style:font-size-asian="10.5pt"/>
    </style:style>
    <style:style style:name="T43" style:family="text">
      <style:text-properties style:font-name="Liberation Sans1" fo:font-size="11pt" officeooo:rsid="010d1065" style:font-size-asian="10.5pt"/>
    </style:style>
    <style:style style:name="T44" style:family="text">
      <style:text-properties style:font-name="Liberation Sans1" fo:font-size="11pt" officeooo:rsid="01170260" style:font-size-asian="10.5pt"/>
    </style:style>
    <style:style style:name="T45" style:family="text">
      <style:text-properties style:font-name="Liberation Sans1" fo:font-size="11pt" officeooo:rsid="010e4f11" style:font-size-asian="10.5pt"/>
    </style:style>
    <style:style style:name="T46" style:family="text">
      <style:text-properties style:font-name="Liberation Sans1" fo:font-size="11pt" officeooo:rsid="010ff6ba" style:font-size-asian="10.5pt"/>
    </style:style>
    <style:style style:name="T47" style:family="text">
      <style:text-properties style:font-name="Liberation Sans1" fo:font-size="11pt" officeooo:rsid="0111893f" style:font-size-asian="10.5pt"/>
    </style:style>
    <style:style style:name="T48" style:family="text">
      <style:text-properties style:font-name="Liberation Sans1" fo:font-size="11pt" officeooo:rsid="00720c75" style:font-size-asian="10.5pt"/>
    </style:style>
    <style:style style:name="T49" style:family="text">
      <style:text-properties style:font-name="Liberation Sans1" fo:font-size="11pt" officeooo:rsid="0112cdb6" style:font-size-asian="10.5pt"/>
    </style:style>
    <style:style style:name="T50" style:family="text">
      <style:text-properties style:font-name="Liberation Sans1" fo:font-size="11pt" officeooo:rsid="00b5fa23" style:font-size-asian="10.5pt"/>
    </style:style>
    <style:style style:name="T51" style:family="text">
      <style:text-properties style:font-name="Liberation Sans1" fo:font-size="11pt" officeooo:rsid="01152302" style:font-size-asian="10.5pt"/>
    </style:style>
    <style:style style:name="T52" style:family="text">
      <style:text-properties style:font-name="Liberation Sans1" fo:font-size="11pt" officeooo:rsid="0117d734" style:font-size-asian="10.5pt"/>
    </style:style>
    <style:style style:name="T53" style:family="text">
      <style:text-properties style:font-name="Liberation Sans1" fo:font-size="11pt" officeooo:rsid="00e50d27" style:font-size-asian="10.5pt"/>
    </style:style>
    <style:style style:name="T54" style:family="text">
      <style:text-properties style:font-name="Liberation Sans1" fo:font-size="11pt" officeooo:rsid="00e81234" style:font-size-asian="10.5pt"/>
    </style:style>
    <style:style style:name="T55" style:family="text">
      <style:text-properties style:font-name="Liberation Sans1" fo:font-size="11pt" officeooo:rsid="00750b79" style:font-size-asian="10.5pt"/>
    </style:style>
    <style:style style:name="T56" style:family="text">
      <style:text-properties style:font-name="Liberation Sans1" fo:font-size="11pt" officeooo:rsid="012c7d2a" style:font-size-asian="10.5pt"/>
    </style:style>
    <style:style style:name="T57" style:family="text">
      <style:text-properties style:font-name="Liberation Sans1" fo:font-size="11pt" officeooo:rsid="0142d1c2" style:font-size-asian="10.5pt"/>
    </style:style>
    <style:style style:name="T58" style:family="text">
      <style:text-properties style:font-name="Liberation Sans1" fo:font-size="11pt" officeooo:rsid="014c7b1e" style:font-size-asian="10.5pt"/>
    </style:style>
    <style:style style:name="T59" style:family="text">
      <style:text-properties style:font-name="Liberation Sans1" fo:font-size="11pt" fo:language="en" fo:country="US"/>
    </style:style>
    <style:style style:name="T60" style:family="text">
      <style:text-properties style:font-name="Liberation Sans1" fo:font-size="11pt" fo:language="en" fo:country="US" fo:background-color="transparent" loext:char-shading-value="0"/>
    </style:style>
    <style:style style:name="T61" style:family="text">
      <style:text-properties style:font-name="Liberation Sans1" fo:font-size="11pt" fo:language="en" fo:country="US" officeooo:rsid="004075b0" fo:background-color="transparent" loext:char-shading-value="0"/>
    </style:style>
    <style:style style:name="T62" style:family="text">
      <style:text-properties style:font-name="Liberation Sans1" fo:font-size="11pt" fo:language="en" fo:country="US" officeooo:rsid="004bfced"/>
    </style:style>
    <style:style style:name="T63" style:family="text">
      <style:text-properties style:font-name="Liberation Sans1" fo:font-size="11pt" fo:font-style="italic" officeooo:rsid="00fd4574" style:font-size-asian="10.5pt" style:font-style-asian="italic" style:font-style-complex="italic"/>
    </style:style>
    <style:style style:name="T64" style:family="text">
      <style:text-properties style:font-name="Liberation Sans1" fo:font-size="11pt" fo:font-style="italic" officeooo:rsid="01552ef3" style:font-size-asian="10.5pt" style:font-style-asian="italic" style:font-style-complex="italic"/>
    </style:style>
    <style:style style:name="T65" style:family="text">
      <style:text-properties style:font-name="Liberation Sans1" fo:font-size="11pt" fo:font-weight="normal" officeooo:rsid="010d1065" style:font-size-asian="10.5pt" style:font-weight-asian="normal" style:font-weight-complex="normal"/>
    </style:style>
    <style:style style:name="T66" style:family="text">
      <style:text-properties officeooo:rsid="004075b0"/>
    </style:style>
    <style:style style:name="T67" style:family="text">
      <style:text-properties fo:color="#18a303" style:font-name="Liberation Sans3" fo:font-size="16pt" fo:language="en" fo:country="US" fo:font-weight="bold"/>
    </style:style>
    <style:style style:name="T68" style:family="text">
      <style:text-properties fo:color="#18a303" style:font-name="Liberation Sans3" fo:font-size="16pt" fo:language="en" fo:country="US" fo:font-weight="bold" officeooo:rsid="004075b0"/>
    </style:style>
    <style:style style:name="T6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70" style:family="text">
      <style:text-properties officeooo:rsid="0039a3ee"/>
    </style:style>
    <style:style style:name="T71" style:family="text">
      <style:text-properties style:font-name="Liberation Sans2" fo:font-size="11pt" fo:language="en" fo:country="US" fo:font-style="italic" style:letter-kerning="true"/>
    </style:style>
    <style:style style:name="T72" style:family="text">
      <style:text-properties style:font-name="Liberation Sans2" fo:font-size="11pt" fo:font-style="italic" officeooo:rsid="0101b8d9" style:font-size-asian="10.5pt" style:font-style-asian="italic" style:font-weight-asian="normal" style:font-size-complex="12pt" style:font-style-complex="italic" style:font-weight-complex="normal"/>
    </style:style>
    <style:style style:name="T73" style:family="text">
      <style:text-properties style:font-name="Liberation Sans2" fo:font-size="11pt" fo:font-style="italic" officeooo:rsid="010c4c57" style:font-size-asian="10.5pt" style:font-style-asian="italic" style:font-weight-asian="normal" style:font-size-complex="12pt" style:font-style-complex="italic" style:font-weight-complex="normal"/>
    </style:style>
    <style:style style:name="T74" style:family="text">
      <style:text-properties style:font-name="Liberation Sans2" fo:font-size="11pt" fo:font-style="italic" officeooo:rsid="011f4861" style:font-size-asian="10.5pt" style:font-style-asian="italic" style:font-weight-asian="normal" style:font-size-complex="12pt" style:font-style-complex="italic" style:font-weight-complex="normal"/>
    </style:style>
    <style:style style:name="T75" style:family="text">
      <style:text-properties officeooo:rsid="0041f59a"/>
    </style:style>
    <style:style style:name="T76" style:family="text">
      <style:text-properties officeooo:rsid="005960ab"/>
    </style:style>
    <style:style style:name="T77" style:family="text">
      <style:text-properties officeooo:rsid="005d84b8"/>
    </style:style>
    <style:style style:name="T78" style:family="text">
      <style:text-properties fo:font-weight="normal" style:font-weight-asian="normal" style:font-weight-complex="normal"/>
    </style:style>
    <style:style style:name="T79" style:family="text">
      <style:text-properties fo:font-weight="normal" officeooo:rsid="0047e698" style:font-weight-asian="normal" style:font-weight-complex="normal"/>
    </style:style>
    <style:style style:name="T80" style:family="text">
      <style:text-properties fo:font-weight="normal" officeooo:rsid="00fe51bb" style:font-weight-asian="normal" style:font-weight-complex="normal"/>
    </style:style>
    <style:style style:name="T81" style:family="text">
      <style:text-properties fo:font-weight="normal" officeooo:rsid="010b041b" style:font-weight-asian="normal" style:font-weight-complex="normal"/>
    </style:style>
    <style:style style:name="T82" style:family="text">
      <style:text-properties fo:font-weight="normal" officeooo:rsid="010d1065" style:font-weight-asian="normal" style:font-weight-complex="normal"/>
    </style:style>
    <style:style style:name="T83" style:family="text">
      <style:text-properties officeooo:rsid="004b01fd"/>
    </style:style>
    <style:style style:name="T84" style:family="text">
      <style:text-properties officeooo:rsid="003ab5ee"/>
    </style:style>
    <style:style style:name="T85" style:family="text">
      <style:text-properties officeooo:rsid="002fd93b"/>
    </style:style>
    <style:style style:name="T86" style:family="text">
      <style:text-properties fo:font-weight="bold"/>
    </style:style>
    <style:style style:name="T87" style:family="text">
      <style:text-properties fo:font-weight="bold" style:font-weight-asian="bold" style:font-weight-complex="bold"/>
    </style:style>
    <style:style style:name="T88" style:family="text">
      <style:text-properties officeooo:rsid="0047e698"/>
    </style:style>
    <style:style style:name="T89" style:family="text">
      <style:text-properties officeooo:rsid="0021e5bd"/>
    </style:style>
    <style:style style:name="T90" style:family="text">
      <style:text-properties officeooo:rsid="004bfced"/>
    </style:style>
    <style:style style:name="T91" style:family="text">
      <style:text-properties officeooo:rsid="00608696"/>
    </style:style>
    <style:style style:name="T92" style:family="text">
      <style:text-properties officeooo:rsid="0050427d"/>
    </style:style>
    <style:style style:name="T93" style:family="text">
      <style:text-properties officeooo:rsid="005132ba"/>
    </style:style>
    <style:style style:name="T94" style:family="text">
      <style:text-properties officeooo:rsid="00527350"/>
    </style:style>
    <style:style style:name="T95" style:family="text">
      <style:text-properties officeooo:rsid="00ca1685"/>
    </style:style>
    <style:style style:name="T96" style:family="text">
      <style:text-properties officeooo:rsid="00336cd2"/>
    </style:style>
    <style:style style:name="T97" style:family="text">
      <style:text-properties officeooo:rsid="00785f33"/>
    </style:style>
    <style:style style:name="T98" style:family="text">
      <style:text-properties officeooo:rsid="00470a47"/>
    </style:style>
    <style:style style:name="T99" style:family="text">
      <style:text-properties officeooo:rsid="00272bd1"/>
    </style:style>
    <style:style style:name="T100" style:family="text">
      <style:text-properties officeooo:rsid="00488f00"/>
    </style:style>
    <style:style style:name="T101" style:family="text">
      <style:text-properties officeooo:rsid="0053ca1c"/>
    </style:style>
    <style:style style:name="T102" style:family="text">
      <style:text-properties officeooo:rsid="0053eac0"/>
    </style:style>
    <style:style style:name="T103" style:family="text">
      <style:text-properties officeooo:rsid="0069460c"/>
    </style:style>
    <style:style style:name="T104" style:family="text">
      <style:text-properties officeooo:rsid="002bd254"/>
    </style:style>
    <style:style style:name="T105" style:family="text">
      <style:text-properties officeooo:rsid="0062576d"/>
    </style:style>
    <style:style style:name="T106" style:family="text">
      <style:text-properties officeooo:rsid="004b5e3d"/>
    </style:style>
    <style:style style:name="T107" style:family="text">
      <style:text-properties officeooo:rsid="0053fab6"/>
    </style:style>
    <style:style style:name="T108" style:family="text">
      <style:text-properties officeooo:rsid="005544ec"/>
    </style:style>
    <style:style style:name="T109" style:family="text">
      <style:text-properties officeooo:rsid="00312ac4"/>
    </style:style>
    <style:style style:name="T110" style:family="text">
      <style:text-properties officeooo:rsid="0036375a"/>
    </style:style>
    <style:style style:name="T111" style:family="text">
      <style:text-properties officeooo:rsid="003655ee"/>
    </style:style>
    <style:style style:name="T112" style:family="text">
      <style:text-properties officeooo:rsid="0039a7cf"/>
    </style:style>
    <style:style style:name="T113" style:family="text">
      <style:text-properties officeooo:rsid="004d630d"/>
    </style:style>
    <style:style style:name="T114" style:family="text">
      <style:text-properties officeooo:rsid="006cb9ca"/>
    </style:style>
    <style:style style:name="T115" style:family="text">
      <style:text-properties officeooo:rsid="0057e8b6"/>
    </style:style>
    <style:style style:name="T116" style:family="text">
      <style:text-properties style:font-weight-asian="normal" style:font-weight-complex="normal"/>
    </style:style>
    <style:style style:name="T117" style:family="text">
      <style:text-properties officeooo:rsid="006bd749" style:font-weight-asian="normal" style:font-weight-complex="normal"/>
    </style:style>
    <style:style style:name="T118" style:family="text">
      <style:text-properties officeooo:rsid="006af316"/>
    </style:style>
    <style:style style:name="T119" style:family="text">
      <style:text-properties fo:font-size="11pt" officeooo:rsid="010b6adc" style:font-size-asian="10.5pt"/>
    </style:style>
    <style:style style:name="T120" style:family="text">
      <style:text-properties fo:font-size="11pt" officeooo:rsid="00f3239e"/>
    </style:style>
    <style:style style:name="T121" style:family="text">
      <style:text-properties fo:font-size="11pt" fo:language="en" fo:country="US" officeooo:rsid="00fb1ef6" style:letter-kerning="true" fo:background-color="transparent" loext:char-shading-value="0"/>
    </style:style>
    <style:style style:name="T122" style:family="text">
      <style:text-properties fo:font-size="11pt" officeooo:rsid="0074dac4"/>
    </style:style>
    <style:style style:name="T123" style:family="text">
      <style:text-properties fo:font-size="11pt" officeooo:rsid="011bceca"/>
    </style:style>
    <style:style style:name="T124" style:family="text">
      <style:text-properties fo:font-size="11pt" officeooo:rsid="010ff6ba"/>
    </style:style>
    <style:style style:name="T125" style:family="text">
      <style:text-properties officeooo:rsid="00228d6d"/>
    </style:style>
    <style:style style:name="T126" style:family="text">
      <style:text-properties officeooo:rsid="006bd749"/>
    </style:style>
    <style:style style:name="T127" style:family="text">
      <style:text-properties officeooo:rsid="006d064e"/>
    </style:style>
    <style:style style:name="T128" style:family="text">
      <style:text-properties officeooo:rsid="002297ae"/>
    </style:style>
    <style:style style:name="T129" style:family="text">
      <style:text-properties officeooo:rsid="006ee155"/>
    </style:style>
    <style:style style:name="T130" style:family="text">
      <style:text-properties officeooo:rsid="006e8280"/>
    </style:style>
    <style:style style:name="T131" style:family="text">
      <style:text-properties officeooo:rsid="0074dac4"/>
    </style:style>
    <style:style style:name="T132" style:family="text">
      <style:text-properties officeooo:rsid="0077089c"/>
    </style:style>
    <style:style style:name="T133" style:family="text">
      <style:text-properties officeooo:rsid="00752bad"/>
    </style:style>
    <style:style style:name="T134" style:family="text">
      <style:text-properties officeooo:rsid="006f227a"/>
    </style:style>
    <style:style style:name="T135" style:family="text">
      <style:text-properties officeooo:rsid="0070465d"/>
    </style:style>
    <style:style style:name="T136" style:family="text">
      <style:text-properties officeooo:rsid="00715041"/>
    </style:style>
    <style:style style:name="T137" style:family="text">
      <style:text-properties officeooo:rsid="003ed76f"/>
    </style:style>
    <style:style style:name="T138" style:family="text">
      <style:text-properties officeooo:rsid="00720c75"/>
    </style:style>
    <style:style style:name="T139" style:family="text">
      <style:text-properties officeooo:rsid="0073c1e1"/>
    </style:style>
    <style:style style:name="T140" style:family="text">
      <style:text-properties officeooo:rsid="00b5fa23"/>
    </style:style>
    <style:style style:name="T141" style:family="text">
      <style:text-properties style:text-underline-style="none" officeooo:rsid="00b6cab0"/>
    </style:style>
    <style:style style:name="T142" style:family="text">
      <style:text-properties style:text-underline-style="none" officeooo:rsid="0112cdb6"/>
    </style:style>
    <style:style style:name="T143" style:family="text">
      <style:text-properties officeooo:rsid="00b864fa"/>
    </style:style>
    <style:style style:name="T144" style:family="text">
      <style:text-properties officeooo:rsid="0076fc66"/>
    </style:style>
    <style:style style:name="T145" style:family="text">
      <style:text-properties style:use-window-font-color="true"/>
    </style:style>
    <style:style style:name="T146" style:family="text">
      <style:text-properties style:use-window-font-color="true" style:font-name="Liberation Sans1" fo:font-size="11pt" officeooo:rsid="010c4c57" style:font-size-asian="10.5pt" style:font-weight-asian="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style:font-style-asian="normal" style:font-style-complex="normal"/>
    </style:style>
    <style:style style:name="T149" style:family="text">
      <style:text-properties fo:font-style="italic" officeooo:rsid="02000b70" style:font-style-asian="italic" style:font-style-complex="italic"/>
    </style:style>
    <style:style style:name="T150" style:family="text">
      <style:text-properties fo:font-style="italic" officeooo:rsid="018596b4" style:font-style-asian="italic" style:font-style-complex="italic"/>
    </style:style>
    <style:style style:name="T151" style:family="text">
      <style:text-properties officeooo:rsid="00765c0a"/>
    </style:style>
    <style:style style:name="T152" style:family="text">
      <style:text-properties officeooo:rsid="00f07f7a"/>
    </style:style>
    <style:style style:name="T153" style:family="text">
      <style:text-properties officeooo:rsid="00f3455b"/>
    </style:style>
    <style:style style:name="T154" style:family="text">
      <style:text-properties officeooo:rsid="00f415a2"/>
    </style:style>
    <style:style style:name="T155" style:family="text">
      <style:text-properties officeooo:rsid="00facc88"/>
    </style:style>
    <style:style style:name="T156" style:family="text">
      <style:text-properties officeooo:rsid="00fd4574"/>
    </style:style>
    <style:style style:name="T157" style:family="text">
      <style:text-properties officeooo:rsid="02000b70"/>
    </style:style>
    <style:style style:name="T158" style:family="text">
      <style:text-properties officeooo:rsid="00e5ccd7"/>
    </style:style>
    <style:style style:name="T159" style:family="text">
      <style:text-properties officeooo:rsid="00e41fff"/>
    </style:style>
    <style:style style:name="T160" style:family="text">
      <style:text-properties officeooo:rsid="00e55c85"/>
    </style:style>
    <style:style style:name="T161" style:family="text">
      <style:text-properties officeooo:rsid="00ef3a09"/>
    </style:style>
    <style:style style:name="T162" style:family="text">
      <style:text-properties officeooo:rsid="00fe51bb"/>
    </style:style>
    <style:style style:name="T163" style:family="text">
      <style:text-properties officeooo:rsid="002ef682"/>
    </style:style>
    <style:style style:name="T164" style:family="text">
      <style:text-properties officeooo:rsid="018a494c"/>
    </style:style>
    <style:style style:name="T165" style:family="text">
      <style:text-properties officeooo:rsid="021b440a"/>
    </style:style>
    <style:style style:name="T166" style:family="text">
      <style:text-properties officeooo:rsid="0101a187"/>
    </style:style>
    <style:style style:name="T167" style:family="text">
      <style:text-properties officeooo:rsid="01a64fda"/>
    </style:style>
    <style:style style:name="T168" style:family="text">
      <style:text-properties officeooo:rsid="021d106a"/>
    </style:style>
    <style:style style:name="T169" style:family="text">
      <style:text-properties officeooo:rsid="0101b8d9"/>
    </style:style>
    <style:style style:name="T170" style:family="text">
      <style:text-properties officeooo:rsid="0223cd50"/>
    </style:style>
    <style:style style:name="T171" style:family="text">
      <style:text-properties officeooo:rsid="01054d3d"/>
    </style:style>
    <style:style style:name="T172" style:family="text">
      <style:text-properties officeooo:rsid="010a799f"/>
    </style:style>
    <style:style style:name="T173" style:family="text">
      <style:text-properties officeooo:rsid="010b6adc"/>
    </style:style>
    <style:style style:name="T174" style:family="text">
      <style:text-properties officeooo:rsid="010c4c57"/>
    </style:style>
    <style:style style:name="T175" style:family="text">
      <style:text-properties officeooo:rsid="010cf011"/>
    </style:style>
    <style:style style:name="T176" style:family="text">
      <style:text-properties officeooo:rsid="010d1065"/>
    </style:style>
    <style:style style:name="T177" style:family="text">
      <style:text-properties officeooo:rsid="01170260"/>
    </style:style>
    <style:style style:name="T178" style:family="text">
      <style:text-properties officeooo:rsid="010d507b"/>
    </style:style>
    <style:style style:name="T179" style:family="text">
      <style:text-properties officeooo:rsid="010e4f11"/>
    </style:style>
    <style:style style:name="T180" style:family="text">
      <style:text-properties officeooo:rsid="010ff6ba"/>
    </style:style>
    <style:style style:name="T181" style:family="text">
      <style:text-properties officeooo:rsid="0111893f"/>
    </style:style>
    <style:style style:name="T182" style:family="text">
      <style:text-properties officeooo:rsid="0112cdb6"/>
    </style:style>
    <style:style style:name="T183" style:family="text">
      <style:text-properties officeooo:rsid="01152302"/>
    </style:style>
    <style:style style:name="T184" style:family="text">
      <style:text-properties officeooo:rsid="011a6886"/>
    </style:style>
    <style:style style:name="T185" style:family="text">
      <style:text-properties officeooo:rsid="0117d734"/>
    </style:style>
    <style:style style:name="T186" style:family="text">
      <style:text-properties officeooo:rsid="01306920"/>
    </style:style>
    <style:style style:name="T187" style:family="text">
      <style:text-properties officeooo:rsid="00e50d27"/>
    </style:style>
    <style:style style:name="T188" style:family="text">
      <style:text-properties officeooo:rsid="011bb9bc"/>
    </style:style>
    <style:style style:name="T189" style:family="text">
      <style:text-properties officeooo:rsid="011d9741"/>
    </style:style>
    <style:style style:name="T190" style:family="text">
      <style:text-properties officeooo:rsid="0127891b"/>
    </style:style>
    <style:style style:name="T191" style:family="text">
      <style:text-properties officeooo:rsid="0127ac21"/>
    </style:style>
    <style:style style:name="T192" style:family="text">
      <style:text-properties officeooo:rsid="012a8904"/>
    </style:style>
    <style:style style:name="T193" style:family="text">
      <style:text-properties officeooo:rsid="012c7d2a"/>
    </style:style>
    <style:style style:name="T194" style:family="text">
      <style:text-properties officeooo:rsid="01316c72"/>
    </style:style>
    <style:style style:name="T195" style:family="text">
      <style:text-properties officeooo:rsid="01335abf"/>
    </style:style>
    <style:style style:name="T196" style:family="text">
      <style:text-properties officeooo:rsid="0134945c"/>
    </style:style>
    <style:style style:name="T197" style:family="text">
      <style:text-properties officeooo:rsid="01364130"/>
    </style:style>
    <style:style style:name="T198" style:family="text">
      <style:text-properties officeooo:rsid="0136702e"/>
    </style:style>
    <style:style style:name="T199" style:family="text">
      <style:text-properties officeooo:rsid="01381285"/>
    </style:style>
    <style:style style:name="T200" style:family="text">
      <style:text-properties officeooo:rsid="0139075b"/>
    </style:style>
    <style:style style:name="T201" style:family="text">
      <style:text-properties officeooo:rsid="013e6c73"/>
    </style:style>
    <style:style style:name="T202" style:family="text">
      <style:text-properties officeooo:rsid="01412414"/>
    </style:style>
    <style:style style:name="T203" style:family="text">
      <style:text-properties officeooo:rsid="0141bc33"/>
    </style:style>
    <style:style style:name="T204" style:family="text">
      <style:text-properties officeooo:rsid="0142d1c2"/>
    </style:style>
    <style:style style:name="T205" style:family="text">
      <style:text-properties officeooo:rsid="0147cf3d"/>
    </style:style>
    <style:style style:name="T206" style:family="text">
      <style:text-properties officeooo:rsid="014a4be0"/>
    </style:style>
    <style:style style:name="T207" style:family="text">
      <style:text-properties officeooo:rsid="014da18a"/>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7" style:family="graphic" style:parent-style-name="Frame">
      <style:graphic-properties fo:margin-left="0.1181in" fo:margin-right="0in" style:wrap="left" style:number-wrapped-paragraphs="no-limit" style:vertical-pos="middle" style:vertical-rel="baseline" style:horizontal-pos="from-left" style:horizontal-rel="paragraph" fo:padding="0in" fo:border="none" style:shadow="none" draw:shadow-opacity="100%"/>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draw:shadow-opacity="100%"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2598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2173in, 0in)" draw:luminance="0%" draw:contrast="0%" draw:red="0%" draw:green="0%" draw:blue="0%" draw:gamma="100%" draw:color-inversion="false" draw:image-opacity="100%" draw:color-mode="standard"/>
    </style:style>
    <style:style style:name="fr22"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22" draw:name="Image1" text:anchor-type="as-char" svg:width="3.3335in" svg:height="0.7in" draw:z-index="2"><draw:image xlink:href="Pictures/10000201000003E8000000D2A7FE72F00FFCF111.png" xlink:type="simple" xlink:show="embed" xlink:actuate="onLoad" loext:mime-type="image/png"/></draw:frame></text:p>
      <text:p text:style-name="P27"><text:span text:style-name="T23">Calc</text:span> Guide</text:p>
      <text:p text:style-name="P39"><text:span text:style-name="T10">Chapter </text:span><text:span text:style-name="T9">14</text:span><text:span text:style-name="T10"><text:line-break/></text:span><text:span text:style-name="T26">S</text:span><text:span text:style-name="T27">etting up and Customizing</text:span><text:span text:style-name="T10"> Calc</text:span></text:p>
      <text:p text:style-name="P35"/>
      <text:section text:style-name="Sect1" text:name="CG6214S1" text:condition="ooow:book eq1" text:display="condition">
        <text:h text:style-name="P89" text:outline-level="1"><text:bookmark-start text:name="__RefHeading__5636_1566568644"/>Autorská práva<text:bookmark-end text:name="__RefHeading__5636_1566568644"/></text:h>
        <text:p text:style-name="P5">This document is Copyright <text:span text:style-name="T15">©</text:span> <text:creation-date style:data-style-name="N10121">2019</text:creation-date><text:s/>by <text:span text:style-name="T16">the LibreOffice Documentation Team. C</text:span>ontributors a<text:span text:style-name="T16">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6">http://creativecommons.org/licenses/by/4.0/</text:span></text:a>), version <text:span text:style-name="T16">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text:span text:style-name="T64">LibreOffice 4.1</text:span></text:span><text:span text:style-name="Emphasis"> </text:span><text:span text:style-name="Emphasis"><text:span text:style-name="T23">Calc Guide</text:span></text:span>.</text:p>
        <text:h text:style-name="P96" text:outline-level="3"><text:bookmark-start text:name="__RefHeading___Toc1847_1473846649"/>Pro <text:span text:style-name="T19">t</text:span>oto <text:span text:style-name="T19">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Jean Hollis Weber</text:p>
            </table:table-cell>
            <table:table-cell office:value-type="string">
              <text:p text:style-name="P33">Kees Kriek</text:p>
            </table:table-cell>
            <table:table-cell office:value-type="string">
              <text:p text:style-name="P34">Steve Fanning</text:p>
            </table:table-cell>
          </table:table-row>
        </table:table>
        <text:h text:style-name="P96"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9">Barbara Duprey</text:p>
            </table:table-cell>
            <table:table-cell office:value-type="string">
              <text:p text:style-name="P30">Jean Hollis Weber</text:p>
            </table:table-cell>
            <table:table-cell office:value-type="string">
              <text:p text:style-name="P32">S<text:span text:style-name="T25">imon Brydon</text:span></text:p>
            </table:table-cell>
          </table:table-row>
          <table:table-row>
            <table:table-cell office:value-type="string">
              <text:p text:style-name="P31">Mark Morin</text:p>
            </table:table-cell>
            <table:table-cell office:value-type="string">
              <text:p text:style-name="P29"/>
            </table:table-cell>
            <table:table-cell office:value-type="string">
              <text:p text:style-name="P29"/>
            </table:table-cell>
          </table:table-row>
        </table:table>
        <text:h text:style-name="P91"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718841867" text:style-name="Heading_20_Note">
          <text:list-item>
            <text:p text:style-name="P97">Poznámka</text:p>
          </text:list-item>
        </text:list>
        <text:p text:style-name="P23">Vše, co do e-mailové konference pošlete, včetně e-mailové adresy a dalších osobních informací uvedených ve zprávě, bude veřejně viditelné bez možnosti smazání.</text:p>
        <text:h text:style-name="P91" text:outline-level="2"><text:bookmark-start text:name="__RefHeading__5644_1566568644"/>Datum vydání a verze programu<text:bookmark-end text:name="__RefHeading__5644_1566568644"/></text:h>
        <text:p text:style-name="P6">Published <text:date style:data-style-name="N34" text:date-value="2019-12-27T07:08:08.964031264" text:fixed="true">December</text:date><text:s/><text:date style:data-style-name="N121" text:date-value="2019-12-27T07:08:11.899230843" text:fixed="true">2019</text:date>. <text:span text:style-name="T152">B</text:span>ased on LibreOffice <text:span text:style-name="T17">6.2</text:span>.</text:p>
        <text:h text:style-name="Heading_20_2" text:outline-level="2"><text:bookmark-start text:name="__RefHeading___Toc4650_402817234"/><text:span text:style-name="T22">Poznámka pro uživatele systému</text:span> macOS <text:span text:style-name="T22"/><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8">Windows nebo Linux</text:p>
            </table:table-cell>
            <table:table-cell table:style-name="Table4.A1" office:value-type="string">
              <text:p text:style-name="P38">Ekvivalent pro macOS</text:p>
            </table:table-cell>
            <table:table-cell table:style-name="Table4.A1" office:value-type="string">
              <text:p text:style-name="P38">Výsledek</text:p>
            </table:table-cell>
          </table:table-row>
          <table:table-row table:style-name="Table4.1">
            <table:table-cell table:style-name="Table4.A2" office:value-type="string">
              <text:p text:style-name="P36">Výběr v nabídce <text:span text:style-name="Strong_20_Emphasis"><text:span text:style-name="T21">Nástroje &gt; Možnosti</text:span></text:span><text:span text:style-name="T20"/></text:p>
            </table:table-cell>
            <table:table-cell table:style-name="Table4.B2" office:value-type="string">
              <text:p text:style-name="P36"><text:span text:style-name="Strong_20_Emphasis"><text:span text:style-name="T21">LibreOffice &gt; Předvolby</text:span></text:span></text:p>
            </table:table-cell>
            <table:table-cell table:style-name="Table4.B2" office:value-type="string">
              <text:p text:style-name="P37">Otevře nastavení s možnostmi</text:p>
            </table:table-cell>
          </table:table-row>
          <table:table-row table:style-name="Table4.1">
            <table:table-cell table:style-name="Table4.A2" office:value-type="string">
              <text:p text:style-name="P36"><text:span text:style-name="Keystroke"><text:span text:style-name="T20">Kliknutí pravým tlačítkem</text:span></text:span></text:p>
            </table:table-cell>
            <table:table-cell table:style-name="Table4.A2" office:value-type="string">
              <text:p text:style-name="P37">Control + kliknut a/nebo kliknutí pravým tlačítkem v závislosti na operačním systému počítače</text:p>
            </table:table-cell>
            <table:table-cell table:style-name="Table4.B2" office:value-type="string">
              <text:p text:style-name="P37">Otevře se místní nabídka</text:p>
            </table:table-cell>
          </table:table-row>
          <table:table-row table:style-name="Table4.1">
            <table:table-cell table:style-name="Table4.A2" office:value-type="string">
              <text:p text:style-name="P36"><text:span text:style-name="Keystroke"><text:span text:style-name="T20">Ctrl (Control)</text:span></text:span></text:p>
            </table:table-cell>
            <table:table-cell table:style-name="Table4.A2" office:value-type="string">
              <text:p text:style-name="P37">⌘ (Command)</text:p>
            </table:table-cell>
            <table:table-cell table:style-name="Table4.A2" office:value-type="string">
              <text:p text:style-name="P37">Používá se i s dalšími klávesami</text:p>
            </table:table-cell>
          </table:table-row>
          <table:table-row table:style-name="Table4.1">
            <table:table-cell table:style-name="Table4.A2" office:value-type="string">
              <text:p text:style-name="P36"><text:span text:style-name="Keystroke"><text:span text:style-name="T20">F5</text:span></text:span></text:p>
            </table:table-cell>
            <table:table-cell table:style-name="Table4.A2" office:value-type="string">
              <text:p text:style-name="P36"><text:span text:style-name="Keystroke"><text:span text:style-name="T20">Shift + ⌘ + F5</text:span></text:span></text:p>
            </table:table-cell>
            <table:table-cell table:style-name="Table4.A2" office:value-type="string">
              <text:p text:style-name="P37">Otevře se Navigátor</text:p>
            </table:table-cell>
          </table:table-row>
          <table:table-row table:style-name="Table4.1">
            <table:table-cell table:style-name="Table4.A2" office:value-type="string">
              <text:p text:style-name="P36"><text:span text:style-name="Keystroke"><text:span text:style-name="T20">F11</text:span></text:span></text:p>
            </table:table-cell>
            <table:table-cell table:style-name="Table4.A2" office:value-type="string">
              <text:p text:style-name="P36"><text:span text:style-name="Keystroke"><text:span text:style-name="T20">⌘ + T</text:span></text:span></text:p>
            </table:table-cell>
            <table:table-cell table:style-name="Table4.A2" office:value-type="string">
              <text:p text:style-name="P37">Otevře <text:span text:style-name="T18">postranní lištu</text:span> Styly<text:span text:style-name="T18"/></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84"><text:a xlink:type="simple" xlink:href="#__RefHeading__5636_1566568644" text:style-name="Index_20_Link" text:visited-style-name="Index_20_Link">Autorská práva<text:tab/>2</text:a></text:p>
            <text:p text:style-name="P85"><text:a xlink:type="simple" xlink:href="#__RefHeading__5638_1566568644" text:style-name="Index_20_Link" text:visited-style-name="Index_20_Link">Přispěvatelé<text:tab/>2</text:a></text:p>
            <text:p text:style-name="P86"><text:a xlink:type="simple" xlink:href="#__RefHeading___Toc1847_1473846649" text:style-name="Index_20_Link" text:visited-style-name="Index_20_Link">Pro toto vydání<text:tab/>2</text:a></text:p>
            <text:p text:style-name="P86"><text:a xlink:type="simple" xlink:href="#__RefHeading___Toc28529_3211575895" text:style-name="Index_20_Link" text:visited-style-name="Index_20_Link">Pro předchozí vydání<text:tab/>2</text:a></text:p>
            <text:p text:style-name="P85"><text:a xlink:type="simple" xlink:href="#__RefHeading___Toc4648_402817234" text:style-name="Index_20_Link" text:visited-style-name="Index_20_Link">Zpětná vazba<text:tab/>2</text:a></text:p>
            <text:p text:style-name="P85"><text:a xlink:type="simple" xlink:href="#__RefHeading__5644_1566568644" text:style-name="Index_20_Link" text:visited-style-name="Index_20_Link">Datum vydání a verze programu<text:tab/>2</text:a></text:p>
            <text:p text:style-name="P85"><text:a xlink:type="simple" xlink:href="#__RefHeading___Toc4650_402817234" text:style-name="Index_20_Link" text:visited-style-name="Index_20_Link">Poznámka pro uživatele systému macOS<text:tab/>2</text:a></text:p>
            <text:p text:style-name="P84"><text:a xlink:type="simple" xlink:href="#__RefHeading__5648_1566568644" text:style-name="Index_20_Link" text:visited-style-name="Index_20_Link">Úvod<text:tab/>5</text:a></text:p>
            <text:p text:style-name="P84"><text:a xlink:type="simple" xlink:href="#__RefHeading__30885_50982823" text:style-name="Index_20_Link" text:visited-style-name="Index_20_Link">LibreOffice options<text:tab/>5</text:a></text:p>
            <text:p text:style-name="P85"><text:a xlink:type="simple" xlink:href="#__RefHeading__30887_50982823" text:style-name="Index_20_Link" text:visited-style-name="Index_20_Link">User data<text:tab/>5</text:a></text:p>
            <text:p text:style-name="P85"><text:a xlink:type="simple" xlink:href="#__RefHeading___Toc438009_690378497" text:style-name="Index_20_Link" text:visited-style-name="Index_20_Link">Zobrazení<text:tab/>6</text:a></text:p>
            <text:p text:style-name="P85"><text:a xlink:type="simple" xlink:href="#__RefHeading__30889_50982823" text:style-name="Index_20_Link" text:visited-style-name="Index_20_Link">Tisk<text:tab/>6</text:a></text:p>
            <text:p text:style-name="P85"><text:a xlink:type="simple" xlink:href="#__RefHeading___Toc448697_690378497" text:style-name="Index_20_Link" text:visited-style-name="Index_20_Link">Cesty<text:tab/>6</text:a></text:p>
            <text:p text:style-name="P85"><text:a xlink:type="simple" xlink:href="#__RefHeading__30893_50982823" text:style-name="Index_20_Link" text:visited-style-name="Index_20_Link">Zabezpečení<text:tab/>6</text:a></text:p>
            <text:p text:style-name="P86"><text:a xlink:type="simple" xlink:href="#__RefHeading__2837_2034978023" text:style-name="Index_20_Link" text:visited-style-name="Index_20_Link">Security Options and Warnings<text:tab/>7</text:a></text:p>
            <text:p text:style-name="P85"><text:a xlink:type="simple" xlink:href="#__RefHeading__30895_50982823" text:style-name="Index_20_Link" text:visited-style-name="Index_20_Link">App</text:a><text:a xlink:type="simple" xlink:href="#__RefHeading__30895_50982823" text:style-name="Index_20_Link" text:visited-style-name="Index_20_Link">lication color</text:a><text:a xlink:type="simple" xlink:href="#__RefHeading__30895_50982823" text:style-name="Index_20_Link" text:visited-style-name="Index_20_Link">s<text:tab/>8</text:a></text:p>
            <text:p text:style-name="P85"><text:a xlink:type="simple" xlink:href="#__RefHeading___Toc448699_690378497" text:style-name="Index_20_Link" text:visited-style-name="Index_20_Link">Pokročilé možnosti<text:tab/>8</text:a></text:p>
            <text:p text:style-name="P84"><text:a xlink:type="simple" xlink:href="#__RefHeading__30897_50982823" text:style-name="Index_20_Link" text:visited-style-name="Index_20_Link">Options for loading and saving documents<text:tab/>9</text:a></text:p>
            <text:p text:style-name="P85"><text:a xlink:type="simple" xlink:href="#__RefHeading__30899_50982823" text:style-name="Index_20_Link" text:visited-style-name="Index_20_Link">Obecné<text:tab/>9</text:a></text:p>
            <text:p text:style-name="P85"><text:a xlink:type="simple" xlink:href="#__RefHeading__30901_50982823" text:style-name="Index_20_Link" text:visited-style-name="Index_20_Link">Vlastnosti VBA<text:tab/>10</text:a></text:p>
            <text:p text:style-name="P85"><text:a xlink:type="simple" xlink:href="#__RefHeading__30903_50982823" text:style-name="Index_20_Link" text:visited-style-name="Index_20_Link">Microsoft Office<text:tab/>10</text:a></text:p>
            <text:p text:style-name="P85"><text:a xlink:type="simple" xlink:href="#__RefHeading__30905_50982823" text:style-name="Index_20_Link" text:visited-style-name="Index_20_Link">HTML Compatibility<text:tab/>11</text:a></text:p>
            <text:p text:style-name="P84"><text:a xlink:type="simple" xlink:href="#__RefHeading__30907_50982823" text:style-name="Index_20_Link" text:visited-style-name="Index_20_Link">Calc-specific options<text:tab/>12</text:a></text:p>
            <text:p text:style-name="P85"><text:a xlink:type="simple" xlink:href="#__RefHeading__30909_50982823" text:style-name="Index_20_Link" text:visited-style-name="Index_20_Link">Obecné<text:tab/>12</text:a></text:p>
            <text:p text:style-name="P85"><text:a xlink:type="simple" xlink:href="#__RefHeading__7106_1804703761" text:style-name="Index_20_Link" text:visited-style-name="Index_20_Link">Defaults<text:tab/>14</text:a></text:p>
            <text:p text:style-name="P85"><text:a xlink:type="simple" xlink:href="#__RefHeading__30917_50982823" text:style-name="Index_20_Link" text:visited-style-name="Index_20_Link">Zobrazení<text:tab/>14</text:a></text:p>
            <text:p text:style-name="P85"><text:a xlink:type="simple" xlink:href="#__RefHeading__30929_50982823" text:style-name="Index_20_Link" text:visited-style-name="Index_20_Link">Calculate<text:tab/>16</text:a></text:p>
            <text:p text:style-name="P85"><text:a xlink:type="simple" xlink:href="#__RefHeading__2769_1436604195" text:style-name="Index_20_Link" text:visited-style-name="Index_20_Link">Formula<text:tab/>19</text:a></text:p>
            <text:p text:style-name="P85"><text:a xlink:type="simple" xlink:href="#__RefHeading__30937_50982823" text:style-name="Index_20_Link" text:visited-style-name="Index_20_Link">Sort lists<text:tab/>20</text:a></text:p>
            <text:p text:style-name="P85"><text:a xlink:type="simple" xlink:href="#__RefHeading__30939_50982823" text:style-name="Index_20_Link" text:visited-style-name="Index_20_Link">Changes<text:tab/>21</text:a></text:p>
            <text:p text:style-name="P85"><text:a xlink:type="simple" xlink:href="#__RefHeading__2771_1436604195" text:style-name="Index_20_Link" text:visited-style-name="Index_20_Link">Compatibility<text:tab/>21</text:a></text:p>
            <text:p text:style-name="P85"><text:a xlink:type="simple" xlink:href="#__RefHeading__30941_50982823" text:style-name="Index_20_Link" text:visited-style-name="Index_20_Link">Grid options<text:tab/>22</text:a></text:p>
            <text:p text:style-name="P85"><text:a xlink:type="simple" xlink:href="#__RefHeading__30947_50982823" text:style-name="Index_20_Link" text:visited-style-name="Index_20_Link">Možnosti tisku<text:tab/>22</text:a></text:p>
            <text:p text:style-name="P84"><text:a xlink:type="simple" xlink:href="#__RefHeading__2775_1436604195" text:style-name="Index_20_Link" text:visited-style-name="Index_20_Link">Default colors for charts<text:tab/>22</text:a></text:p>
            <text:p text:style-name="P84"><text:a xlink:type="simple" xlink:href="#__RefHeading__30949_50982823" text:style-name="Index_20_Link" text:visited-style-name="Index_20_Link">AutoCorrect functions<text:tab/>23</text:a></text:p>
            <text:p text:style-name="P84"><text:a xlink:type="simple" xlink:href="#__RefHeading__30951_50982823" text:style-name="Index_20_Link" text:visited-style-name="Index_20_Link">Customizing the user interface<text:tab/>24</text:a></text:p>
            <text:p text:style-name="P85"><text:a xlink:type="simple" xlink:href="#__RefHeading__30955_50982823" text:style-name="Index_20_Link" text:visited-style-name="Index_20_Link">Menu content<text:tab/>24</text:a></text:p>
            <text:p text:style-name="P86"><text:a xlink:type="simple" xlink:href="#__RefHeading___Toc451434_690378497" text:style-name="Index_20_Link" text:visited-style-name="Index_20_Link">Úprava stávající nabídky<text:tab/>25</text:a></text:p>
            <text:p text:style-name="P86"><text:a xlink:type="simple" xlink:href="#__RefHeading__30957_50982823" text:style-name="Index_20_Link" text:visited-style-name="Index_20_Link">Vytváření nové nabídky<text:tab/>26</text:a></text:p>
            <text:p text:style-name="P86"><text:a xlink:type="simple" xlink:href="#__RefHeading___Toc418840_690378497" text:style-name="Index_20_Link" text:visited-style-name="Index_20_Link">Vytvoření akcelerátoru<text:tab/>27</text:a></text:p>
            <text:p text:style-name="P85"><text:a xlink:type="simple" xlink:href="#__RefHeading___Toc451436_690378497" text:style-name="Index_20_Link" text:visited-style-name="Index_20_Link">Nástrojové lišty<text:tab/>27</text:a></text:p>
            <text:p text:style-name="P86"><text:a xlink:type="simple" xlink:href="#__RefHeading__30965_50982823" text:style-name="Index_20_Link" text:visited-style-name="Index_20_Link">Vytváření nových lišt<text:tab/>28</text:a></text:p>
            <text:p text:style-name="P86"><text:a xlink:type="simple" xlink:href="#__RefHeading__30969_50982823" text:style-name="Index_20_Link" text:visited-style-name="Index_20_Link">Výběr ikon pro příkazy v liště<text:tab/>28</text:a></text:p>
            <text:p text:style-name="P85"><text:soft-page-break/><text:a xlink:type="simple" xlink:href="#__RefHeading__30971_50982823" text:style-name="Index_20_Link" text:visited-style-name="Index_20_Link">Klávesové zkratky<text:tab/>29</text:a></text:p>
            <text:p text:style-name="P86"><text:a xlink:type="simple" xlink:href="#__RefHeading__30975_50982823" text:style-name="Index_20_Link" text:visited-style-name="Index_20_Link">Uložení změn do souboru<text:tab/>30</text:a></text:p>
            <text:p text:style-name="P86"><text:a xlink:type="simple" xlink:href="#__RefHeading__30977_50982823" text:style-name="Index_20_Link" text:visited-style-name="Index_20_Link">Načtení uložené konfigurace klávesnice<text:tab/>31</text:a></text:p>
            <text:p text:style-name="P86"><text:a xlink:type="simple" xlink:href="#__RefHeading__30979_50982823" text:style-name="Index_20_Link" text:visited-style-name="Index_20_Link">Obnovení klávesových zkratek<text:tab/>31</text:a></text:p>
            <text:p text:style-name="P86"><text:a xlink:type="simple" xlink:href="#__RefHeading__30981_50982823" text:style-name="Index_20_Link" text:visited-style-name="Index_20_Link">Running macros from key combinations<text:tab/>31</text:a></text:p>
            <text:p text:style-name="P84"><text:a xlink:type="simple" xlink:href="#__RefHeading___Toc451652_690378497" text:style-name="Index_20_Link" text:visited-style-name="Index_20_Link">Přiřazení maker k událostem<text:tab/>31</text:a></text:p>
            <text:p text:style-name="P84"><text:a xlink:type="simple" xlink:href="#__RefHeading__30983_50982823" text:style-name="Index_20_Link" text:visited-style-name="Index_20_Link">Přidání funkcí pomocí rozšíření<text:tab/>31</text:a></text:p>
            <text:p text:style-name="P85"><text:a xlink:type="simple" xlink:href="#__RefHeading__30985_50982823" text:style-name="Index_20_Link" text:visited-style-name="Index_20_Link">Instalace rozšíření<text:tab/>31</text:a></text:p>
            <text:p text:style-name="P85"><text:a xlink:type="simple" xlink:href="#__RefHeading___Toc451654_690378497" text:style-name="Index_20_Link" text:visited-style-name="Index_20_Link">Aktualizace rozšíření<text:tab/>31</text:a></text:p>
            <text:p text:style-name="P85"><text:a xlink:type="simple" xlink:href="#__RefHeading___Toc451656_690378497" text:style-name="Index_20_Link" text:visited-style-name="Index_20_Link">Odstranění a zakázání rozšíření<text:tab/>32</text:a></text:p>
            <text:p text:style-name="P84"><text:a xlink:type="simple" xlink:href="#__RefHeading___Toc438011_690378497" text:style-name="Index_20_Link" text:visited-style-name="Index_20_Link">Přidání vlastních barev<text:tab/>32</text:a></text:p>
          </text:index-body>
        </text:table-of-content>
        <text:p text:style-name="P6"/>
      </text:section>
      <text:h text:style-name="P90" text:outline-level="1"><text:bookmark-start text:name="__RefHeading__5648_1566568644"/>Úvod<text:bookmark-end text:name="__RefHeading__5648_1566568644"/></text:h>
      <text:p text:style-name="P7">This chapter <text:span text:style-name="T157">briefly presents some of the setup options found under </text:span><text:span text:style-name="MenuPath"><text:span text:style-name="T157">Tools &gt; Options</text:span></text:span><text:span text:style-name="T157"> on the </text:span><text:span text:style-name="T32">Menu bar</text:span><text:span text:style-name="T157">. Additional options, and more details about the ones given here, are covered in the Help and in Chapter 2, Setting up LibreOffice, in the </text:span><text:span text:style-name="Emphasis"><text:span text:style-name="T149">Getting Started</text:span></text:span><text:span text:style-name="T149"> </text:span><text:span text:style-name="T150">G</text:span><text:span text:style-name="T149">uide</text:span><text:span text:style-name="T157">.</text:span></text:p>
      <text:p text:style-name="P7"><text:span text:style-name="T33">T</text:span><text:span text:style-name="T31">his chapter also describes some common customizations to</text:span><text:span text:style-name="T33"> menus, toolbars, and keyboard shortcuts. </text:span>Other <text:span text:style-name="T194">customizations</text:span> are made easy by extensions that you can install from the <text:span text:style-name="T59">LibreOffice</text:span> website or from other providers.</text:p>
      <text:h text:style-name="Heading_20_1" text:outline-level="1"><text:bookmark-start text:name="__RefHeading__30885_50982823"/><text:span text:style-name="T67">LibreOffice </text:span><text:span text:style-name="T68">options</text:span><text:bookmark-end text:name="__RefHeading__30885_50982823"/></text:h>
      <text:p text:style-name="Text_20_Body_20_List_20_Intro">This section covers some of the settings that apply to all the components of <text:span text:style-name="T60">LibreOffice </text:span><text:span text:style-name="T61">and are of particular interest to users of Calc</text:span>. Other general options are discussed in Chapter 2, Setting Up <text:span text:style-name="T60">LibreOffice,</text:span> in the <text:span text:style-name="Emphasis">Getting Started </text:span><text:span text:style-name="Emphasis"><text:span text:style-name="T162">G</text:span></text:span><text:span text:style-name="Emphasis">uide</text:span>.</text:p>
      <text:list xml:id="list652036830" text:style-name="Numbering_20_1">
        <text:list-item>
          <text:p text:style-name="Numbering_20_1">Choose <text:span text:style-name="Strong_20_Emphasis">Tools &gt; Options</text:span><text:span text:style-name="Strong_20_Emphasis"><text:span text:style-name="T6"> (</text:span></text:span><text:span text:style-name="Strong_20_Emphasis">LibreOffice &gt; Preferences</text:span><text:span text:style-name="T6"> on a Mac) </text:span><text:span text:style-name="T11">to open the Options dialog</text:span><text:span text:style-name="T6">. </text:span>The list on the left-hand side varies depending on which LibreOffice component is open.<text:span text:style-name="T6"> The illustrations in this chapter show the list as it appears when </text:span><text:span text:style-name="T11">Calc</text:span><text:span text:style-name="T6"> is open.</text:span></text:p>
        </text:list-item>
        <text:list-item>
          <text:p text:style-name="Numbering_20_1">Click the <text:span text:style-name="T70">expansion symbol (+ or triangle)</text:span> <text:span text:style-name="T66">next to</text:span> <text:span text:style-name="T71">LibreOffice</text:span>. A list of subsections drops down.</text:p>
        </text:list-item>
      </text:list>
      <text:p text:style-name="Figure"><draw:frame draw:style-name="fr1" draw:name="Frame30" text:anchor-type="as-char" svg:width="2.1827in" draw:z-index="7"><draw:text-box fo:min-height="3.4244in"><text:p text:style-name="Caption"><draw:frame draw:style-name="fr21" draw:name="Image3" text:anchor-type="paragraph" svg:width="2.0118in" svg:height="3.2472in" draw:z-index="8"><draw:image xlink:href="Pictures/10000000000000C1000001596008B011D4909E63.png" xlink:type="simple" xlink:show="embed" xlink:actuate="onLoad" loext:mime-type="image/png"/></draw:frame><text:span text:style-name="T24"><text:line-break/></text:span>Obrázek <text:sequence text:ref-name="refFigure0" text:name="Figure" text:formula="ooow:Figure+1" style:num-format="1">1</text:sequence>: Možnosti LibreOffice</text:p></draw:text-box></draw:frame></text:p>
      <text:list xml:id="list111553447943686" text:continue-list="list3718841867" text:style-name="Heading_20_Note">
        <text:list-item>
          <text:p text:style-name="P98">Poznámka</text:p>
        </text:list-item>
      </text:list>
      <text:p text:style-name="P24">The <text:span text:style-name="Strong_20_Emphasis">Re</text:span><text:span text:style-name="Strong_20_Emphasis"><text:span text:style-name="T120">se</text:span></text:span><text:span text:style-name="Strong_20_Emphasis">t</text:span> button, located in the lower right of the full Options dialog, has the same effect on all pages of the dialog. It resets the options to the values that were in place when you opened <text:span text:style-name="T29">the dialog</text:span>.</text:p>
      <text:h text:style-name="P95" text:outline-level="2"><text:bookmark-start text:name="__RefHeading__30887_50982823"/><text:alphabetical-index-mark text:string-value="uživatelské údaje"/>User <text:span text:style-name="T191">d</text:span>ata<text:bookmark-end text:name="__RefHeading__30887_50982823"/></text:h>
      <text:p text:style-name="P41"><text:span text:style-name="T76">User data is used by templates and Wizards in LibreOffice. For example, Calc uses the first and last name stored here</text:span> to fill in the Created and Modified fields in the document properties, the optional Author field often used in the footer of a printed spreadsheet<text:span text:style-name="T6">, and the name associated with comments</text:span>. <text:span text:style-name="T6">If you want your name to appear, then </text:span><text:span text:style-name="T12">f</text:span>ill in the form on the <text:span text:style-name="Emphasis"><text:span text:style-name="T6">LibreOffice</text:span></text:span><text:span text:style-name="Emphasis"> – User Data</text:span> page.</text:p>
      <text:h text:style-name="Heading_20_2" text:outline-level="2"><text:bookmark-start text:name="__RefHeading___Toc438009_690378497"/><text:soft-page-break/>Zobrazení<text:bookmark-end text:name="__RefHeading___Toc438009_690378497"/></text:h>
      <text:p text:style-name="Text_20_body">The options on the <text:span text:style-name="Emphasis">LibreOffice – View</text:span> page affect how the document window looks and behaves, <text:span text:style-name="T162">including the size and style of toolbar and sidebar icons</text:span>. Set the<text:span text:style-name="T162">se options</text:span> to suit your personal preferences.</text:p>
      <text:h text:style-name="Heading_20_2" text:outline-level="2"><text:bookmark-start text:name="__RefHeading__30889_50982823"/><text:alphabetical-index-mark text:string-value="možnosti tisku"/>Tisk<text:bookmark-end text:name="__RefHeading__30889_50982823"/></text:h>
      <text:p text:style-name="Text_20_body"><text:span text:style-name="T75">O</text:span>n the <text:span text:style-name="Emphasis"><text:span text:style-name="T6">LibreOffice</text:span></text:span><text:span text:style-name="Emphasis"> – </text:span><text:span text:style-name="Emphasis"><text:span text:style-name="T6">Print</text:span></text:span> page, <text:span text:style-name="T75">you can s</text:span>et the print options to suit your default printer and your most common printing method. You can change these settings at any time, either through this dialog or during the printing process (<text:span text:style-name="T202">through </text:span>the Print dialog).</text:p>
      <text:p text:style-name="P9"><text:span text:style-name="T34">Calc-specific</text:span><text:span text:style-name="T162"> print options are described in “</text:span><text:span text:style-name="T162"><text:bookmark-ref text:reference-format="text" text:ref-name="__RefHeading__30947_50982823">Print options</text:bookmark-ref></text:span><text:span text:style-name="T162">” on page </text:span><text:span text:style-name="T162"><text:bookmark-ref text:reference-format="page" text:ref-name="__RefHeading__30947_50982823">22</text:bookmark-ref></text:span><text:span text:style-name="T162">.</text:span></text:p>
      <text:p text:style-name="Text_20_body">See Chapter 6, Printing, Exporting, E-mailing, <text:span text:style-name="T155">and Signing,</text:span> for more about the<text:span text:style-name="T77">se</text:span> options.</text:p>
      <text:h text:style-name="P92" text:outline-level="2"><text:bookmark-start text:name="__RefHeading___Toc448697_690378497"/>Path<text:span text:style-name="T163">s</text:span><text:bookmark-end text:name="__RefHeading___Toc448697_690378497"/></text:h>
      <text:p text:style-name="P10">On the <text:span text:style-name="Emphasis">LibreOffice – Paths</text:span> page, you can change the location of files associated with, or used by, LibreOffice to suit your <text:span text:style-name="T164">needs</text:span>. <text:span text:style-name="T165">F</text:span>or example, you might want to store <text:span text:style-name="T35">spreadsheets</text:span> by default <text:span text:style-name="T35">on a shared server</text:span>. <text:span text:style-name="T195">S</text:span>ome items can have at least two paths listed: one to a shared folder (which might be on a network) and one to a user-specific folder (normally on the user’s personal computer).</text:p>
      <text:h text:style-name="Heading_20_2" text:outline-level="2"><text:bookmark-start text:name="__RefHeading__30893_50982823"/>Zabezpečení<text:bookmark-end text:name="__RefHeading__30893_50982823"/></text:h>
      <text:p text:style-name="Text_20_body">Use <text:alphabetical-index-mark text:string-value="možnosti sdílení souborů"/>the <text:span text:style-name="Emphasis"><text:span text:style-name="T6">LibreOffice</text:span></text:span><text:span text:style-name="Emphasis"> – Security</text:span> page to choose security options for saving documents and for opening documents that contain macros.</text:p>
      <text:p text:style-name="Figure"><draw:frame draw:style-name="fr2" draw:name="Frame15" text:anchor-type="as-char" svg:width="5.9165in" draw:z-index="9"><draw:text-box fo:min-height="3.7244in"><text:p text:style-name="Caption"><draw:frame draw:style-name="fr12" draw:name="Image386" text:anchor-type="paragraph" svg:width="5.8228in" svg:height="3.5311in" draw:z-index="10"><draw:image xlink:href="Pictures/100000000000022F00000153D58A0533AE9127CF.png" xlink:type="simple" xlink:show="embed" xlink:actuate="onLoad" loext:mime-type="image/png"/></draw:frame>Figure <text:sequence text:ref-name="refFigure1" text:name="Figure" text:formula="ooow:Figure+1" style:num-format="1">2</text:sequence>: Choosing security options for opening and saving documents</text:p></draw:text-box></draw:frame></text:p>
      <text:p text:style-name="P50">Možnosti <text:span text:style-name="T206">z</text:span>abezpečení a <text:span text:style-name="T206">v</text:span>arování</text:p>
      <text:p text:style-name="P40">If you record changes, save multiple versions, or include hidden information or notes in your documents, and you do not want some of the recipients to see that information, you can set warnings to remind you to remove this information, or you can have <text:span text:style-name="T59">LibreOffice</text:span> remove some information automatically. Note that (unless removed) much of this information is retained in a file whether the file is in <text:span text:style-name="T59">LibreOffice</text:span>’s default OpenDocument <text:span text:style-name="T202">F</text:span>ormat, or has been saved to other formats, including PDF.</text:p>
      <text:p text:style-name="Text_20_body_20_indent">Click the <text:span text:style-name="Strong_20_Emphasis">Options</text:span> button to open a separate dialog with specific choices (<text:span text:style-name="T188">see page </text:span><text:span text:style-name="T188"><text:bookmark-ref text:reference-format="page" text:ref-name="__RefHeading__2837_2034978023">7</text:bookmark-ref></text:span>).</text:p>
      <text:p text:style-name="Definition_20_Term"><text:soft-page-break/>Passwords for <text:span text:style-name="T195">W</text:span>eb <text:span text:style-name="T195">C</text:span>onnections</text:p>
      <text:p text:style-name="P63">Můžeme zadat hlavní heslo, které umožní snadno přistupovat k webovým stránkám, které vyžadují uživatelské jméno a heslo. If you select the <text:span text:style-name="Strong_20_Emphasis">Persistently save passwords for web connections</text:span> option, the Set Master Password dialog (not shown here) opens. LibreOffice bude bezpečně ukládat všechna hesla, které použijeme pro přístup k souborům z webových serverů. Abychom hesla ze seznamu získali, je potřeba zadat hlavní heslo.</text:p>
      <text:p text:style-name="Definition_20_Term">Macro <text:span text:style-name="T206">S</text:span>ecurity</text:p>
      <text:p text:style-name="Text_20_body_20_indent">Klepnutím na tlačítko <text:span text:style-name="Strong_20_Emphasis">Zabezpečení maker</text:span> otevřeme dialogové okno <text:alphabetical-index-mark text:string-value="možnosti zabezpečení maker"/>Zabezpečení maker, kde můžeme nastavit úroveň ochrany při spouštění maker a zadat důvěryhodné zdroje dokumentů.</text:p>
      <text:p text:style-name="Definition_20_Term">Cesta pro certifikáty</text:p>
      <text:p text:style-name="Text_20_body_20_indent">Users <text:span text:style-name="T83">can</text:span> digitally sign documents <text:span text:style-name="T84">using LibreOffice</text:span>. Elektronický podpis vyžaduje osobní podpisový certifikát. Most operating systems <text:span text:style-name="T83">can</text:span> generat<text:span text:style-name="T83">e</text:span> a self-signed certificate. <text:span text:style-name="T84">However, a personal certificate issued by an o</text:span>utside agency <text:span text:style-name="T84">(after verifying </text:span>an individual’s identity<text:span text:style-name="T84">)</text:span> ha<text:span text:style-name="T83">s</text:span> a higher degree of trust associated with <text:span text:style-name="T83">i</text:span>t than <text:span text:style-name="T83">does a</text:span> self-signed certificate. LibreOffice does not provide a secure method of storing these certificates, but <text:span text:style-name="T84">it</text:span> can access <text:span text:style-name="T83">certificat</text:span>e<text:span text:style-name="T83">s</text:span> that have been saved using other programs. <text:span text:style-name="T84">Click the</text:span> <text:span text:style-name="Strong_20_Emphasis"><text:span text:style-name="T84">C</text:span></text:span><text:span text:style-name="Strong_20_Emphasis">ertificate</text:span> <text:span text:style-name="T153">button </text:span>and select which certificate store to use.</text:p>
      <text:list xml:id="list111553481380962" text:continue-numbering="true" text:style-name="Heading_20_Note">
        <text:list-item>
          <text:p text:style-name="Heading_20_Note">Poznámka</text:p>
        </text:list-item>
      </text:list>
      <text:p text:style-name="Text_20_Note">Th<text:span text:style-name="T30">e Certificate Path</text:span> option appears only on Linux and Mac systems. V systému Windows používá LibreOffice k ukládání a načítání certifikátů výchozí umístění Windows.</text:p>
      <text:p text:style-name="P48">TSAs – autority časových razítek</text:p>
      <text:p text:style-name="P62">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text:span text:style-name="T202">z</text:span>abezpečení a <text:span text:style-name="T202">v</text:span>arování<text:bookmark-end text:name="__RefHeading__2837_2034978023"/></text:h>
      <text:p text:style-name="Text_20_body">The following options are on the Security <text:span text:style-name="T205">O</text:span>ptions and <text:span text:style-name="T205">W</text:span>arnings dialog (<text:span text:style-name="T153">Figure </text:span><text:sequence-ref text:reference-format="value" text:ref-name="refFigure2">3</text:sequence-ref>).</text:p>
      <text:p text:style-name="P59"><draw:frame draw:style-name="fr9" draw:name="Frame16" text:anchor-type="as-char" svg:width="5.2028in" style:rel-width="78%" svg:height="3.0453in" style:rel-height="scale-min" draw:z-index="11"><draw:text-box><text:p text:style-name="Caption"><draw:frame draw:style-name="fr12" draw:name="Image388" text:anchor-type="paragraph" svg:width="5.1181in" svg:height="2.7992in" draw:z-index="12"><draw:image xlink:href="Pictures/10000000000001FB0000012C99C5AF4BE284BAAA.png" xlink:type="simple" xlink:show="embed" xlink:actuate="onLoad" loext:mime-type="image/png"/></draw:frame>Figure <text:sequence text:ref-name="refFigure2" text:name="Figure" text:formula="ooow:Figure+1" style:num-format="1">3</text:sequence>: Security <text:span text:style-name="T202">O</text:span>ptions and <text:span text:style-name="T202">W</text:span>arnings dialog</text:p></draw:text-box></draw:frame></text:p>
      <text:p text:style-name="P55"><text:soft-page-break/><text:alphabetical-index-mark text:string-value="odstranění osobních informací při ukládání"/>Odstranit při ukládání osobní informace</text:p>
      <text:p text:style-name="P71">Pokud zaškrtneme tuto možnost, při ukládání se z vlastností souboru vždy odstraní uživatelské údaje. To manually remove personal information from specific documents, deselect this option and then use the <text:span text:style-name="Strong_20_Emphasis">Reset Properties</text:span> button under <text:span text:style-name="Strong_20_Emphasis">File &gt; Properties &gt; General</text:span>.</text:p>
      <text:p text:style-name="P55"><text:alphabetical-index-mark text:string-value="Ctrl-click to activate" text:key1="hypertextové odkazy"/>Pro otevření hypertextových odkazů vyžadovat Ctrl-kliknutí</text:p>
      <text:p text:style-name="P71">The default behavior in most components of LibreOffice is to <text:span text:style-name="Keystroke">Ctrl</text:span>+click on a hyperlink to open the linked document, but you can choose to open hyperlinks using a single click.</text:p>
      <text:p text:style-name="P22">Účel ostatních položek v tomto okně by měl být jasný z jejich popisu.</text:p>
      <text:h text:style-name="Heading_20_2" text:outline-level="2"><text:bookmark-start text:name="__RefHeading__30895_50982823"/><text:alphabetical-index-mark text:string-value="možnosti vzhledu"/>App<text:span text:style-name="T69">lication color</text:span><text:span text:style-name="T154">s</text:span><text:bookmark-end text:name="__RefHeading__30895_50982823"/></text:h>
      <text:p text:style-name="P61">On the <text:span text:style-name="Emphasis"><text:span text:style-name="T6">LibreOffice</text:span></text:span><text:span text:style-name="Emphasis"> – App</text:span><text:span text:style-name="Emphasis"><text:span text:style-name="T6">lication </text:span></text:span><text:span text:style-name="Emphasis"><text:span text:style-name="T14">C</text:span></text:span><text:span text:style-name="Emphasis"><text:span text:style-name="T6">olors</text:span></text:span> page <text:span text:style-name="T192">(Figure </text:span><text:span text:style-name="T192"><text:sequence-ref text:reference-format="value" text:ref-name="refFigure3">4</text:sequence-ref></text:span><text:span text:style-name="T192">)</text:span>, you can specify which <text:span text:style-name="T36">u</text:span><text:span text:style-name="T37">ser interface elements</text:span> are visible and the colors used to display <text:span text:style-name="T36">t</text:span><text:span text:style-name="T37">hem</text:span>. Scroll down <text:span text:style-name="T85">t</text:span>he <text:span text:style-name="T85">list</text:span> until you find <text:span text:style-name="T85">the section headed</text:span> <text:span text:style-name="Emphasis">Spreadsheet</text:span><text:span text:style-name="T78">. </text:span>To change the default color for <text:span text:style-name="T195">G</text:span>rid <text:span text:style-name="T85">lines or other on-screen indicators</text:span>, click the down-arrow by the color and select a new color from the drop-down list.</text:p>
      <text:p text:style-name="Figure"><draw:frame draw:style-name="fr8" draw:name="Frame19" text:anchor-type="as-char" svg:y="-4.4154in" svg:width="5.9728in" draw:z-index="13"><draw:text-box fo:min-height="4.7591in"><text:p text:style-name="Caption"><draw:frame draw:style-name="fr12" draw:name="Image4" text:anchor-type="paragraph" svg:width="5.8035in" svg:height="4.5193in" draw:z-index="14"><draw:image xlink:href="Pictures/100000000000022D000001B2F73F89F794B19B70.png" xlink:type="simple" xlink:show="embed" xlink:actuate="onLoad" loext:mime-type="image/png"/></draw:frame>Figure <text:sequence text:ref-name="refFigure3" text:name="Figure" text:formula="ooow:Figure+1" style:num-format="1">4</text:sequence>: Changing the color of <text:span text:style-name="T72">elements</text:span> in Calc</text:p></draw:text-box></draw:frame></text:p>
      <text:p text:style-name="Text_20_body">If you wish to save your color changes as a color scheme, click <text:span text:style-name="Strong_20_Emphasis">Save</text:span><text:span text:style-name="T87">, </text:span><text:span text:style-name="T78">type a name in the </text:span><text:span text:style-name="Emphasis"><text:span text:style-name="T79">Name of color s</text:span></text:span><text:span text:style-name="Emphasis"><text:span text:style-name="T78">cheme</text:span></text:span><text:span text:style-name="T78"> box </text:span><text:span text:style-name="T79">in the pop-up dialog,</text:span><text:span text:style-name="T78"> </text:span><text:span text:style-name="T79">and </text:span><text:span text:style-name="T78">then click </text:span><text:span text:style-name="Strong_20_Emphasis">OK</text:span>.</text:p>
      <text:h text:style-name="Heading_20_2" text:outline-level="2"><text:bookmark-start text:name="__RefHeading___Toc448699_690378497"/>Pokročilé možnosti<text:bookmark-end text:name="__RefHeading___Toc448699_690378497"/></text:h>
      <text:p text:style-name="P11">Two items of interest on this page are <text:span text:style-name="T166">found under </text:span><text:span text:style-name="Emphasis"><text:span text:style-name="T166">Optional Features</text:span></text:span>:</text:p>
      <text:p text:style-name="Definition_20_Term">Enable experimental features <text:span text:style-name="T202">(may be unstable)</text:span></text:p>
      <text:p text:style-name="Text_20_body_20_indent">Zaškrtnutím této možnosti povolíme funkce, jejichž vývoj ještě není ukončen nebo obsahují chyby. Seznam těchto vlastností se pro různé verze liší.</text:p>
      <text:p text:style-name="Definition_20_Term"><text:soft-page-break/>Povolit záznam maker (<text:span text:style-name="T195">omezená </text:span>funkčnost)</text:p>
      <text:p text:style-name="Text_20_body_20_indent">Zaškrtnutím této možnosti povolíme záznam maker s jistými omezeními. For more about macro recording, see Chapter 13, Getting Started with Macros, <text:span text:style-name="T166">in the </text:span><text:span text:style-name="Emphasis"><text:span text:style-name="T166">Getting Started Guide</text:span></text:span><text:span text:style-name="T166">, and Chapter 12, Calc Macros, in this book</text:span>.</text:p>
      <text:h text:style-name="Heading_20_1" text:outline-level="1"><text:bookmark-start text:name="__RefHeading__30897_50982823"/><text:span text:style-name="T154">Options for l</text:span>oading and saving documents<text:bookmark-end text:name="__RefHeading__30897_50982823"/></text:h>
      <text:p text:style-name="Text_20_body">You can set the Load/Save options to suit the way you work. This chapter describes only a few of the options, those mo<text:span text:style-name="T89">st</text:span> relevant to working with Calc. See Chapter 2, Setting Up <text:span text:style-name="T59">LibreOffice,</text:span> in the <text:span text:style-name="Emphasis">Getting Started </text:span><text:span text:style-name="Emphasis"><text:span text:style-name="T166">G</text:span></text:span><text:span text:style-name="Emphasis">uide</text:span> for a description of the other options.</text:p>
      <text:p text:style-name="Text_20_body">Pokud není dialogové okno Možnosti otevřené, zvolíme v hlavní nabídce <text:span text:style-name="Strong_20_Emphasis">Nástroje &gt; Možnosti</text:span>. Click the <text:span text:style-name="T89">expansion symbol (+ or triangle)</text:span> <text:span text:style-name="T88">by</text:span> Load/Save <text:span text:style-name="T88">on the left-hand side </text:span>to display the list of load/save options pages.</text:p>
      <text:h text:style-name="Heading_20_2" text:outline-level="2"><text:bookmark-start text:name="__RefHeading__30899_50982823"/>Obecné<text:alphabetical-index-mark text:string-value="load/save options"/><text:bookmark-end text:name="__RefHeading__30899_50982823"/></text:h>
      <text:p text:style-name="Text_20_body">M<text:span text:style-name="T90">any</text:span> of the choices on the <text:span text:style-name="Emphasis"><text:span text:style-name="T78">Load/Save – General</text:span></text:span> page <text:span text:style-name="T91">(Figure </text:span><text:span text:style-name="T91"><text:sequence-ref text:reference-format="value" text:ref-name="refFigure4">5</text:sequence-ref></text:span><text:span text:style-name="T91">) </text:span>are familiar to users of other office suites. Those <text:span text:style-name="T62">of most interest to Calc users</text:span> are in the <text:span text:style-name="Emphasis">Default </text:span><text:span text:style-name="Emphasis"><text:span text:style-name="T169">F</text:span></text:span><text:span text:style-name="Emphasis">ile </text:span><text:span text:style-name="Emphasis"><text:span text:style-name="T169">F</text:span></text:span><text:span text:style-name="Emphasis">ormat and ODF </text:span><text:span text:style-name="Emphasis"><text:span text:style-name="T169">S</text:span></text:span><text:span text:style-name="Emphasis">ettings</text:span> section.</text:p>
      <text:p text:style-name="Figure"><draw:frame draw:style-name="fr5" draw:name="Frame9" text:anchor-type="as-char" svg:width="4.6693in" draw:z-index="15"><draw:text-box fo:min-height="4.2543in"><text:p text:style-name="Caption"><draw:frame draw:style-name="fr12" draw:name="Image6" text:anchor-type="paragraph" svg:width="4.5945in" svg:height="3.9807in" draw:z-index="16"><draw:image xlink:href="Pictures/10000000000001B90000017EDA9E1577B034D307.png" xlink:type="simple" xlink:show="embed" xlink:actuate="onLoad" loext:mime-type="image/png"/></draw:frame>Figure <text:sequence text:ref-name="refFigure4" text:name="Figure" text:formula="ooow:Figure+1" style:num-format="1">5</text:sequence>: Choosing Load and Save <text:span text:style-name="T202">general </text:span>options</text:p></draw:text-box></draw:frame></text:p>
      <text:p text:style-name="P51">Výchozí <text:span text:style-name="T202">f</text:span>ormát <text:span text:style-name="T202">s</text:span>ouborů a nastavení ODF <text:span text:style-name="T202"/></text:p>
      <text:p text:style-name="P64"><text:span text:style-name="Strong_20_Emphasis">ODF format version:</text:span><text:span text:style-name="MenuPath"> </text:span>LibreOffice by default saves documents in OpenDocument Format (ODF) version 1.2 Extended. <text:span text:style-name="T13">You will rarely need to change this for compatibility when exchanging files with other people.</text:span></text:p>
      <text:p text:style-name="P64"><text:span text:style-name="Strong_20_Emphasis">Document type:</text:span> If you routinely share documents with users of Microsoft <text:span text:style-name="T38">Excel</text:span>, you might want to change the <text:span text:style-name="Strong_20_Emphasis">Always save as</text:span> <text:span text:style-name="T167">option </text:span>to one of the <text:span text:style-name="T38">Excel</text:span> <text:span text:style-name="T167">formats, including XLSX</text:span>. <text:span text:style-name="T168">However, you can choose an </text:span><text:span text:style-name="T39">E</text:span><text:span text:style-name="T38">xcel</text:span><text:span text:style-name="T168"> format when you save any individual file.</text:span></text:p>
      <text:p text:style-name="P64">However, we recommend that you always save a working copy in ODS format and only create an Excel version if necessary for sharing. Also, note that recent and current versions of Microsoft Excel can open ODS files, so this may no longer be needed.</text:p>
      <text:h text:style-name="Heading_20_2" text:outline-level="2"><text:bookmark-start text:name="__RefHeading__30901_50982823"/><text:soft-page-break/><text:alphabetical-index-mark text:string-value="Možnosti načítání a ukládání vlastností VBA"/>Vlastnosti VBA<text:bookmark-end text:name="__RefHeading__30901_50982823"/></text:h>
      <text:p text:style-name="Text_20_body">On the <text:span text:style-name="Emphasis"><text:span text:style-name="T78">Load/Save – VBA Properties</text:span></text:span> page <text:span text:style-name="T192">(Figure </text:span><text:span text:style-name="T192"><text:sequence-ref text:reference-format="value" text:ref-name="refFigure5">6</text:sequence-ref></text:span><text:span text:style-name="T192">)</text:span>, you can choose whether to keep any<text:span text:style-name="T92"> VBA (Visual Basic for Applications) </text:span>macros in Microsoft Office documents that are opened in <text:span text:style-name="T59">LibreOffice</text:span>.</text:p>
      <text:p text:style-name="Figure"><draw:frame draw:style-name="fr2" draw:name="Frame12" text:anchor-type="as-char" svg:width="2.7134in" draw:z-index="17"><draw:text-box fo:min-height="3.3252in"><text:p text:style-name="Caption"><draw:frame draw:style-name="fr20" draw:name="graphics13" text:anchor-type="paragraph" svg:width="2.6772in" svg:height="2.9055in" draw:z-index="19"><draw:image xlink:href="Pictures/1000000000000101000001175A47984B05E1D60E.png" xlink:type="simple" xlink:show="embed" xlink:actuate="onLoad" loext:mime-type="image/png"/></draw:frame>Figure <text:sequence text:ref-name="refFigure5" text:name="Figure" text:formula="ooow:Figure+1" style:num-format="1">6</text:sequence>: Choosing Load/Save VBA Properties</text:p></draw:text-box></draw:frame></text:p>
      <text:p text:style-name="P12">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2">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2"><text:span text:style-name="T78">If you are importing a Microsoft Word or Excel file containing VBA code, you can select the option </text:span><text:span text:style-name="Strong_20_Emphasis">Executable code</text:span><text:span text:style-name="T78">. Whereas normally the code is preserved but rendered inactive (if you inspect it with the Basic IDE you will notice that it is all commented), with this option the code is ready to be executed.</text:span></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text:span text:style-name="T78">To remove any possible macro viruses from the Microsoft Office document, deselect </text:span><text:span text:style-name="Strong_20_Emphasis">Save original Basic code</text:span><text:span text:style-name="T78">. The document will be saved without the Microsoft Basic code.</text:span></text:p>
      <text:h text:style-name="Heading_20_2" text:outline-level="2"><text:bookmark-start text:name="__RefHeading__30903_50982823"/><text:alphabetical-index-mark text:string-value="převod souborů Microsoft Office"/>Microsoft Office<text:bookmark-end text:name="__RefHeading__30903_50982823"/></text:h>
      <text:p text:style-name="P12">On the <text:span text:style-name="Emphasis"><text:span text:style-name="T78">Load/Save – Microsoft Office</text:span></text:span> page <text:span text:style-name="T188">(Figure </text:span><text:span text:style-name="T188"><text:sequence-ref text:reference-format="value" text:ref-name="refFigure6">7</text:sequence-ref></text:span><text:span text:style-name="T188">)</text:span>, you can choose what to do when importing and exporting Microsoft Office OLE objects (linked or embedded objects or documents such as spreadsheets or equations): <text:span text:style-name="T170">convert them into or from the corresponding LibreOffice OLE object or load and save them in their original format</text:span>.</text:p>
      <text:p text:style-name="P21">Select the [L] options to convert Microsoft OLE objects into the corresponding <text:span text:style-name="T59">LibreOffice</text:span> OLE objects when a Microsoft document is loaded into <text:span text:style-name="T59">LibreOffice</text:span>.</text:p>
      <text:p text:style-name="P21">Select the [S] options to convert <text:span text:style-name="T59">LibreOffice</text:span> OLE objects into the corresponding Microsoft OLE objects when a document is saved in a Microsoft format.</text:p>
      <text:p text:style-name="Figure"><text:soft-page-break/><draw:frame draw:style-name="fr2" draw:name="Frame20" text:anchor-type="as-char" svg:width="5.2862in" draw:z-index="20"><draw:text-box fo:min-height="4.1291in"><text:p text:style-name="Caption"><draw:frame draw:style-name="fr19" draw:name="Image398" text:anchor-type="paragraph" svg:width="5.2319in" svg:height="3.9173in" draw:z-index="22"><draw:image xlink:href="Pictures/100000000000022E000001A20BC4F8EDEBC9B491.png" xlink:type="simple" xlink:show="embed" xlink:actuate="onLoad" loext:mime-type="image/png"/></draw:frame>Figure <text:sequence text:ref-name="refFigure6" text:name="Figure" text:formula="ooow:Figure+1" style:num-format="1">7</text:sequence>: Choosing Load/Save Microsoft Office options</text:p></draw:text-box></draw:frame></text:p>
      <text:h text:style-name="Heading_20_2" text:outline-level="2"><text:bookmark-start text:name="__RefHeading__30905_50982823"/><text:alphabetical-index-mark-start text:id="IMark150495048"/>HTML <text:span text:style-name="T195">C</text:span>ompatibility<text:bookmark-end text:name="__RefHeading__30905_50982823"/><text:alphabetical-index-mark-end text:id="IMark150495048"/></text:h>
      <text:p text:style-name="Text_20_body">Choices made on the <text:span text:style-name="Emphasis">Load/Save – HTML Compatibility</text:span> page (Figure <text:sequence-ref text:reference-format="value" text:ref-name="refFigure7">8</text:sequence-ref>) affect HTML pages imported into <text:span text:style-name="T59">LibreOffice</text:span> and those exported from <text:span text:style-name="T59">LibreOffice</text:span>. See <text:span text:style-name="T93">Chapter 2, Setting up LibreOffice, in the </text:span><text:span text:style-name="Emphasis"><text:span text:style-name="T93">Getting Started Guide</text:span></text:span><text:span text:style-name="T93">, and</text:span> HTML documents; importing/exporting in the Help, for more information.</text:p>
      <text:p text:style-name="Text_20_body">The main items of interest for Calc users are in the <text:span text:style-name="Emphasis">Export</text:span> section.</text:p>
      <text:p text:style-name="Figure"><draw:frame draw:style-name="fr5" draw:name="Frame25" text:anchor-type="as-char" svg:width="5.5161in" draw:z-index="23"><draw:text-box fo:min-height="2.7783in"><text:p text:style-name="Caption"><draw:frame draw:style-name="fr12" draw:name="Figura6" text:anchor-type="paragraph" svg:width="5.3661in" svg:height="2.5752in" draw:z-index="25"><draw:image xlink:href="Pictures/1000000000000203000000F71DB845BCFBD19E14.png" xlink:type="simple" xlink:show="embed" xlink:actuate="onLoad" loext:mime-type="image/png"/></draw:frame>Figure <text:sequence text:ref-name="refFigure7" text:name="Figure" text:formula="ooow:Figure+1" style:num-format="1">8</text:sequence>: Choosing HTML compatibility options</text:p></draw:text-box></draw:frame></text:p>
      <text:p text:style-name="Definition_20_Term">Export - <text:span text:style-name="T28">LibreOffice</text:span> Basic</text:p>
      <text:p text:style-name="Text_20_body_20_indent">Select this option to include <text:span text:style-name="T59">LibreOffice</text:span> Basic macros (scripts) when exporting to HTML format. You must activate this option before you create the <text:span text:style-name="T59">LibreOffice</text:span> Basic macro; otherwise the script will not be inserted. <text:span text:style-name="T59">LibreOffice</text:span> Basic macros must be located in the header of the HTML document. Once you have created the macro in the <text:span text:style-name="T59">LibreOffice</text:span> Basic IDE, it appears in the source text of the HTML document in the header.</text:p>
      <text:p text:style-name="Text_20_body_20_indent"><text:soft-page-break/>Pokud chceme, aby se makro spouštělo automaticky při otevírání HTML dokumentu, zvolíme příslušnou položku v <text:span text:style-name="Strong_20_Emphasis">Nástroje &gt; Přizpůsobit &gt; Události</text:span>. See Chapter 12, Calc Macros, for more information.</text:p>
      <text:p text:style-name="Definition_20_Term">Export - Display warning</text:p>
      <text:p text:style-name="Text_20_body_20_indent">When the <text:span text:style-name="Strong_20_Emphasis"><text:span text:style-name="T6">LibreOffice</text:span></text:span><text:span text:style-name="Strong_20_Emphasis"> Basic</text:span> option (see above) is not selected, the <text:span text:style-name="Strong_20_Emphasis">Display warning</text:span> option becomes available. If the <text:span text:style-name="Strong_20_Emphasis">Display warning</text:span> option is selected, then when exporting to HTML a warning is shown that <text:span text:style-name="T59">LibreOffice</text:span> Basic macros will be lost.</text:p>
      <text:p text:style-name="P49">Export – Rozvržení tisku</text:p>
      <text:p text:style-name="P65">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9">Export – Copy local <text:span text:style-name="T195">images</text:span> to Internet</text:p>
      <text:p text:style-name="P65">Pokud tuto možnost zaškrtneme, při nahrávání dokumentu na internetový server pomocí FTP se automaticky nahrají také obrázky vložené do dokumentu.</text:p>
      <text:p text:style-name="P49">Export – Znaková sada</text:p>
      <text:p text:style-name="P65">Vybereme příslušnou znakovou sadu pro export.</text:p>
      <text:h text:style-name="Heading_20_1" text:outline-level="1"><text:bookmark-start text:name="__RefHeading__30907_50982823"/>C<text:span text:style-name="T94">alc-specific</text:span> options<text:bookmark-end text:name="__RefHeading__30907_50982823"/></text:h>
      <text:p text:style-name="Text_20_body"><text:span text:style-name="T95">Calc must be open in order for the LibreOffice Calc options to be displayed i</text:span>n the Options dialog. <text:span text:style-name="T94">C</text:span>lick the <text:span text:style-name="T96">expansion symbol (+ or triangle) by</text:span> <text:span text:style-name="Emphasis"><text:span text:style-name="T6">LibreOffice</text:span></text:span><text:span text:style-name="Emphasis"> Calc</text:span>. A list of subsections drops down.</text:p>
      <text:p text:style-name="Figure"><draw:frame draw:style-name="fr7" draw:name="Frame28" text:anchor-type="as-char" svg:width="2.0016in" draw:z-index="27"><draw:text-box fo:min-height="3.2272in"><text:p text:style-name="Caption"><draw:frame draw:style-name="fr18" draw:name="graphics17" text:anchor-type="paragraph" svg:width="1.9571in" svg:height="3.0516in" draw:z-index="28"><draw:image xlink:href="Pictures/10000000000000BC000001250EB1B8421BEF1BE6.png" xlink:type="simple" xlink:show="embed" xlink:actuate="onLoad" loext:mime-type="image/png"/></draw:frame>Figure <text:sequence text:ref-name="refFigure8" text:name="Figure" text:formula="ooow:Figure+1" style:num-format="1">9</text:sequence>: Calc options</text:p></draw:text-box></draw:frame></text:p>
      <text:h text:style-name="Heading_20_2" text:outline-level="2"><text:bookmark-start text:name="__RefHeading__30909_50982823"/>Obecné<text:bookmark-end text:name="__RefHeading__30909_50982823"/></text:h>
      <text:p text:style-name="P13">The choices on the <text:span text:style-name="Emphasis">LibreOffice </text:span><text:span text:style-name="Emphasis"><text:span text:style-name="T63">Calc</text:span></text:span><text:span text:style-name="Emphasis"> – General</text:span> page <text:span text:style-name="T192">(Figure </text:span><text:span text:style-name="T192"><text:sequence-ref text:reference-format="value" text:ref-name="refFigure9">10</text:sequence-ref></text:span><text:span text:style-name="T192">) </text:span>affect the units used for rulers and other measurements, the default tab stop positions, the updating of links and fields, <text:span text:style-name="T156">and various input settings.</text:span></text:p>
      <text:p text:style-name="P52"><text:bookmark-start text:name="__RefHeading__30911_50982823"/>Metrics<text:bookmark-end text:name="__RefHeading__30911_50982823"/></text:p>
      <text:p text:style-name="P66">Choose the <text:alphabetical-index-mark-start text:id="IMark456061368" text:key1="Calc options"/>unit of measurement<text:alphabetical-index-mark-end text:id="IMark456061368"/> used in spreadsheets and the default tab stops distance.</text:p>
      <text:p text:style-name="P52"><text:bookmark-start text:name="__RefHeading__30913_50982823"/>Updating<text:bookmark-end text:name="__RefHeading__30913_50982823"/></text:p>
      <text:p text:style-name="Text_20_body_20_indent">Choose whether to <text:alphabetical-index-mark text:string-value="updating links" text:key1="Calc options"/>update links when opening a document: <text:span text:style-name="T195">A</text:span>lways, <text:span text:style-name="T195">O</text:span>n request, or <text:span text:style-name="T195">N</text:span>ever. <text:span text:style-name="T98">Spreadsheets that include many or large charts or graphics may load slowly if this option is set to Always.</text:span></text:p>
      <text:p text:style-name="Figure"><text:soft-page-break/><draw:frame draw:style-name="fr2" draw:name="Frame8" text:anchor-type="as-char" svg:width="5.3646in" draw:z-index="29"><draw:text-box fo:min-height="3.8429in"><text:p text:style-name="Caption"><draw:frame draw:style-name="fr12" draw:name="Image7" text:anchor-type="paragraph" svg:width="5.1965in" svg:height="3.5516in" draw:z-index="30"><draw:image xlink:href="Pictures/10000000000001F30000015525FFBCF8EB66F0DB.png" xlink:type="simple" xlink:show="embed" xlink:actuate="onLoad" loext:mime-type="image/png"/></draw:frame>Figure <text:sequence text:ref-name="refFigure9" text:name="Figure" text:formula="ooow:Figure+1" style:num-format="1">10</text:sequence>: Selecting general options for Calc</text:p></draw:text-box></draw:frame></text:p>
      <text:p text:style-name="Definition_20_Term"><text:bookmark-start text:name="__RefHeading__30915_50982823"/><text:alphabetical-index-mark text:string-value="input settings options"/><text:alphabetical-index-mark text:string-value="input settings" text:key1="Calc options"/>Input <text:span text:style-name="T196">S</text:span>ettings section<text:bookmark-end text:name="__RefHeading__30915_50982823"/></text:p>
      <text:p text:style-name="P56">Press Enter to move selection</text:p>
      <text:p text:style-name="Text_20_body_20_indent">Specifies that pressing <text:span text:style-name="Keystroke">Enter</text:span> moves the cursor to another cell. <text:span text:style-name="T41">Y</text:span>ou can also choose the direction the cursor moves: <text:span text:style-name="T196">U</text:span>p, <text:span text:style-name="T196">D</text:span>own, <text:span text:style-name="T196">L</text:span>eft, or <text:span text:style-name="T196">R</text:span>ight. If this option is not selected, pressing <text:span text:style-name="Keystroke">Enter</text:span> <text:span text:style-name="T94">places</text:span> <text:span text:style-name="T94">the </text:span>data <text:span text:style-name="T94">into the</text:span> cell but does not move the cursor.</text:p>
      <text:p text:style-name="Definition_20_Term">Press Enter to switch to edit mode</text:p>
      <text:p text:style-name="Text_20_body_20_indent">Specifies that pressing <text:span text:style-name="Keystroke">Enter</text:span> puts the selected cell into edit mode. <text:span text:style-name="T94">To end edit mode and move the cursor in the desired direction, press </text:span><text:span text:style-name="Keystroke"><text:span text:style-name="T94">Enter</text:span></text:span><text:span text:style-name="T94"> again</text:span>.</text:p>
      <text:p text:style-name="Definition_20_Term">Expand formatting</text:p>
      <text:p text:style-name="Text_20_body_20_indent">Specifies whether to automatically apply the formatting attributes of <text:span text:style-name="T41">the selec</text:span>ted cell to empty adjacent cells. If, for example, a <text:span text:style-name="T173">selec</text:span>ted cell has the bold attribute, this attribute will also apply to empty adjacent cells. However, cells that already have a special format will not be modified by this function. To see the affected range, press <text:span text:style-name="Keystroke">Ctrl</text:span>+<text:span text:style-name="Keystroke">*</text:span> (multiplication sign on the number pad). The format will also apply to all new values inserted within this range.</text:p>
      <text:p text:style-name="Definition_20_Term">Expand references when new columns/rows are inserted</text:p>
      <text:p text:style-name="Text_20_body_20_indent">Specifies whether to expand references when inserting columns or rows adjacent to the reference range. This is only possible if the reference range, where the column or row is inserted, originally spanned at least two cells in the desired direction.</text:p>
      <text:p text:style-name="Text_20_body_20_indent">Example: If the range A1:B1 is referenced in a formula and you insert a new column after column B, the reference is expanded to A1:C1. If the range A1:B1 is referenced and a new row is inserted under row 1, the reference is not expanded, since there is only a single cell in the vertical direction.</text:p>
      <text:p text:style-name="Text_20_body_20_indent">If you insert rows or columns in the middle of a reference area, the reference is always expanded.</text:p>
      <text:p text:style-name="Definition_20_Term">Update references when sorting range of cells</text:p>
      <text:p text:style-name="P69">When selected, references to cells are updated when a range of cells is sorted. If not selected, the references are unchanged.</text:p>
      <text:p text:style-name="Definition_20_Term"><text:soft-page-break/>Highlight selection in column/row head<text:span text:style-name="T203">ers</text:span></text:p>
      <text:p text:style-name="Text_20_body_20_indent">Specifies whether to highlight column and row headers in the selected columns or rows.</text:p>
      <text:p text:style-name="Definition_20_Term">Use <text:alphabetical-index-mark-start text:id="IMark501670760"/>printer metrics<text:alphabetical-index-mark-end text:id="IMark501670760"/> for text formatting</text:p>
      <text:p text:style-name="Text_20_body_20_indent">Select this option to use the <text:span text:style-name="T99">properties</text:span> of the <text:span text:style-name="T99">default</text:span> printer <text:span text:style-name="T99">to format the display of a spreadsheet. Those properties can be found by choosing </text:span><text:span text:style-name="Strong_20_Emphasis"><text:span text:style-name="T99">File &gt; Printer Settings</text:span></text:span><text:span text:style-name="T99"> and then select the </text:span><text:span text:style-name="Strong_20_Emphasis"><text:span text:style-name="T99">Properties</text:span></text:span><text:span text:style-name="T99"> button for the default printer. If the printer has options for page setup, those settings will be applied to Calc documents. If this option is not selected, pages will be configured for a generic printer.</text:span></text:p>
      <text:p text:style-name="Definition_20_Term">Show overwrite warning when pasting data</text:p>
      <text:p text:style-name="Text_20_body_20_indent">Pasting contents of the clipboard into a cell will replace the contents of that cell with what is in the clipboard. Select this option to <text:span text:style-name="T100">be alerted to</text:span> a possible loss of data <text:span text:style-name="T100">when pasting.</text:span></text:p>
      <text:p text:style-name="Definition_20_Term">Position cell reference with selection</text:p>
      <text:p text:style-name="Text_20_body_20_indent">With th<text:span text:style-name="T196">is</text:span> option set, expanding a selection (with <text:span text:style-name="Keystroke">C</text:span><text:span text:style-name="Keystroke"><text:span text:style-name="T119">trl</text:span></text:span><text:span text:style-name="Keystroke">+Shift+Down/Up</text:span>) jumps to the end of the range in the column that was added as last to the initial selection. When the option is not set, expanding a selection (with <text:span text:style-name="Keystroke">C</text:span><text:span text:style-name="Keystroke"><text:span text:style-name="T119">trl</text:span></text:span><text:span text:style-name="Keystroke">+Shift +Down/Up</text:span>) jumps to the end of the range in the column where selecting the cell range was started. The same applies when extending a selection on rows, with <text:span text:style-name="Keystroke">C</text:span><text:span text:style-name="Keystroke"><text:span text:style-name="T119">trl</text:span></text:span><text:span text:style-name="Keystroke">+ Shift+Left/Right</text:span>.</text:p>
      <text:h text:style-name="Heading_20_2" text:outline-level="2"><text:bookmark-start text:name="__RefHeading__7106_1804703761"/>Defaults<text:bookmark-end text:name="__RefHeading__7106_1804703761"/></text:h>
      <text:p text:style-name="Text_20_body">Enter the number of <text:span text:style-name="T101">work</text:span>sheets to <text:span text:style-name="T101">be </text:span>open<text:span text:style-name="T101">ed by default when you start a</text:span> new spreadsheet and either accept the default shee<text:span text:style-name="T101">t</text:span> prefix or <text:span text:style-name="T101">type</text:span> <text:span text:style-name="T101">a </text:span>new one. <text:span text:style-name="T101">After a spreadsheet has been created, you can add n</text:span>ew sheets <text:span text:style-name="T101">and change t</text:span>he label of any tab; <text:span text:style-name="T101">see Chapter 1, Introducing Calc, for more information.</text:span></text:p>
      <text:h text:style-name="Heading_20_2" text:outline-level="2"><text:bookmark-start text:name="__RefHeading__30917_50982823"/>Zobrazení<text:bookmark-end text:name="__RefHeading__30917_50982823"/></text:h>
      <text:p text:style-name="Text_20_body">The options on the <text:span text:style-name="Emphasis">LibreOffice </text:span><text:span text:style-name="Emphasis"><text:span text:style-name="T103">Calc – </text:span></text:span><text:span text:style-name="Emphasis">View</text:span> page <text:span text:style-name="T103">(Figure </text:span><text:span text:style-name="T103"><text:sequence-ref text:reference-format="value" text:ref-name="refFigure10">11</text:sequence-ref></text:span><text:span text:style-name="T103">) </text:span>affect the way the document window looks and behaves <text:span text:style-name="T103">when viewed onscreen.</text:span></text:p>
      <text:p text:style-name="Figure"><draw:frame draw:style-name="fr2" draw:name="Frame14" text:anchor-type="as-char" svg:width="5.3791in" draw:z-index="31"><draw:text-box fo:min-height="3.7091in"><text:p text:style-name="Caption"><draw:frame draw:style-name="fr12" draw:name="Image9" text:anchor-type="paragraph" svg:width="5.2598in" svg:height="3.398in" draw:z-index="32"><draw:image xlink:href="Pictures/10000000000001F90000014694F31F91B3F0F4EB.png" xlink:type="simple" xlink:show="embed" xlink:actuate="onLoad" loext:mime-type="image/png"/></draw:frame>Figure <text:sequence text:ref-name="refFigure10" text:name="Figure" text:formula="ooow:Figure+1" style:num-format="1">11</text:sequence>: Selecting view options for Calc</text:p></draw:text-box></draw:frame></text:p>
      <text:p text:style-name="P73"><text:bookmark-start text:name="__RefHeading___Toc448701_690378497"/>Display section<text:bookmark-end text:name="__RefHeading___Toc448701_690378497"/></text:p>
      <text:p text:style-name="P14">Select various options for the <text:span text:style-name="T107">on</text:span><text:alphabetical-index-mark-start text:id="IMark763841048" text:key1="Calc options"/>screen display<text:alphabetical-index-mark-end text:id="IMark763841048"/>.</text:p>
      <text:p text:style-name="P53"><text:soft-page-break/>Formulas</text:p>
      <text:p text:style-name="P67"><text:span text:style-name="T109">Display the content of a cell as a formula or as the</text:span> results <text:span text:style-name="T107">of that formula</text:span>.</text:p>
      <text:p text:style-name="P53">Zero values</text:p>
      <text:p text:style-name="P67">Display a zero in a cell when the cell has a value of zero, <text:span text:style-name="T107">or </text:span>display an empty cell.</text:p>
      <text:p text:style-name="P53">Comment indicator</text:p>
      <text:p text:style-name="P67">S<text:span text:style-name="T108">elect this option to show</text:span> a small <text:span text:style-name="T203">symbol</text:span> in the top right corner of <text:span text:style-name="T108">a</text:span> cell <text:span text:style-name="T108">that contains </text:span>a comment. </text:p>
      <text:p text:style-name="P67">To <text:span text:style-name="T108">always </text:span>display a comment, right-click on the cell and select <text:span text:style-name="Strong_20_Emphasis">Show comment</text:span> from the <text:span text:style-name="T59">context</text:span> menu.</text:p>
      <text:p text:style-name="P53"><text:alphabetical-index-mark text:string-value="value highlighting"/>Value highlighting</text:p>
      <text:p text:style-name="P67">Select this option to highlight all values, <text:span text:style-name="T108">or results of formulas,</text:span> in the sheet. Text is highlighted in black; numbers in blue; and formulas, logical values, dates, and so on, in green. When this <text:span text:style-name="T40">option</text:span> is active, any colors assigned in the document are not displayed.</text:p>
      <text:p text:style-name="P53"><text:alphabetical-index-mark text:string-value="anchor, visible"/>Ukotvení</text:p>
      <text:p text:style-name="P67">If an inserted object, such as a picture, is anchored to a cell, an image of an anchor will appear in the cell to which the object is anchored. </text:p>
      <text:p text:style-name="P53"><text:alphabetical-index-mark text:string-value="text overflow"/>Text overflow</text:p>
      <text:p text:style-name="P67">If a cell contains text that is wider than the width of the cell, the text is displayed over empty neighboring cells in the same row. If there is no empty neighboring cell, a small triangle at the cell border indicates that the text continues. <text:span text:style-name="T110">If this option is selected, text will wrap inside the cell and the height of the row will expand to accommodate the hight of the expanded cell.</text:span></text:p>
      <text:p text:style-name="P53">Show <text:alphabetical-index-mark-start text:id="IMark763841048"/>references in color<text:alphabetical-index-mark-end text:id="IMark763841048"/></text:p>
      <text:p text:style-name="P67"><text:span text:style-name="T111">Select this option to provide a visual aid to assist the editing of a formula.</text:span> <text:span text:style-name="T108">E</text:span>ach reference is <text:span text:style-name="T108">then</text:span> highlighted in color in the formula, <text:span text:style-name="T108">and t</text:span>he <text:span text:style-name="T108">referenced </text:span>cell range is enclosed by a colored border as soon as the cell containing the reference is selected for editing.</text:p>
      <text:p text:style-name="P60"><draw:frame draw:style-name="fr2" draw:name="Frame44" text:anchor-type="as-char" svg:width="6.4409in" draw:z-index="33"><draw:text-box fo:min-height="0.6382in"><text:p text:style-name="Caption"><draw:frame draw:style-name="fr17" draw:name="graphics57" text:anchor-type="paragraph" svg:width="5.7528in" style:rel-width="100%" svg:height="0.4193in" style:rel-height="scale" draw:z-index="34"><draw:image xlink:href="Pictures/100002010000035F0000003FBE84E017474D14D4.png" xlink:type="simple" xlink:show="embed" xlink:actuate="onLoad" loext:mime-type="image/png"/></draw:frame>Figure <text:sequence text:ref-name="refFigure11" text:name="Figure" text:formula="ooow:Figure+1" style:num-format="1">12</text:sequence>: Formula references – <text:span text:style-name="T108">v</text:span>isual aids</text:p></draw:text-box></draw:frame></text:p>
      <text:p text:style-name="P72"><text:bookmark-start text:name="__RefHeading___Toc448703_690378497"/>Window section<text:bookmark-end text:name="__RefHeading___Toc448703_690378497"/></text:p>
      <text:p text:style-name="P14"><text:span text:style-name="T112">The following elements of the spreadsheet window can be made visible or invisible: </text:span>column <text:span text:style-name="T112">and </text:span>row headers, horizontal <text:span text:style-name="T113">and vertical scroll bars</text:span>, sheet tabs, and, <text:span text:style-name="T112">if an outline has been defined,</text:span> outline symbols.</text:p>
      <text:p text:style-name="P14">If the <text:span text:style-name="Strong_20_Emphasis">Sheet tabs</text:span> option is not selected, you can only switch between the sheets by using the Navigator.</text:p>
      <text:p text:style-name="P73"><text:bookmark-start text:name="__RefHeading___Toc418828_690378497"/>Visual <text:span text:style-name="T203">A</text:span>ids section<text:bookmark-end text:name="__RefHeading___Toc418828_690378497"/></text:p>
      <text:p text:style-name="Definition_20_Term"><text:alphabetical-index-mark text:string-value="grid lines, viewing" text:key1="Calc options"/><text:alphabetical-index-mark text:string-value="grid lines, viewing"/>Grid lines</text:p>
      <text:p text:style-name="Text_20_body_20_indent"><text:span text:style-name="T104">Grid lines are the borders around the cells of a spreadsheet when viewed onscreen. The options are: </text:span><text:span text:style-name="Emphasis"><text:span text:style-name="T104">Show</text:span></text:span><text:span text:style-name="T104">, </text:span><text:span text:style-name="Emphasis"><text:span text:style-name="T104">Show on colored cells</text:span></text:span><text:span text:style-name="T104">, or </text:span><text:span text:style-name="Emphasis"><text:span text:style-name="T104">Hide</text:span></text:span><text:span text:style-name="T104">. If grid lines are hidden, tables will be displayed on a solid background with no grid around cells. </text:span>The color choice overrides the selection made in <text:span text:style-name="Strong_20_Emphasis">Tools &gt; Options &gt; LibreOffice &gt; App</text:span><text:span text:style-name="Strong_20_Emphasis"><text:span text:style-name="T121">lication Colors</text:span></text:span><text:span text:style-name="Strong_20_Emphasis"> &gt; Spreadsheet &gt; Grid lines</text:span>.</text:p>
      <text:list xml:id="list111554519302542" text:continue-numbering="true" text:style-name="Heading_20_Note">
        <text:list-item>
          <text:p text:style-name="P99">Poznámka</text:p>
        </text:list-item>
      </text:list>
      <text:p text:style-name="P26"><text:span text:style-name="T105">To print grid lines, choose </text:span><text:span text:style-name="Strong_20_Emphasis">Format &gt; Page </text:span><text:span text:style-name="Strong_20_Emphasis"><text:span text:style-name="T106">&gt; Sheet &gt; Print &gt; Grid</text:span></text:span>.</text:p>
      <text:p text:style-name="Definition_20_Term"><text:alphabetical-index-mark text:string-value="page breaks, visible"/><text:alphabetical-index-mark text:string-value="page breaks, visible" text:key1="Calc options"/>Zalomení stránky</text:p>
      <text:p text:style-name="Text_20_body_20_indent">Specifies whether to view the page breaks within a defined print area.</text:p>
      <text:p text:style-name="Definition_20_Term"><text:soft-page-break/><text:span text:style-name="T102">Helpline</text:span>s <text:span text:style-name="T171">w</text:span>hile <text:span text:style-name="T171">m</text:span>oving</text:p>
      <text:p text:style-name="P68">Specifies whether to view <text:span text:style-name="T102">helpline</text:span>s when moving drawings, frames, graphics, and other objects. These <text:span text:style-name="T102">line</text:span>s help you align objects.</text:p>
      <text:p text:style-name="P68"><text:span text:style-name="T102">In Figure </text:span><text:span text:style-name="T102"><text:sequence-ref text:reference-format="value" text:ref-name="refFigure12">13</text:sequence-ref></text:span><text:span text:style-name="T102">, the graph with the dark background represents the image in its original location. The lighter area represents the position of the image as it is being moved. Helplines are the horizontal and vertical dotted lines at the corners of the lighter object.</text:span></text:p>
      <text:p text:style-name="Figure"><draw:frame draw:style-name="fr2" draw:name="Frame27" text:anchor-type="as-char" svg:width="5.9654in" draw:z-index="35"><draw:text-box fo:min-height="4.2126in"><text:p text:style-name="Caption"><draw:frame draw:style-name="fr16" draw:name="graphics54" text:anchor-type="paragraph" svg:y="0in" svg:width="5.2862in" style:rel-width="100%" svg:height="3.5598in" style:rel-height="scale" draw:z-index="36"><draw:image xlink:href="Pictures/100002010000031900000216272266E42FE2CA28.png" xlink:type="simple" xlink:show="embed" xlink:actuate="onLoad" loext:mime-type="image/png"/></draw:frame>Figure <text:sequence text:ref-name="refFigure12" text:name="Figure" text:formula="ooow:Figure+1" style:num-format="1">13</text:sequence>: <text:span text:style-name="T102">Helpline</text:span>s <text:span text:style-name="T102">visible when</text:span> moving <text:span text:style-name="T102">a </text:span>graphic</text:p></draw:text-box></draw:frame></text:p>
      <text:p text:style-name="P73"><text:bookmark-start text:name="__RefHeading___Toc418830_690378497"/>Objects <text:span text:style-name="T107">section</text:span><text:bookmark-end text:name="__RefHeading___Toc418830_690378497"/></text:p>
      <text:p text:style-name="Text_20_body"><text:span text:style-name="T107">Choose whether to show or hide g</text:span>raphics, charts, and drawing objects.</text:p>
      <text:p text:style-name="P73"><text:bookmark-start text:name="__RefHeading___Toc418832_690378497"/><text:alphabetical-index-mark-start text:id="IMark693461224" text:key1="Calc options"/>Zoom<text:alphabetical-index-mark-end text:id="IMark693461224"/> section<text:bookmark-end text:name="__RefHeading___Toc418832_690378497"/></text:p>
      <text:p text:style-name="Text_20_body">Select the <text:span text:style-name="Strong_20_Emphasis">Synchronize sheets</text:span> option to apply any selected zoom <text:span text:style-name="T108">(magnification) </text:span>factor to all sheets in the spreadsheet. If this option is not selected, separate zoom factors can be applied to individual sheets.</text:p>
      <text:h text:style-name="Heading_20_2" text:outline-level="2"><text:bookmark-start text:name="__RefHeading__30929_50982823"/>Calculate<text:bookmark-end text:name="__RefHeading__30929_50982823"/></text:h>
      <text:p text:style-name="Text_20_body">Use th<text:span text:style-name="T114">e </text:span><text:span text:style-name="Emphasis"><text:span text:style-name="T114">LibreOffice Calc – Calculate</text:span></text:span> page <text:span text:style-name="T190">(Figure </text:span><text:span text:style-name="T190"><text:sequence-ref text:reference-format="value" text:ref-name="refFigure13">14</text:sequence-ref></text:span><text:span text:style-name="T190">) </text:span>to define the <text:alphabetical-index-mark text:string-value="calculation options"/>calculation settings for spreadsheets.</text:p>
      <text:p text:style-name="Figure"><text:soft-page-break/><draw:frame draw:style-name="fr2" draw:name="Frame4" text:anchor-type="as-char" svg:width="5.8984in" draw:z-index="37"><draw:text-box fo:min-height="4.2425in"><text:p text:style-name="Caption"><draw:frame draw:style-name="fr12" draw:name="Image10" text:anchor-type="paragraph" svg:width="5.7917in" svg:height="3.9882in" draw:z-index="38"><draw:image xlink:href="Pictures/100000000000022C0000017FF26675A7920A452C.png" xlink:type="simple" xlink:show="embed" xlink:actuate="onLoad" loext:mime-type="image/png"/></draw:frame>Figure <text:sequence text:ref-name="refFigure13" text:name="Figure" text:formula="ooow:Figure+1" style:num-format="1">14</text:sequence>: Calc calculation options</text:p></draw:text-box></draw:frame></text:p>
      <text:p text:style-name="P73"><text:bookmark-start text:name="__RefHeading__2767_1436604195"/>Iterative <text:span text:style-name="T196">R</text:span>eferences section<text:bookmark-end text:name="__RefHeading__2767_1436604195"/></text:p>
      <text:p text:style-name="Text_20_body"><text:alphabetical-index-mark text:string-value="iterative references" text:key1="Calc options"/>Iterative references are formulas that are continuously repeated until the problem is solved. In this section you can choose the number of approximation steps carried out during iterative calculations and the degree of precision of the answer.</text:p>
      <text:p text:style-name="Definition_20_Term">Iterations</text:p>
      <text:p text:style-name="Text_20_body_20_indent">Select this option to enable iterations. If this options is not selected, an iterative reference causes an error message.</text:p>
      <text:p text:style-name="Definition_20_Term">Steps</text:p>
      <text:p text:style-name="Text_20_body_20_indent">Sets the maximum number of iteration steps.</text:p>
      <text:p text:style-name="Definition_20_Term">Minimum Change</text:p>
      <text:p text:style-name="Text_20_body_20_indent">Specifies the difference between two consecutive iteration step results. If the result of the iteration is lower than the minimum change value, then the iteration will stop.</text:p>
      <text:p text:style-name="P73"><text:bookmark-start text:name="__RefHeading__30933_50982823"/>Date section<text:bookmark-end text:name="__RefHeading__30933_50982823"/></text:p>
      <text:p text:style-name="Text_20_body">Select the start <text:alphabetical-index-mark text:string-value="dates" text:key1="Calc options"/>date for the internal conversion from days to numbers.</text:p>
      <text:p text:style-name="Text_20_body">12/<text:span text:style-name="T196">30</text:span>/1899 (default) – <text:span text:style-name="T114">Sets December 30, 1899 as day zero.</text:span></text:p>
      <text:p text:style-name="P20">01/01/1900 (StarCalc 1.0) – Sets January 1, 1900 as day zero. Use this setting for StarCalc 1.0 spreadsheets containing date entries.</text:p>
      <text:p text:style-name="P20">01/01/1904 – Sets January 1, 1904 as day zero. Use this setting for spreadsheets that are imported from foreign formats.</text:p>
      <text:p text:style-name="P74"><text:bookmark-start text:name="__RefHeading__30935_50982823"/>General Calculations<text:bookmark-end text:name="__RefHeading__30935_50982823"/></text:p>
      <text:p text:style-name="P43">Specify a variety of options relevant to spreadsheet calculation.</text:p>
      <text:p text:style-name="Definition_20_Term"><text:alphabetical-index-mark text:string-value="case sensitive" text:key1="Calc options"/>Case sensitive</text:p>
      <text:p text:style-name="Text_20_body_20_indent">Specifies whether to distinguish between upper and lower case in texts when comparing cell contents. <text:span text:style-name="T115">For e</text:span><text:span text:style-name="T78">xample</text:span><text:span text:style-name="T86">:</text:span> <text:span text:style-name="T115">t</text:span>ype 'Test' in cell A1; and 'test' in B1. Then type the formula "=A1=B1" in cell C1. If the <text:span text:style-name="T116">Case sensitive</text:span> <text:span text:style-name="T115">option</text:span> is <text:span text:style-name="T115">checked</text:span>, FALSE will appear in the cell; <text:span text:style-name="T115">if the </text:span><text:soft-page-break/><text:span text:style-name="T115">analysis was case insensitive</text:span>, TRUE will appear in the cell. <text:span text:style-name="T115">This option is not applied to t</text:span>he EXACT text function, <text:span text:style-name="T115">which</text:span> is always case-sensitive.</text:p>
      <text:p text:style-name="Definition_20_Term"><text:alphabetical-index-mark text:string-value="precision"/>Precision as shown</text:p>
      <text:p text:style-name="Text_20_body_20_indent">Specifies whether to make calculations using the rounded values displayed in the sheet. Charts will be shown with the displayed values. If the <text:span text:style-name="Strong_20_Emphasis">Precision as shown</text:span> option is not marked, the displayed numbers are rounded, but they are calculated internally using the non-rounded number.</text:p>
      <text:p text:style-name="Definition_20_Term">Search criteria = and &lt;&gt; must apply to whole cells</text:p>
      <text:p text:style-name="Text_20_body_20_indent">The default search method in Calc is to search for any instance of the target regardless of the position of the target within a word. For example, when searching for day, Calc will match Friday, Sunday, and days. Select this option to search an exact <text:span text:style-name="T197">occurrence</text:span> of the target. Wild card symbols can be used to expand the search to match the default condition. That is, searching for *day* will match Friday, Sunday, and days.</text:p>
      <text:p text:style-name="Definition_20_Term">Enable wildcards in formulas</text:p>
      <text:p text:style-name="Definition_20_Term"><text:alphabetical-index-mark text:string-value="enable in formulas" text:key1="regulární výrazy"/>Enable regular expressions in formulas</text:p>
      <text:p text:style-name="Definition_20_Term">No wildcards or regular expressions in formulas</text:p>
      <text:p text:style-name="P70">These three options are mutually exclusive.</text:p>
      <text:p text:style-name="Text_20_body_20_indent"><text:span text:style-name="Strong_20_Emphasis">Enable wildcards in formulas</text:span> specifies that wildcards are enabled when searching and also for character string comparisons. This relates to the database functions, and to VLOOKUP, HLOOKUP, MATCH, AVERAGEIF, AVERAGEIFS, COUNTIF, COUNTIFS, SUMIF, SUMIFS, and SEARCH. Select this option for spreadsheets that need to be interoperable with Microsoft Excel.</text:p>
      <text:p text:style-name="Text_20_body_20_indent"><text:span text:style-name="Strong_20_Emphasis">Enable regular expressions in formulas</text:span> specifies that regular expressions instead of simple wildcards are enabled when searching and also for character string comparisons. This relates to the database functions, and to VLOOKUP, HLOOKUP, MATCH, AVERAGEIF, AVERAGEIFS, COUNTIF, COUNTIFS, SUMIF, SUMIFS and SEARCH. Do not enable regular expressions in formulas for spreadsheets that need to be interoperable with Microsoft Excel.</text:p>
      <text:p text:style-name="Text_20_body_20_indent"><text:span text:style-name="Strong_20_Emphasis">No wildcards or regular expressions in formulas</text:span> specifies that only literal strings are used when searching and also for character string comparisons. This relates to the database functions, and to VLOOKUP, HLOOKUP, MATCH, AVERAGEIF, AVERAGEIFS, COUNTIF, COUNTIFS, SUMIF, SUMIFS and SEARCH. Do not disable wildcards in formulas for spreadsheets that need to be interoperable with Microsoft Excel.</text:p>
      <text:p text:style-name="Definition_20_Term">Automatically find column and row labels</text:p>
      <text:p text:style-name="Text_20_body_20_indent">Calc will name the range of data, under a column heading or to the right of a row heading, using the text in those headings.</text:p>
      <text:p text:style-name="Text_20_body_20_indent">Example: Cell E5 contains the text Europe. Below, in cell E6, is the value 100 and in cell E7 the value 200. If the <text:span text:style-name="Strong_20_Emphasis">Automatically find column and row labels</text:span> option is selected, you can write the following formula in cell A1: =SUM(Europe).</text:p>
      <text:p text:style-name="Definition_20_Term">Limit decimals for general number format</text:p>
      <text:p text:style-name="Text_20_body_20_indent">Limits the number of decimals to be displayed for numbers with the general number format. This overrides the setting applied in <text:span text:style-name="Strong_20_Emphasis">Format &gt; Cells &gt; Numbers &gt; Number &gt; General</text:span>. This setting refers to how numbers are displayed. When decimal places are limited, calculations are not affected because of rounding.</text:p>
      <text:p text:style-name="P54">CPU threading settings section</text:p>
      <text:p text:style-name="Text_20_body"><text:span text:style-name="Strong_20_Emphasis">Enable multi-threaded calculation</text:span> controls the use of multi-threading / parallelism, which can be used to speed up LibreOffice Calc calculations on computers with multiple processing cores.</text:p>
      <text:list xml:id="list675254047" text:style-name="Heading_20_Caution">
        <text:list-item>
          <text:p text:style-name="Heading_20_Caution"><text:soft-page-break/>Upozornění</text:p>
        </text:list-item>
      </text:list>
      <text:p text:style-name="Text_20_Note">When calculations involve a range that includes an empty cell, take note of the setting for <text:span text:style-name="T118">Zero values in the </text:span><text:span text:style-name="Strong_20_Emphasis"><text:span text:style-name="T118">LibreOffice Calc &gt; View</text:span></text:span><text:span text:style-name="T118"> options. If this option is not selected, a value of zero will display as an empty cell. Empty cells and the value zero are treated differently by many functions. For example, Count would not include an empty cell as an item to be counted. The average of eight cells, one of which contains the value zero, is not the same as the average of seven cells (an empty cell is not included in determining the average).</text:span></text:p>
      <text:h text:style-name="Heading_20_2" text:outline-level="2"><text:bookmark-start text:name="__RefHeading__2769_1436604195"/>Formula<text:bookmark-end text:name="__RefHeading__2769_1436604195"/></text:h>
      <text:p text:style-name="Text_20_body"><text:span text:style-name="T114">Use the</text:span> <text:span text:style-name="Emphasis">LibreOffice Calc – </text:span><text:span text:style-name="Emphasis"><text:span text:style-name="T114">F</text:span></text:span><text:span text:style-name="Emphasis">ormula</text:span> page <text:span text:style-name="T193">(Figure </text:span><text:span text:style-name="T193"><text:sequence-ref text:reference-format="value" text:ref-name="refFigure14">15</text:sequence-ref></text:span><text:span text:style-name="T193">) </text:span>to <text:span text:style-name="T114">specify</text:span> whether to use Calc or Excel syntax, as well as choosing which separators you prefer to use in formulas. The separators choices override the defaults in Calc and Excel syntax.</text:p>
      <text:p text:style-name="Figure"><draw:frame draw:style-name="fr2" draw:name="Frame21" text:anchor-type="as-char" svg:width="5.8465in" draw:z-index="39"><draw:text-box fo:min-height="4.2189in"><text:p text:style-name="Caption"><draw:frame draw:style-name="fr12" draw:name="Image11" text:anchor-type="paragraph" svg:width="5.7835in" svg:height="4.0193in" draw:z-index="40"><draw:image xlink:href="Pictures/100000000000022B000001825CBD9091106399B6.png" xlink:type="simple" xlink:show="embed" xlink:actuate="onLoad" loext:mime-type="image/png"/></draw:frame>Figure <text:sequence text:ref-name="refFigure14" text:name="Figure" text:formula="ooow:Figure+1" style:num-format="1">15</text:sequence>: Formula options</text:p></draw:text-box></draw:frame></text:p>
      <text:p text:style-name="Definition_20_Term"><text:span text:style-name="T125">F</text:span>ormula syntax</text:p>
      <text:p text:style-name="Text_20_body_20_indent">Syntax is the format in which formulas are written. <text:span text:style-name="T125">Choose the syntax most appropriate for your work. If you regularly open or save to Microsoft Excel formats, you may wish to use one of the Excel syntaxes.</text:span></text:p>
      <text:p text:style-name="Text_20_body_20_indent">To illustrate the differences between syntaxes, assume a spreadsheet contains two sheets. <text:span text:style-name="T125">T</text:span>he cell C4 can be referenced <text:span text:style-name="T125">in </text:span>three ways:</text:p>
      <text:p text:style-name="P75"><text:span text:style-name="T117">Calc A1</text:span><text:span text:style-name="T126"> <text:s text:c="2"/>=$Sheet2.C4 – the default syntax for Calc.</text:span></text:p>
      <text:p text:style-name="P75"><text:span text:style-name="T117">Excel A1</text:span><text:span text:style-name="T126"> <text:s/>=Sheet2!C4 – the default of Microsoft Excel.</text:span></text:p>
      <text:p text:style-name="P75"><text:span text:style-name="T117">Excel R1C1</text:span><text:span text:style-name="T126"> <text:s/>=Sheet2!R[3]C[2] – the relative row and column addressing used in Excel.</text:span></text:p>
      <text:p text:style-name="Definition_20_Term">Use English function names</text:p>
      <text:p text:style-name="Text_20_body_20_indent"><text:span text:style-name="T127">The default names for functions in Calc are those for the user's locale. For English users, the localized names are the same as the English names. When the language set by locale is not </text:span><text:soft-page-break/><text:span text:style-name="T127">English, you may wish to express functions in English; if so, select this option to change</text:span> formula input and display, function wizard, and formula tips.</text:p>
      <text:p text:style-name="Definition_20_Term">Separators</text:p>
      <text:p text:style-name="Text_20_body_20_indent">Separators are used in functions to distinguish points in the range used in the function: the symbols used between elements. Enter the separator character to be used for functions, row arrays, and column arrays. For example, a comma can be used as a separator in functions and instead of writing =SUM(A1;B1;C1) the function would be expressed as =SUM(A1,B1,C1).</text:p>
      <text:p text:style-name="Definition_20_Term">Detailed calculation setting<text:span text:style-name="T125">s</text:span></text:p>
      <text:p text:style-name="Text_20_body_20_indent">Most users will not need to change the default setting. <text:span text:style-name="T125">For c</text:span>ustom settings, select <text:span text:style-name="Strong_20_Emphasis"><text:span text:style-name="T125">Custom</text:span></text:span><text:span text:style-name="T125"> and click</text:span> <text:span text:style-name="Strong_20_Emphasis">Details</text:span> <text:span text:style-name="T125">to choose</text:span> <text:span text:style-name="T128">reference</text:span> syntax <text:span text:style-name="T129">and whether to treat empty strings as zero.</text:span></text:p>
      <text:p text:style-name="Definition_20_Term">Recalculation on File Load</text:p>
      <text:p text:style-name="P70">Recalculating formulas can take significant time while loading very large files.</text:p>
      <text:p text:style-name="P70"><text:span text:style-name="Emphasis">Excel 2007 and newer</text:span>. Loading a large spreadsheet file can take a long time. If you don't need to update your large spreadsheet data immediately, you can postpone the recalculation to a better time. Calc allows you to defer recalculation of Excel 2007 (and <text:span text:style-name="T204">more recent</text:span>) spreadsheets to speed up loading time.</text:p>
      <text:p text:style-name="P70"><text:span text:style-name="Emphasis">ODF </text:span><text:span text:style-name="Emphasis"><text:span text:style-name="T204">s</text:span></text:span><text:span text:style-name="Emphasis">preadsheet (not saved by </text:span><text:span text:style-name="Emphasis"><text:span text:style-name="T204">Office</text:span></text:span><text:span text:style-name="Emphasis">)</text:span><text:span text:style-name="Strong_20_Emphasis">. </text:span>Recent versions of Calc cache spreadsheet formula results in its ODF file. This feature helps Calc to recalculate a large ODF spreadsheet saved by Calc faster. For ODF spreadsheets saved by other programs, where such cached formula results may not exist, recalculation can be deferred to speed up file loading as with Excel 2007 files.</text:p>
      <text:p text:style-name="P70">For <text:span text:style-name="T200">each of these </text:span>two options, the following choices are possible: <text:span text:style-name="Emphasis">Never recalculate</text:span> <text:span text:style-name="T200">(n</text:span>o formulas will be recalculated on loading the file<text:span text:style-name="T200">), </text:span><text:span text:style-name="Emphasis">Always recalculate</text:span> <text:span text:style-name="T200">(a</text:span>ll formulas will be recalculated on file load<text:span text:style-name="T200">), and </text:span><text:span text:style-name="Emphasis">Prompt user</text:span> <text:span text:style-name="T200">(p</text:span>rompt user for action<text:span text:style-name="T200">)</text:span>.</text:p>
      <text:p text:style-name="P70">Calc saved ODF spreadsheets will honor <text:span text:style-name="Emphasis">Never recalculate</text:span> and <text:span text:style-name="Emphasis">Always recalculate</text:span> options.</text:p>
      <text:h text:style-name="Heading_20_2" text:outline-level="2"><text:bookmark-start text:name="__RefHeading__30937_50982823"/>Sort <text:span text:style-name="T190">l</text:span>ists<text:bookmark-end text:name="__RefHeading__30937_50982823"/></text:h>
      <text:p text:style-name="P44">Sort lists are used for more than sorting, for example filling a series of cells during data entry. <text:span text:style-name="T130">They are lists that are sorted in a particular order but not alphabetically or numerically; for example, days of the week.</text:span> In addition to the supplied lists, you can define and edit your own lists, as described in “Defining a fill series” in Chapter 2, Entering, Editing, and Formatting Data.</text:p>
      <text:p text:style-name="Figure"><draw:frame draw:style-name="fr4" draw:name="Frame13" text:anchor-type="as-char" svg:y="-2.5307in" svg:width="5.0917in" draw:z-index="41"><draw:text-box fo:min-height="3.2189in"><text:p text:style-name="Caption"><draw:frame draw:style-name="fr12" draw:name="Image22" text:anchor-type="paragraph" svg:width="5.1181in" svg:height="3.0591in" draw:z-index="42"><draw:image xlink:href="Pictures/100002010000022F0000014E3B8424E68C10377C.png" xlink:type="simple" xlink:show="embed" xlink:actuate="onLoad" loext:mime-type="image/png"/></draw:frame>Figure <text:sequence text:ref-name="refFigure15" text:name="Figure" text:formula="ooow:Figure+1" style:num-format="1">16</text:sequence>: Defining sorting lists in Calc</text:p></draw:text-box></draw:frame></text:p>
      <text:h text:style-name="Heading_20_2" text:outline-level="2"><text:bookmark-start text:name="__RefHeading__30939_50982823"/><text:soft-page-break/><text:alphabetical-index-mark text:string-value="changes" text:key1="Calc options"/>Changes<text:alphabetical-index-mark text:string-value="možnosti" text:key1="changes"/><text:bookmark-end text:name="__RefHeading__30939_50982823"/></text:h>
      <text:p text:style-name="Text_20_body">In the Options dialog, choose <text:span text:style-name="Strong_20_Emphasis">LibreOffice Calc &gt; Changes</text:span>.</text:p>
      <text:p text:style-name="Figure"><draw:frame draw:style-name="fr2" draw:name="Frame5" text:anchor-type="as-char" svg:width="3.4429in" draw:z-index="43"><draw:text-box fo:min-height="4.9209in"><text:p text:style-name="Caption"><draw:frame draw:style-name="fr15" draw:name="Image12" text:anchor-type="paragraph" svg:x="0in" svg:y="0in" svg:width="3.1811in" svg:height="4.7283in" draw:z-index="44"><draw:image xlink:href="Pictures/10000000000001500000020CC8C4BD1FF0F0D93C.png" xlink:type="simple" xlink:show="embed" xlink:actuate="onLoad" loext:mime-type="image/png"/></draw:frame>Figure <text:sequence text:ref-name="refFigure16" text:name="Figure" text:formula="ooow:Figure+1" style:num-format="1">17</text:sequence>: Calc options for highlighting changes</text:p></draw:text-box></draw:frame></text:p>
      <text:p text:style-name="Text_20_body">On this page you can specify options for highlighting recorded changes in spreadsheets. You can assign specific colors for insertions, deletions, and other changes, or you can let Calc assign colors based on the author of the change; in the latter case, one color will apply to all changes made by that author. The selections made here are applied when<text:span text:style-name="T131"> change </text:span>recording<text:span text:style-name="T131"> is enabled under </text:span><text:span text:style-name="Strong_20_Emphasis"><text:span text:style-name="T122">E</text:span></text:span><text:span text:style-name="Strong_20_Emphasis"><text:span text:style-name="T123">dit</text:span></text:span><text:span text:style-name="Strong_20_Emphasis"><text:span text:style-name="T131"> &gt; Track Changes &gt; Record</text:span></text:span><text:span text:style-name="T131">.</text:span></text:p>
      <text:h text:style-name="Heading_20_2" text:outline-level="2"><text:bookmark-start text:name="__RefHeading__2771_1436604195"/>Compatibility<text:bookmark-end text:name="__RefHeading__2771_1436604195"/></text:h>
      <text:p text:style-name="Text_20_body">In the Options dialog, choose <text:span text:style-name="Strong_20_Emphasis"><text:span text:style-name="T6">LibreOffice</text:span></text:span><text:span text:style-name="Strong_20_Emphasis"> Calc &gt; Compatibility</text:span>. This page provides a quick way to switch between LibreOffice’s default key bindings and OpenOffice.org’s <text:span text:style-name="T128">legacy </text:span>default key bindings for Calc. Most of the defaults are identical, but there are some differences.</text:p>
      <text:p text:style-name="Text_20_body">The actions associated with the two key binding choices are <text:span text:style-name="T128">shown in the table below.</text:span></text:p>
      <table:table table:name="Table34" table:style-name="Table34">
        <table:table-column table:style-name="Table34.A"/>
        <table:table-column table:style-name="Table34.B"/>
        <table:table-column table:style-name="Table34.C"/>
        <table:table-header-rows>
          <table:table-row table:style-name="Table34.1">
            <table:table-cell table:style-name="Table34.A1" office:value-type="string">
              <text:p text:style-name="P77">Key Binding</text:p>
            </table:table-cell>
            <table:table-cell table:style-name="Table34.B1" office:value-type="string">
              <text:p text:style-name="P77">Default</text:p>
            </table:table-cell>
            <table:table-cell table:style-name="Table34.B1" office:value-type="string">
              <text:p text:style-name="P77">OpenOffice.org legacy</text:p>
            </table:table-cell>
          </table:table-row>
        </table:table-header-rows>
        <table:table-row table:style-name="Table34.1">
          <table:table-cell table:style-name="Table34.A2" office:value-type="string">
            <text:p text:style-name="P78"><text:span text:style-name="Keystroke">Backspace</text:span></text:p>
          </table:table-cell>
          <table:table-cell table:style-name="Table34.B2" office:value-type="string">
            <text:p text:style-name="P78"><text:span text:style-name="T128">Opens D</text:span>elete <text:span text:style-name="T128">C</text:span>ontents <text:span text:style-name="T132">dialog</text:span></text:p>
          </table:table-cell>
          <table:table-cell table:style-name="Table34.C2" office:value-type="string">
            <text:p text:style-name="P76"><text:span text:style-name="T128">Immediately </text:span>delete<text:span text:style-name="T132">s contents</text:span></text:p>
          </table:table-cell>
        </table:table-row>
        <table:table-row table:style-name="Table34.1">
          <table:table-cell table:style-name="Table34.A3" office:value-type="string">
            <text:p text:style-name="P78"><text:span text:style-name="Keystroke">Delete</text:span></text:p>
          </table:table-cell>
          <table:table-cell table:style-name="Table34.B3" office:value-type="string">
            <text:p text:style-name="P76"><text:span text:style-name="T128">Immediately </text:span>delete<text:span text:style-name="T128">s contents</text:span></text:p>
          </table:table-cell>
          <table:table-cell table:style-name="Table34.C3" office:value-type="string">
            <text:p text:style-name="P76"><text:span text:style-name="T128">Opens D</text:span>elete <text:span text:style-name="T128">C</text:span>ontents <text:span text:style-name="T132">dialog</text:span></text:p>
          </table:table-cell>
        </table:table-row>
        <table:table-row table:style-name="Table34.1">
          <table:table-cell table:style-name="Table34.A2" office:value-type="string">
            <text:p text:style-name="P78"><text:span text:style-name="Keystroke">C</text:span><text:span text:style-name="Keystroke"><text:span text:style-name="T133">ontrol+</text:span></text:span><text:span text:style-name="Keystroke">D</text:span><text:line-break/><text:span text:style-name="T134">(</text:span><text:span text:style-name="Keystroke"><text:span text:style-name="T134">Command+D</text:span></text:span><text:span text:style-name="T134"> on Mac)</text:span></text:p>
          </table:table-cell>
          <table:table-cell table:style-name="Table34.B4" office:value-type="string">
            <text:p text:style-name="P76"><text:span text:style-name="T128">F</text:span>ill<text:span text:style-name="T132">s cell content</text:span> down <text:span text:style-name="T128">within selection</text:span></text:p>
          </table:table-cell>
          <table:table-cell table:style-name="Table34.C4" office:value-type="string">
            <text:p text:style-name="P76"><text:span text:style-name="T128">Opens the S</text:span>elect<text:span text:style-name="T128">ion List dialog</text:span></text:p>
          </table:table-cell>
        </table:table-row>
        <table:table-row table:style-name="Table34.1">
          <table:table-cell table:style-name="Table34.A5" office:value-type="string">
            <text:p text:style-name="P78"><text:span text:style-name="Keystroke">Alt+DownArrow</text:span><text:line-break/><text:span text:style-name="T134">(</text:span><text:span text:style-name="Keystroke"><text:span text:style-name="T134">Option+DownArrow</text:span></text:span><text:span text:style-name="T134"> on Mac)</text:span></text:p>
          </table:table-cell>
          <table:table-cell table:style-name="Table34.B5" office:value-type="string">
            <text:p text:style-name="P76"><text:span text:style-name="T189">S</text:span>elect header of range;<text:line-break/>no action in empty cell</text:p>
          </table:table-cell>
          <table:table-cell table:style-name="Table34.C5" office:value-type="string">
            <text:p text:style-name="P76">Increases row height</text:p>
          </table:table-cell>
        </table:table-row>
      </table:table>
      <text:h text:style-name="Heading_20_2" text:outline-level="2"><text:bookmark-start text:name="__RefHeading__30941_50982823"/><text:soft-page-break/><text:alphabetical-index-mark text:string-value="grid" text:key1="Calc options"/>Grid <text:span text:style-name="T97">options</text:span><text:alphabetical-index-mark text:string-value="možnosti" text:key1="grid"/><text:bookmark-end text:name="__RefHeading__30941_50982823"/></text:h>
      <text:p text:style-name="Text_20_body">The Grid page defines the grid settings for spreadsheets. Using a grid helps you determine the exact position of any charts or other objects you may add to a spreadsheet. You can also set this grid in line with the snap grid.</text:p>
      <text:p text:style-name="Text_20_body">If you have activated the <text:alphabetical-index-mark-start text:id="IMark452306008"/>snap grid<text:alphabetical-index-mark-end text:id="IMark452306008"/> but wish to move or create individual objects without snap positions, you can press the <text:span text:style-name="Keystroke">Ctrl</text:span> key to deactivate the snap grid for as long as needed.</text:p>
      <text:p text:style-name="Text_20_body">In the Options dialog, choose <text:span text:style-name="Strong_20_Emphasis">LibreOffice Calc &gt; Grid</text:span>.</text:p>
      <text:p text:style-name="Definition_20_Term"><text:bookmark-start text:name="__RefHeading__2773_1436604195"/>Grid section<text:bookmark-end text:name="__RefHeading__2773_1436604195"/></text:p>
      <text:p text:style-name="Text_20_body_20_indent"><text:span text:style-name="Strong_20_Emphasis">Snap to grid</text:span> activates the snap function.</text:p>
      <text:p text:style-name="Text_20_body_20_indent"><text:alphabetical-index-mark text:string-value="visible grid"/><text:span text:style-name="Strong_20_Emphasis">Visible grid</text:span> displays grid points on the screen. These points are not printed.</text:p>
      <text:p text:style-name="Definition_20_Term"><text:bookmark-start text:name="__RefHeading__30945_50982823"/><text:alphabetical-index-mark text:string-value="resolution options"/>Resolution section<text:bookmark-end text:name="__RefHeading__30945_50982823"/></text:p>
      <text:p text:style-name="Text_20_body_20_indent">Here you can set the unit of distance for the spacing between horizontal and vertical grid points and subdivisions (intermediate points) of the grid.</text:p>
      <text:p text:style-name="Text_20_body_20_indent"><text:alphabetical-index-mark text:string-value="synchronize axes"/><text:span text:style-name="Strong_20_Emphasis">Synchronize axes</text:span> changes the current grid settings symmetrically.</text:p>
      <text:p text:style-name="Text_20_body"><draw:frame draw:style-name="fr2" draw:name="Frame10" text:anchor-type="as-char" svg:width="6.3972in" draw:z-index="45"><draw:text-box fo:min-height="2.3437in"><text:p text:style-name="Caption"><draw:frame draw:style-name="fr10" draw:name="graphics8" text:anchor-type="paragraph" svg:width="6.3583in" svg:height="2.1528in" draw:z-index="46"><draw:image xlink:href="Pictures/10000201000002F300000140549826F34800631F.png" xlink:type="simple" xlink:show="embed" xlink:actuate="onLoad" loext:mime-type="image/png"/></draw:frame>Figure <text:sequence text:ref-name="refFigure17" text:name="Figure" text:formula="ooow:Figure+1" style:num-format="1">18</text:sequence>: Calc grid options</text:p></draw:text-box></draw:frame></text:p>
      <text:h text:style-name="Heading_20_2" text:outline-level="2"><text:bookmark-start text:name="__RefHeading__30947_50982823"/>Print <text:span text:style-name="T97">options</text:span><text:bookmark-end text:name="__RefHeading__30947_50982823"/></text:h>
      <text:p text:style-name="Text_20_body">In the Options dialog, choose <text:span text:style-name="Strong_20_Emphasis">LibreOffice Calc &gt; Print</text:span> <text:span text:style-name="T81">to choose defaults for printing spreadsheets. You can override these for individual print jobs.</text:span></text:p>
      <text:p text:style-name="Figure"><draw:frame draw:style-name="fr1" draw:name="Frame18" text:anchor-type="as-char" svg:width="2.4602in" draw:z-index="47"><draw:text-box fo:min-height="1.6693in"><text:p text:style-name="Caption"><draw:frame draw:style-name="fr10" draw:name="Image13" text:anchor-type="paragraph" svg:width="2.4055in" svg:height="1.4173in" draw:z-index="48"><draw:image xlink:href="Pictures/10000000000000E7000000882BEB258F9A286082.png" xlink:type="simple" xlink:show="embed" xlink:actuate="onLoad" loext:mime-type="image/png"/></draw:frame><text:span text:style-name="T24"><text:line-break/></text:span>Figure <text:sequence text:ref-name="refFigure18" text:name="Figure" text:formula="ooow:Figure+1" style:num-format="1">19</text:sequence>: <text:span text:style-name="T172">Calc Print options</text:span></text:p></draw:text-box></draw:frame></text:p>
      <text:h text:style-name="Heading_20_1" text:outline-level="1"><text:bookmark-start text:name="__RefHeading__2775_1436604195"/><text:span text:style-name="T135">D</text:span>efault colors for charts<text:bookmark-end text:name="__RefHeading__2775_1436604195"/></text:h>
      <text:p text:style-name="Text_20_body"><text:span text:style-name="T78">Use </text:span><text:span text:style-name="Strong_20_Emphasis">Tools &gt; Options &gt; Charts &gt; Default Colors</text:span><text:span text:style-name="T78"> to change the default colors used for charts or to add new data series to the list provided.</text:span></text:p>
      <text:p text:style-name="P9"><text:span text:style-name="T80">To add new colors to the choices, see “</text:span><text:span text:style-name="T80"><text:bookmark-ref text:reference-format="text" text:ref-name="__RefHeading___Toc438011_690378497">Adding custom colors</text:bookmark-ref></text:span><text:span text:style-name="T80">” on page </text:span><text:span text:style-name="T80"><text:bookmark-ref text:reference-format="page" text:ref-name="__RefHeading___Toc438011_690378497">32</text:bookmark-ref></text:span><text:span text:style-name="T80">.</text:span></text:p>
      <text:p text:style-name="P57"><text:soft-page-break/><draw:frame draw:style-name="fr4" draw:name="Frame23" text:anchor-type="as-char" svg:y="-3.4634in" svg:width="5.9028in" draw:z-index="0"><draw:text-box fo:min-height="4.5929in"><text:p text:style-name="Caption"><draw:frame draw:style-name="fr12" draw:name="Image14" text:anchor-type="paragraph" svg:width="5.8035in" svg:height="4.4173in" draw:z-index="1"><draw:image xlink:href="Pictures/100000000000022D000001A849CA930413684D20.png" xlink:type="simple" xlink:show="embed" xlink:actuate="onLoad" loext:mime-type="image/png"/></draw:frame>Figure <text:sequence text:ref-name="refFigure19" text:name="Figure" text:formula="ooow:Figure+1" style:num-format="1">20</text:sequence>: Defining chart colors</text:p></draw:text-box></draw:frame></text:p>
      <text:p text:style-name="P15">To change the default color for a data series, select it in the left-hand column and then click on the required color in the color table.</text:p>
      <text:p text:style-name="Text_20_body"><text:span text:style-name="T78">To add another data series, click </text:span><text:span text:style-name="Strong_20_Emphasis">Add</text:span><text:span text:style-name="T78">, then select the new series and click on the required color.</text:span></text:p>
      <text:h text:style-name="Heading_20_1" text:outline-level="1"><text:bookmark-start text:name="__RefHeading__30949_50982823"/>AutoCorrect functions<text:bookmark-end text:name="__RefHeading__30949_50982823"/></text:h>
      <text:p text:style-name="Text_20_body">Some people find some or all of the items in <text:span text:style-name="T59">LibreOffice</text:span>’s <text:alphabetical-index-mark text:string-value="možnosti" text:key1="Automatické opravy"/>AutoCorrect function annoying because they change what you type when you do not want it changed.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You need to have a document open for this menu item to appear.</text:p>
      <text:p text:style-name="Text_20_body">In Calc, this dialog has four tabs, as shown <text:span text:style-name="T136">in Figure </text:span><text:span text:style-name="T136"><text:sequence-ref text:reference-format="value" text:ref-name="refFigure20">21</text:sequence-ref></text:span>. Options are described in the Help; many will be familiar to users of other office suites.</text:p>
      <text:p text:style-name="Figure"><text:soft-page-break/><draw:frame draw:style-name="fr2" draw:name="Frame17" text:anchor-type="as-char" svg:width="5.4366in" draw:z-index="49"><draw:text-box fo:min-height="5.2484in"><text:p text:style-name="Caption"><draw:frame draw:style-name="fr12" draw:name="graphics28" text:anchor-type="paragraph" svg:width="5.3661in" svg:height="5.0193in" draw:z-index="50"><draw:image xlink:href="Pictures/1000000000000203000001E20A6F859EFA33FD7E.png" xlink:type="simple" xlink:show="embed" xlink:actuate="onLoad" loext:mime-type="image/png"/></draw:frame>Figure <text:sequence text:ref-name="refFigure20" text:name="Figure" text:formula="ooow:Figure+1" style:num-format="1">21</text:sequence>: The AutoCorrect dialog in Calc</text:p></draw:text-box></draw:frame></text:p>
      <text:h text:style-name="Heading_20_1" text:outline-level="1"><text:bookmark-start text:name="__RefHeading__30951_50982823"/>Customizing the <text:alphabetical-index-mark text:string-value="user interface, customizing"/>user interface<text:bookmark-end text:name="__RefHeading__30951_50982823"/></text:h>
      <text:p text:style-name="P7">Upravit můžeme nabídky, nástrojové lišty a klávesové zkratky, a pokud je potřeba, také nové nabídky a lišty přidat. Také lze přiřadit makra k událostem.</text:p>
      <text:list xml:id="list895780578" text:style-name="Heading_20_Tip">
        <text:list-item>
          <text:p text:style-name="Heading_20_Tip">Tip</text:p>
        </text:list-item>
      </text:list>
      <text:p text:style-name="P25">Changes to menus and toolbars can be saved in a template. First, save the document that was open when these changes were made. Then, save that document as a template, as described in Chapter 4, Using Styles and Templates.</text:p>
      <text:h text:style-name="Heading_20_2" text:outline-level="2"><text:bookmark-start text:name="__RefHeading__30955_50982823"/><text:span text:style-name="T137">M</text:span>enu content<text:bookmark-end text:name="__RefHeading__30955_50982823"/></text:h>
      <text:p text:style-name="Text_20_body"><text:span text:style-name="T31">Y</text:span>ou can add and rearrange <text:span text:style-name="T45">menu</text:span>s on the <text:span text:style-name="T179">M</text:span>enu bar <text:span text:style-name="T182">or context (right-click) menus</text:span>; add, <text:span text:style-name="T179">rearrange,</text:span> <text:span text:style-name="T179">and remove </text:span><text:span text:style-name="T45">command</text:span>s o<text:span text:style-name="T179">n</text:span> menus; and make other changes.</text:p>
      <text:p text:style-name="P41">Chceme-li přizpůsobit <text:alphabetical-index-mark-start text:id="IMark452306008" text:key1="customizing"/>nabídky<text:alphabetical-index-mark-end text:id="IMark452306008"/><text:alphabetical-index-mark text:string-value="přizpůsobení" text:key1="nabídky"/>, <text:span text:style-name="T181">z</text:span>volíme <text:span text:style-name="Strong_20_Emphasis">Nástroje &gt; Přizpůsobit</text:span>. On the Customize dialog, go to the Menus page (<text:span text:style-name="T179">Figure </text:span><text:sequence-ref text:reference-format="value" text:ref-name="refFigure21">22</text:sequence-ref>) <text:span text:style-name="T182">or the Context Menus page.</text:span></text:p>
      <text:p text:style-name="Figure"><text:soft-page-break/><draw:frame draw:style-name="fr2" draw:name="Frame29" text:anchor-type="as-char" svg:width="6.2819in" draw:z-index="51"><draw:text-box fo:min-height="4.9752in"><text:p text:style-name="P47"><draw:frame draw:style-name="fr12" draw:name="Image17" text:anchor-type="paragraph" svg:width="6.1846in" svg:height="4.7992in" draw:z-index="52"><draw:image xlink:href="Pictures/10000000000002E6000002409273FBDD76EF0816.png" xlink:type="simple" xlink:show="embed" xlink:actuate="onLoad" loext:mime-type="image/png"/></draw:frame>Figure <text:sequence text:ref-name="refFigure21" text:name="Figure" text:formula="ooow:Figure+1" style:num-format="1">22</text:sequence>: The <text:span text:style-name="T74">Menus</text:span> page of the Customize dialog</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text:span><text:span text:style-name="Emphasis"><text:span text:style-name="T45">blast platnosti</text:span></text:span> <text:span text:style-name="T179">v pravé horní části dialogového okna Přizpůsobit</text:span> zvolíme zda chceme uložit toto změněné menu pro Calc, nebo pro vybraný dokument.</text:p>
        </text:list-item>
        <text:list-item>
          <text:p text:style-name="Numbering_20_1">V rozevíracím seznamu <text:span text:style-name="Emphasis"><text:span text:style-name="T45">Cíl</text:span></text:span> <text:span text:style-name="T78"/> <text:span text:style-name="T179">vybereme </text:span>nabídku, kterou chceme upravit. V tomto seznamu se nacházejí všechny položky hlavní nabídky, <text:span text:style-name="T179">jakož i její podpoložky</text:span>. The commands <text:span text:style-name="T179">on</text:span> the selected menu are shown in the <text:span text:style-name="T179">right-hand </text:span><text:span text:style-name="Emphasis"><text:span text:style-name="T45">Function</text:span></text:span><text:span text:style-name="T45"> list below</text:span>.</text:p>
        </text:list-item>
        <text:list-item>
          <text:p text:style-name="P101"><text:span text:style-name="T78">To </text:span><text:span text:style-name="T46">add a command to</text:span> the selected menu, click on <text:span text:style-name="T180">a command in the left-hand </text:span><text:span text:style-name="Emphasis"><text:span text:style-name="T180">Function</text:span></text:span><text:span text:style-name="T180"> list and then click the large right arrow</text:span>. Hledání můžeme zúžit <text:span text:style-name="T46">po</text:span>užitím pole <text:span text:style-name="Emphasis">Hledat</text:span> <text:span text:style-name="T180">vlevo nahoře</text:span> nebo výběrem v rozevíracím seznamu <text:span text:style-name="Emphasis">Kategorie</text:span>. <text:span text:style-name="T180">Use the up and down arrows on the far right-hand side to move the command into the place where you want it in the list.</text:span></text:p>
        </text:list-item>
        <text:list-item>
          <text:p text:style-name="P101"><text:span text:style-name="T180">To remove a command from the selected menu, click on it in the right-hand </text:span><text:span text:style-name="Emphasis"><text:span text:style-name="T180">Function</text:span></text:span><text:span text:style-name="T180"> list and then click the large left arrow.</text:span></text:p>
        </text:list-item>
        <text:list-item>
          <text:p text:style-name="P102">To insert a separator or submenu, use the commands <text:span text:style-name="T204">in the </text:span><text:span text:style-name="Strong_20_Emphasis"><text:span text:style-name="T204">Insert</text:span></text:span><text:span text:style-name="T204"> drop-down </text:span>under <text:span text:style-name="Emphasis">Customize</text:span> at the bottom right.</text:p>
        </text:list-item>
      </text:list>
      <text:p text:style-name="Figure"><draw:frame draw:style-name="fr14" draw:name="Image19" text:anchor-type="as-char" svg:width="3.1138in" svg:height="1.2201in" draw:z-index="53"><draw:image xlink:href="Pictures/100000000000012B0000007559CA2BFA491F5A1D.png" xlink:type="simple" xlink:show="embed" xlink:actuate="onLoad" loext:mime-type="image/png"/></draw:frame></text:p>
      <text:list xml:id="list111553459865201" text:continue-numbering="true" text:style-name="Numbering_20_1">
        <text:list-item>
          <text:p text:style-name="Numbering_20_1">To <text:span text:style-name="T181">rename a menu item,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 below.</text:span></text:p>
        </text:list-item>
      </text:list>
      <text:p text:style-name="Figure"><text:soft-page-break/><draw:frame draw:style-name="fr14" draw:name="Image20" text:anchor-type="as-char" svg:width="3.0634in" svg:height="0.9807in" draw:z-index="54"><draw:image xlink:href="Pictures/10000000000001260000005E006247A792E3F730.png" xlink:type="simple" xlink:show="embed" xlink:actuate="onLoad" loext:mime-type="image/png"/></draw:frame></text:p>
      <text:list xml:id="list111553599129713" text:continue-numbering="true" text:style-name="Numbering_20_1">
        <text:list-item>
          <text:p text:style-name="Numbering_20_1">Změny nakonec uložíme klepnutím na tlačítko <text:span text:style-name="Strong_20_Emphasis">OK</text:span>.</text:p>
        </text:list-item>
      </text:list>
      <text:h text:style-name="Heading_20_3" text:outline-level="3"><text:bookmark-start text:name="__RefHeading__30957_50982823"/><text:alphabetical-index-mark text:string-value="vytváření" text:key1="nabídky"/>Vytváření nové nabídky<text:bookmark-end text:name="__RefHeading__30957_50982823"/></text:h>
      <text:p text:style-name="Text_20_body"><text:span text:style-name="T181">O</text:span>n the Menus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ew Menu </text:span>dialog shown in <text:span text:style-name="T181">Figure </text:span><text:sequence-ref text:reference-format="value" text:ref-name="refFigure23">24</text:sequence-ref>.</text:p>
      <text:p text:style-name="Figure"><draw:frame draw:style-name="fr1" draw:name="Frame24" text:anchor-type="as-char" svg:width="4.1181in" draw:z-index="55"><draw:text-box fo:min-height="1.6126in"><text:p text:style-name="Caption"><draw:frame draw:style-name="fr13" draw:name="Image18" text:anchor-type="paragraph" svg:x="0in" svg:y="0in" svg:width="4.0311in" svg:height="1.4366in" draw:z-index="56"><draw:image xlink:href="Pictures/10000000000001830000008A1F9D6DC4F14E3BF2.png" xlink:type="simple" xlink:show="embed" xlink:actuate="onLoad" loext:mime-type="image/png"/></draw:frame><text:span text:style-name="T24"><text:line-break/></text:span>Figure <text:sequence text:ref-name="refFigure22" text:name="Figure" text:formula="ooow:Figure+1" style:num-format="1">23</text:sequence>: Location of command to add a new menu</text:p></draw:text-box></draw:frame></text:p>
      <text:p text:style-name="Figure"><draw:frame draw:style-name="fr6" draw:name="Quadro3" text:anchor-type="as-char" svg:y="-2.4201in" svg:width="3.2398in" draw:z-index="57"><draw:text-box fo:min-height="4.1244in"><text:p text:style-name="Caption"><draw:frame draw:style-name="fr10" draw:name="Figura2" text:anchor-type="paragraph" svg:width="3.1654in" svg:height="3.9484in" draw:z-index="58"><draw:image xlink:href="Pictures/10000000000001300000017B424166F780EA61C7.png" xlink:type="simple" xlink:show="embed" xlink:actuate="onLoad" loext:mime-type="image/png"/></draw:frame><text:span text:style-name="T24"><text:line-break/></text:span>Figure <text:sequence text:ref-name="refFigure23" text:name="Figure" text:formula="ooow:Figure+1" style:num-format="1">24</text:sequence>: Adding a new menu</text:p></draw:text-box></draw:frame></text:p>
      <text:list xml:id="list844008460" text:style-name="Numbering_20_1">
        <text:list-item text:start-value="1">
          <text:p text:style-name="Numbering_20_1">Zadáme jméno <text:span text:style-name="T47"/> nové nabídky do pole <text:span text:style-name="Emphasis">Název nabídky</text:span>.</text:p>
        </text:list-item>
        <text:list-item>
          <text:p text:style-name="Numbering_20_1">Šipkami nahoru a dolů nabídku přesuneme na požadovanou pozici <text:span text:style-name="T181">n</text:span>a <text:span text:style-name="T48">l</text:span><text:span text:style-name="T181">iště nabídky</text:span>. Klepnutím na tlačítko <text:span text:style-name="Strong_20_Emphasis">OK</text:span> uložíme nastavení <text:span text:style-name="T138">a vrátíme se do dialogového okna Přizpůsobit</text:span>.</text:p>
        </text:list-item>
      </text:list>
      <text:p text:style-name="Text_20_body">Nová nabídka se objeví v okně Přizpůsobit v seznamu nabídek. Na <text:span text:style-name="T204">n</text:span>ástrojové liště se objeví po uložení úprav.</text:p>
      <text:p text:style-name="Text_20_body">Poté, co byla vytvořena nová nabídka, do ní lze přidat příkazy, jak bylo vysvětleno <text:span text:style-name="T49">výše při úpravách nabídek</text:span>.</text:p>
      <text:h text:style-name="Heading_20_3" text:outline-level="3"><text:bookmark-start text:name="__RefHeading___Toc418840_690378497"/><text:soft-page-break/>Vytvoření akcelerátoru<text:bookmark-end text:name="__RefHeading___Toc418840_690378497"/></text:h>
      <text:p text:style-name="Text_20_body">Ve vlastních názvech nabídek <text:span text:style-name="T139">m</text:span>ůžeme určit jedno písmeno názvu, které bude sloužit pro klávesovou zkratku. <text:span text:style-name="T139">(That letter</text:span> will become underlined.<text:span text:style-name="T139">) When you press Alt+that letter, that</text:span> menu or command <text:span text:style-name="T139">will be invoked. Existing submenus can also be edited to change the letter which is used to select them using the keyboard when the menu is open.</text:span></text:p>
      <text:p text:style-name="Text_20_Body_20_List_20_Intro">Vytvoření akcel<text:span text:style-name="T140">erátoru:</text:span></text:p>
      <text:list xml:id="list111554560359686" text:continue-list="list111553599129713" text:style-name="Numbering_20_1">
        <text:list-item text:start-value="1">
          <text:p text:style-name="Numbering_20_1"><text:bookmark-start text:name="__RefHeading__34788_1770207286"/>Select a <text:span text:style-name="T140">menu item from</text:span> <text:span text:style-name="T50">t</text:span><text:span text:style-name="T49">he right-hand </text:span><text:span text:style-name="Emphasis"><text:span text:style-name="T49">Function</text:span></text:span><text:span text:style-name="T49"> list</text:span>.<text:bookmark-end text:name="__RefHeading__34788_1770207286"/></text:p>
        </text:list-item>
        <text:list-item>
          <text:p text:style-name="Numbering_20_1">Klepneme na tlačítko <text:span text:style-name="Strong_20_Emphasis">Změnit</text:span><text:span text:style-name="T140"> </text:span><text:span text:style-name="T50">a </text:span><text:span text:style-name="T49">v</text:span>ybereme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text:span text:style-name="T141">Klepnutím na tlačítko </text:span><text:span text:style-name="Strong_20_Emphasis">OK</text:span><text:span text:style-name="T141"> u</text:span><text:span text:style-name="T142">ložíme změnu</text:span><text:span text:style-name="T141">.</text:span></text:p>
        </text:list-item>
      </text:list>
      <text:p text:style-name="P16">The A in the menu item Art is now underlined. Press <text:span text:style-name="Emphasis">Alt+A</text:span> and the Art menu will open.</text:p>
      <text:list xml:id="list111553348475796" text:continue-list="list675254047" text:style-name="Heading_20_Caution">
        <text:list-item>
          <text:p text:style-name="Heading_20_Caution">Upozornění</text:p>
        </text:list-item>
      </text:list>
      <text:p text:style-name="Text_20_Note">Při <text:span text:style-name="T143">přiřazování akcelerátoru</text:span> musíme být opatrní<text:span text:style-name="T143">, abychom nepoužili písmeno, které je již přiřazeno k nabídce nebo příkazu. Stejné kombinace písmen a kláves lze použít pro příkazy spojené s různými položkami nabídky, ale nikoli pro příkazy spojené se stejnou nabídkou nebo položkou nabídky.</text:span></text:p>
      <text:h text:style-name="P93" text:outline-level="2"><text:bookmark-start text:name="__RefHeading___Toc451436_690378497"/><text:alphabetical-index-mark text:string-value="nástrojové lišty" text:key1="přizpůsobení"/><text:span text:style-name="T184">T</text:span>oolbars<text:bookmark-end text:name="__RefHeading___Toc451436_690378497"/></text:h>
      <text:p text:style-name="Text_20_body">You can customize toolbars in several ways, including choosing which icons are visible and locking the position of a docked toolbar, as described in Chapter 1, Introducing <text:span text:style-name="T59">LibreOffice,</text:span> of the <text:span text:style-name="Emphasis">Getting Started </text:span><text:span text:style-name="Emphasis"><text:span text:style-name="T176">G</text:span></text:span><text:span text:style-name="Emphasis">uide</text:span>. This section describes how to create new toolbars and add <text:span text:style-name="T176">or delete</text:span> icons (commands) on a toolbar.</text:p>
      <text:p text:style-name="Text_20_Body_20_List_20_Intro">To get to the toolbar customization dialog <text:span text:style-name="T176">(Figure </text:span><text:span text:style-name="T176"><text:sequence-ref text:reference-format="value" text:ref-name="refFigure24">25</text:sequence-ref></text:span><text:span text:style-name="T176">)</text:span>, do any of the following:</text:p>
      <text:list xml:id="list1105186163" text:style-name="List_20_1">
        <text:list-item>
          <text:p text:style-name="List_20_1">On the toolbar, <text:span text:style-name="T43">right-click in</text:span> the toolbar and choose <text:span text:style-name="Strong_20_Emphasis">Customize Toolbar</text:span>.</text:p>
        </text:list-item>
        <text:list-item>
          <text:p text:style-name="List_20_1"><text:span text:style-name="T78">Cho</text:span>ose <text:span text:style-name="Strong_20_Emphasis">View &gt; Toolbars &gt; Customize</text:span> <text:span text:style-name="T198">on</text:span> t<text:span text:style-name="T78">he </text:span><text:span text:style-name="T82">M</text:span><text:span text:style-name="T78">enu bar.</text:span></text:p>
        </text:list-item>
        <text:list-item>
          <text:p text:style-name="P100"><text:span text:style-name="T78">Choo</text:span>se <text:span text:style-name="Strong_20_Emphasis">Tools &gt; Customize</text:span> <text:span text:style-name="T198">on</text:span> t<text:span text:style-name="T78">he </text:span><text:span text:style-name="T82">M</text:span><text:span text:style-name="T78">enu bar and </text:span><text:span text:style-name="T65">go to</text:span><text:span text:style-name="T78"> t</text:span>he <text:span text:style-name="Emphasis">Toolbars</text:span> page.</text:p>
        </text:list-item>
      </text:list>
      <text:p text:style-name="Text_20_Body_20_List_20_Intro">To customize a toolbar:</text:p>
      <text:list xml:id="list1800499275" text:style-name="Numbering_20_1">
        <text:list-item>
          <text:p text:style-name="Numbering_20_1">In the <text:span text:style-name="Emphasis">S</text:span><text:span text:style-name="Emphasis"><text:span text:style-name="T43">cope</text:span></text:span> drop-down list <text:span text:style-name="T176">on the upper right</text:span>, choose whether to save this changed toolbar for Calc or for a selected document.</text:p>
        </text:list-item>
        <text:list-item>
          <text:p text:style-name="Numbering_20_1">V rozevíracím seznamu <text:span text:style-name="Emphasis"><text:span text:style-name="T176">Cíl</text:span></text:span> <text:span text:style-name="T176"/> <text:span text:style-name="T87">vybereme </text:span>nástrojovou lištu, kterou chceme upravit. Současný obsah nástrojové lišty je zobrazen v pravém panelu pod seznamem.</text:p>
        </text:list-item>
        <text:list-item>
          <text:p text:style-name="P104"><text:span text:style-name="T177">Select the commands in the </text:span><text:span text:style-name="Emphasis"><text:span text:style-name="T177">Function</text:span></text:span><text:span text:style-name="T177"> list on the left. You can narrow your search by </text:span><text:span text:style-name="T44">u</text:span><text:span text:style-name="T43">sing the </text:span><text:span text:style-name="Emphasis"><text:span text:style-name="T57">S</text:span></text:span><text:span text:style-name="Emphasis"><text:span text:style-name="T43">earch</text:span></text:span><text:span text:style-name="T43"> box on the</text:span><text:span text:style-name="T177"> top left or choosing a category in the drop-down list just below.</text:span></text:p>
        </text:list-item>
        <text:list-item>
          <text:p text:style-name="P106">Click on the <text:span text:style-name="T176">large </text:span>right arrow to add the command to the <text:span text:style-name="Emphasis"><text:span text:style-name="T178">Function</text:span></text:span><text:span text:style-name="T178"> list for the</text:span> toolbar <text:span text:style-name="T178">(on the right)</text:span>. Pomocí šipek nahoru a dolů na pravé straně můžeme přesunout příkaz na jiné místo.</text:p>
        </text:list-item>
        <text:list-item>
          <text:p text:style-name="P107">To remove a command from a toolbar, select it in the <text:span text:style-name="Emphasis">Function</text:span> list on the right and click the large left arrow.</text:p>
        </text:list-item>
        <text:list-item>
          <text:p text:style-name="P107">To show or hide a command assigned to a toolbar, select or clear the checkbox by its icon in the <text:span text:style-name="Emphasis">Function</text:span> list on the right.</text:p>
        </text:list-item>
        <text:list-item>
          <text:p text:style-name="P103">To insert a separator, use the command <text:span text:style-name="T204">in the </text:span><text:span text:style-name="Strong_20_Emphasis"><text:span text:style-name="T204">Insert</text:span></text:span><text:span text:style-name="T204"> drop-down </text:span>under <text:span text:style-name="Emphasis">Customize</text:span> at the bottom right.</text:p>
        </text:list-item>
        <text:list-item>
          <text:p text:style-name="P105"><text:span text:style-name="T181">To rename a </text:span><text:span text:style-name="T47">t</text:span><text:span text:style-name="T51">oolbar</text:span><text:span text:style-name="T181"> item or change its icon, select it in the right-hand </text:span><text:span text:style-name="Emphasis"><text:span text:style-name="T181">Function</text:span></text:span><text:span text:style-name="T181"> list and choose </text:span><text:span text:style-name="Strong_20_Emphasis"><text:span text:style-name="T181">Rename</text:span></text:span><text:span text:style-name="T181"> from the </text:span><text:span text:style-name="Strong_20_Emphasis"><text:span text:style-name="T181">Modify</text:span></text:span><text:span text:style-name="T181"> drop-down.</text:span></text:p>
        </text:list-item>
        <text:list-item>
          <text:p text:style-name="P104">Změny nakonec uložíme klepnutím na tlačítko <text:span text:style-name="Strong_20_Emphasis">OK</text:span>.</text:p>
        </text:list-item>
      </text:list>
      <text:p text:style-name="Figure"><text:soft-page-break/><draw:frame draw:style-name="fr5" draw:name="Frame3" text:anchor-type="as-char" svg:width="6.2646in" draw:z-index="59"><draw:text-box fo:min-height="5.0339in"><text:p text:style-name="Caption"><draw:frame draw:style-name="fr12" draw:name="Image16" text:anchor-type="paragraph" svg:width="6.0752in" svg:height="5.1417in" draw:z-index="60"><draw:image xlink:href="Pictures/10000000000002D9000002692C3652E53DBED9F6.png" xlink:type="simple" xlink:show="embed" xlink:actuate="onLoad" loext:mime-type="image/png"/></draw:frame>Figure <text:sequence text:ref-name="refFigure24" text:name="Figure" text:formula="ooow:Figure+1" style:num-format="1">25</text:sequence>: The Toolbars page of the Customize dialog</text:p></draw:text-box></draw:frame></text:p>
      <text:h text:style-name="Heading_20_3" text:outline-level="3"><text:bookmark-start text:name="__RefHeading__30965_50982823"/><text:alphabetical-index-mark text:string-value="vytváření" text:key1="nástrojové lišty"/>Vytváření nových lišt<text:bookmark-end text:name="__RefHeading__30965_50982823"/></text:h>
      <text:p text:style-name="Text_20_Body_20_List_20_Intro">Pokud chceme vytvořit novou lištu:</text:p>
      <text:list xml:id="list111553626092472" text:continue-list="list652036830" text:style-name="Numbering_20_1">
        <text:list-item text:start-value="1">
          <text:p text:style-name="Numbering_20_1"><text:span text:style-name="T78">V hlavní nabídce zvolíme </text:span><text:span text:style-name="Strong_20_Emphasis">Nástroje &gt; Přizpůsobit</text:span><text:span text:style-name="T198"/><text:span text:style-name="T204"/>.</text:p>
        </text:list-item>
        <text:list-item>
          <text:p text:style-name="Numbering_20_1"><text:span text:style-name="T181">O</text:span>n the <text:span text:style-name="T51">Toolbars</text:span> page of the Customize dialog, click <text:span text:style-name="T46">the symbol next to </text:span><text:span text:style-name="Emphasis"><text:span text:style-name="T46">Target</text:span></text:span><text:span text:style-name="T46"> and select </text:span><text:span text:style-name="Strong_20_Emphasis"><text:span text:style-name="T124">Add</text:span></text:span><text:span text:style-name="T46"> from the list,</text:span><text:span text:style-name="T180"> </text:span>to display the <text:span text:style-name="T182">Name </text:span>dialog.</text:p>
        </text:list-item>
        <text:list-item>
          <text:p text:style-name="Numbering_20_1">On the Name dialog, type the new toolbar's name and choose from the <text:span text:style-name="Emphasis">Save In</text:span> drop-down list where to save this new toolbar: for Calc or for <text:span text:style-name="T51">the open</text:span> document.</text:p>
        </text:list-item>
      </text:list>
      <text:p text:style-name="Text_20_body">Nová lišta se v okně Přizpůsobit objeví v seznamu lišt.</text:p>
      <text:p text:style-name="P18">To add commands to the new toolbar, follow the instructions earlier for modifying a toolbar.</text:p>
      <text:h text:style-name="Heading_20_3" text:outline-level="3"><text:bookmark-start text:name="__RefHeading__30969_50982823"/><text:alphabetical-index-mark text:string-value="výběr ikon pro příkazy" text:key1="nástrojové lišty"/>Výběr ikon pro příkazy v liště<text:bookmark-end text:name="__RefHeading__30969_50982823"/></text:h>
      <text:p text:style-name="Text_20_body">Toolbar buttons <text:span text:style-name="T201">can be displayed with </text:span><text:span text:style-name="Emphasis"><text:span text:style-name="T201">Icon only</text:span></text:span><text:span text:style-name="T201">, </text:span><text:span text:style-name="Emphasis"><text:span text:style-name="T201">Text only</text:span></text:span><text:span text:style-name="T201">, or </text:span><text:span text:style-name="Emphasis"><text:span text:style-name="T201">Icon and text</text:span></text:span><text:span text:style-name="T201">. This selection is made through the menu that drops down from the button to the right of the </text:span><text:span text:style-name="Emphasis"><text:span text:style-name="T201">Target</text:span></text:span><text:span text:style-name="T201"> field. However</text:span>, not all of the commands have associated icons.</text:p>
      <text:p text:style-name="Text_20_body">Ikony pro příkaz můžeme vybrat tak, že na kartě Nástrojové lišty klepneme na <text:span text:style-name="Strong_20_Emphasis">Změnit &gt; Změnit </text:span><text:span text:style-name="Strong_20_Emphasis"><text:span text:style-name="T183">i</text:span></text:span><text:span text:style-name="Strong_20_Emphasis">konu</text:span>. On the Change Icon dialog (<text:span text:style-name="T183">Figure </text:span><text:sequence-ref text:reference-format="value" text:ref-name="refFigure25">26</text:sequence-ref>), scroll through the available icons, select one, and click <text:span text:style-name="Strong_20_Emphasis">OK</text:span> to assign it to the command.</text:p>
      <text:p text:style-name="Figure"><text:soft-page-break/><draw:frame draw:style-name="fr4" draw:name="Frame2" text:anchor-type="as-char" svg:y="-3.3811in" svg:width="4.8583in" draw:z-index="61"><draw:text-box fo:min-height="3.7138in"><text:p text:style-name="Caption"><draw:frame draw:style-name="fr12" draw:name="Image21" text:anchor-type="paragraph" svg:width="4.752in" svg:height="3.4571in" draw:z-index="62"><draw:image xlink:href="Pictures/10000000000001C80000014C989084BDF49A83AD.png" xlink:type="simple" xlink:show="embed" xlink:actuate="onLoad" loext:mime-type="image/png"/></draw:frame>Figure <text:sequence text:ref-name="refFigure25" text:name="Figure" text:formula="ooow:Figure+1" style:num-format="1">26</text:sequence>: Change Icon dialog</text:p></draw:text-box></draw:frame></text:p>
      <text:p text:style-name="Text_20_body">To use a custom icon, create it in a graphics program and import it into <text:span text:style-name="T59">LibreOffice</text:span> by clicking the <text:span text:style-name="Strong_20_Emphasis">Import</text:span> button on the Change Icon dialog. <text:span text:style-name="T207">For best quality, c</text:span>ustom icons <text:span text:style-name="T58">should</text:span> be <text:span text:style-name="T58">2</text:span>6 x 26 pixels in size; <text:span text:style-name="T207">other sizes will be scaled automatically.</text:span> </text:p>
      <text:h text:style-name="Heading_20_2" text:outline-level="2"><text:bookmark-start text:name="__RefHeading__30971_50982823"/><text:span text:style-name="T144">K</text:span>lávesové zkratky<text:bookmark-end text:name="__RefHeading__30971_50982823"/></text:h>
      <text:p text:style-name="Text_20_body">In addition to using the built-in <text:alphabetical-index-mark text:string-value="přiřazení" text:key1="klávesové zkratky"/><text:alphabetical-index-mark-start text:id="IMark364871192" text:key1="customizing"/>keyboard shortcuts<text:alphabetical-index-mark-end text:id="IMark364871192"/> (listed in <text:span text:style-name="T204">Chapter 17</text:span>), you can define your own. You can assign shortcuts to standard <text:span text:style-name="T59">LibreOffice</text:span> functions or your own macros and save them for use with the entire <text:span text:style-name="T59">LibreOffice</text:span> suite or only for Calc.</text:p>
      <text:list xml:id="list111554695095427" text:continue-list="list111553348475796" text:style-name="Heading_20_Caution">
        <text:list-item>
          <text:p text:style-name="Heading_20_Caution">Upozornění</text:p>
        </text:list-item>
      </text:list>
      <text:p text:style-name="Text_20_Note"><text:span text:style-name="T146">Avoid</text:span><text:span text:style-name="T145"> reassigning your operating system’s predefined shortcut keys.</text:span></text:p>
      <text:list xml:id="list111553551885843" text:continue-list="list111554519302542" text:style-name="Heading_20_Note">
        <text:list-item>
          <text:p text:style-name="Heading_20_Note">Poznámka</text:p>
        </text:list-item>
      </text:list>
      <text:p text:style-name="P79">Shortcut keys that are gr<text:span text:style-name="T144">a</text:span>yed out in the listing on the Customize dialog, such as <text:span text:style-name="Keystroke">F1</text:span> and <text:span text:style-name="Keystroke">F10</text:span>, are not available for reassignment.</text:p>
      <text:p text:style-name="Text_20_body">Klávesové zkratky přizpůsobíme <text:alphabetical-index-mark text:string-value="přizpůsobení" text:key1="klávesové zkratky"/> svým potřebám takto:</text:p>
      <text:list xml:id="list706655707" text:style-name="Numbering_20_1">
        <text:list-item text:start-value="1">
          <text:p text:style-name="Numbering_20_1">Select <text:span text:style-name="MenuPath">Tools &gt; Customize</text:span> <text:span text:style-name="T198">and select the </text:span><text:span text:style-name="Emphasis"><text:span text:style-name="T198">Keyboard</text:span></text:span><text:span text:style-name="T198"> page</text:span>. <text:span text:style-name="T174">(Figure </text:span><text:span text:style-name="T174"><text:sequence-ref text:reference-format="value" text:ref-name="refFigure26">27</text:sequence-ref></text:span><text:span text:style-name="T174">).</text:span></text:p>
        </text:list-item>
        <text:list-item>
          <text:p text:style-name="Numbering_20_1"><text:span text:style-name="T78">To have the shortcut key assignment available only with Calc, select </text:span><text:span text:style-name="Strong_20_Emphasis">Calc</text:span><text:span text:style-name="T78"> in the upper right corner of the page; otherwise select </text:span><text:span text:style-name="Strong_20_Emphasis">LibreOffice</text:span><text:span text:style-name="T78"> to make it available to every component.</text:span></text:p>
        </text:list-item>
        <text:list-item>
          <text:p text:style-name="Numbering_20_1">Dále v seznamech <text:span text:style-name="Emphasis">Kategorie</text:span> a <text:span text:style-name="Emphasis">Funkce</text:span> zvolíme požadovanou funkci.</text:p>
        </text:list-item>
        <text:list-item>
          <text:p text:style-name="Numbering_20_1">Now select the desired shortcut keys in the <text:span text:style-name="Emphasis">Shortcut </text:span><text:span text:style-name="Emphasis"><text:span text:style-name="T204">K</text:span></text:span><text:span text:style-name="Emphasis">eys</text:span> list and click the <text:span text:style-name="Strong_20_Emphasis">Modify</text:span><text:span text:style-name="T78"> button at the upper right</text:span>.</text:p>
        </text:list-item>
        <text:list-item>
          <text:p text:style-name="Numbering_20_1">Click <text:span text:style-name="Strong_20_Emphasis"><text:span text:style-name="T148">OK</text:span></text:span><text:span text:style-name="T147"> to accept the change. Now</text:span> the chosen shortcut keys will execute the function chosen in step 3 above whenever they are pressed.</text:p>
        </text:list-item>
      </text:list>
      <text:list xml:id="list111554261018238" text:continue-list="list111553551885843" text:style-name="Heading_20_Note">
        <text:list-item>
          <text:p text:style-name="Heading_20_Note"><text:soft-page-break/>Poznámka</text:p>
        </text:list-item>
      </text:list>
      <text:p text:style-name="Text_20_Note">All existing shortcut keys for the currently selected Function are listed in the Keys selection box. If the Keys list is empty, it indicates that the chosen key combination is free for use. Pokud by nebylo prázdné a již použitou zkratku bychom chtěli použít pro jiný účel, musíme ji nejdříve odstranit.</text:p>
      <text:p text:style-name="Figure"><draw:frame draw:style-name="fr3" draw:name="Frame7" text:anchor-type="as-char" svg:width="6.3083in" draw:z-index="21"><draw:text-box fo:min-height="5.3925in"><text:p text:style-name="Caption"><draw:frame draw:style-name="fr12" draw:name="Image15" text:anchor-type="paragraph" svg:width="6.1492in" svg:height="5.2165in" draw:z-index="26"><draw:image xlink:href="Pictures/10000000000002E200000272E176E99D1ED42567.png" xlink:type="simple" xlink:show="embed" xlink:actuate="onLoad" loext:mime-type="image/png"/></draw:frame>Figure <text:sequence text:ref-name="refFigure26" text:name="Figure" text:formula="ooow:Figure+1" style:num-format="1">27</text:sequence>: <text:span text:style-name="T73">Customizing</text:span> a key<text:span text:style-name="T174">board shortcut</text:span></text:p></draw:text-box></draw:frame></text:p>
      <text:h text:style-name="Heading_20_3" text:outline-level="3"><text:bookmark-start text:name="__RefHeading__30975_50982823"/>Uložení změn do souboru<text:bookmark-end text:name="__RefHeading__30975_50982823"/></text:h>
      <text:p text:style-name="Text_20_Body_20_List_20_Intro">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After making your keyboard shortcut assignments, click the <text:span text:style-name="Strong_20_Emphasis">Save</text:span> button on the right <text:span text:style-name="T175">of the</text:span> Customize dialog <text:span text:style-name="T174">(Figure </text:span><text:span text:style-name="T174"><text:sequence-ref text:reference-format="value" text:ref-name="refFigure26">27</text:sequence-ref></text:span><text:span text:style-name="T174">)</text:span>.</text:p>
        </text:list-item>
        <text:list-item>
          <text:p text:style-name="Numbering_20_1">In the Save Keyboard Configuration dialog, enter a name for the keyboard configuration file in the <text:span text:style-name="Emphasis">File name</text:span> box, or select an existing file <text:span text:style-name="T174">(the file extension is .cfg for Configuration).</text:span></text:p>
        </text:list-item>
        <text:list-item>
          <text:p text:style-name="Numbering_20_1">Klepneme na tlačítko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soft-page-break/>Načtení uložené konfigurace klávesnice<text:bookmark-end text:name="__RefHeading__30977_50982823"/></text:h>
      <text:p text:style-name="Text_20_body">To <text:alphabetical-index-mark text:string-value="načtení ze souboru" text:key1="klávesové zkratky"/>load a saved keyboard configuration file and replace your existing configuration, click the <text:span text:style-name="Strong_20_Emphasis">Load</text:span> button <text:span text:style-name="T42">on the</text:span> right of the Customize dialog, and then select the configuration file from the Load Keyboard Configuration dialog.</text:p>
      <text:h text:style-name="Heading_20_3" text:outline-level="3"><text:bookmark-start text:name="__RefHeading__30979_50982823"/>Obnovení klávesových zkratek<text:bookmark-end text:name="__RefHeading__30979_50982823"/></text:h>
      <text:p text:style-name="P17">To <text:alphabetical-index-mark text:string-value="obnovení do výchozího nastavení" text:key1="klávesové zkratky"/>reset all of the keyboard shortcuts to their default values, click the <text:span text:style-name="Strong_20_Emphasis">Reset</text:span> button <text:span text:style-name="T42">on the</text:span> right of the Customize dialog.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Running <text:alphabetical-index-mark-start text:id="IMark479373208"/>macros<text:alphabetical-index-mark-end text:id="IMark479373208"/> from key combinations<text:bookmark-end text:name="__RefHeading__30981_50982823"/></text:h>
      <text:p text:style-name="Text_20_body"><text:span text:style-name="T145">You can also define shortcut key combinations that will run macros. These shortcut keys are strictly user-defined; none are built in.</text:span> For more information on macros, see Chapter 12, Calc Macros.</text:p>
      <text:h text:style-name="P87" text:outline-level="1"><text:bookmark-start text:name="__RefHeading___Toc451652_690378497"/><text:alphabetical-index-mark text:string-value="přiřazení k událostem" text:key1="makra"/>Přiřazení maker k událostem<text:bookmark-end text:name="__RefHeading___Toc451652_690378497"/></text:h>
      <text:p text:style-name="P42">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9">Makra s událostmi propojíme na kartě Události v okně Přizpůsobit. For more information, see Chapter 13, Getting Started with Macros, <text:span text:style-name="T193">in the </text:span><text:span text:style-name="Emphasis"><text:span text:style-name="T193">Getting Started Guide</text:span></text:span>.</text:p>
      <text:h text:style-name="P87" text:outline-level="1"><text:bookmark-start text:name="__RefHeading__30983_50982823"/>Přidání funkcí pomocí rozšíření<text:bookmark-end text:name="__RefHeading__30983_50982823"/></text:h>
      <text:p text:style-name="Text_20_body">An <text:alphabetical-index-mark text:string-value="introduction" text:key1="rozšíření"/>extension is a package that can be installed into <text:span text:style-name="T59">LibreOffice</text:span> to add new functionality.</text:p>
      <text:p text:style-name="Text_20_body">Although individual extensions can be found in different places, the official <text:span text:style-name="T59">LibreOffice</text:span> extension repository is at <text:a xlink:type="simple" xlink:href="https://extensions.libreoffice.org/" text:style-name="Internet_20_link" text:visited-style-name="Visited_20_Internet_20_Link"><text:span text:style-name="T198">https://extensions.libreoffice.org/</text:span></text:a>. <text:span text:style-name="T185">These</text:span> extensions are free of charge. <text:span text:style-name="T185">Extensions from other sources may be free or may be</text:span> available for a fee. Proto je vhodné si prohlédnout popis rozšíření, kde se dozvíme, pod jakou licencí jsou šířeny, zda jsou placené a jaká je cena.</text:p>
      <text:h text:style-name="Heading_20_2" text:outline-level="2"><text:bookmark-start text:name="__RefHeading__30985_50982823"/>Instalace rozšíření<text:bookmark-end text:name="__RefHeading__30985_50982823"/></text:h>
      <text:p text:style-name="Text_20_Body_20_List_20_Intro">Chceme-li <text:alphabetical-index-mark text:string-value="instalace" text:key1="rozšíření"/>nainstalovat rozšíření <text:span text:style-name="T151">uvedené v úložišti</text:span>, postupujeme takto:</text:p>
      <text:list xml:id="list966905184" text:style-name="Numbering_20_1">
        <text:list-item text:start-value="1">
          <text:p text:style-name="Numbering_20_1">In <text:span text:style-name="T59">LibreOffice</text:span>, select <text:span text:style-name="Strong_20_Emphasis">Tools &gt; <text:s/>Extension Manager</text:span> <text:span text:style-name="T198">on</text:span> the <text:span text:style-name="T185">M</text:span>enu bar. In the Extension Manager dialog, click the <text:span text:style-name="Strong_20_Emphasis">Get more extensions online</text:span> link.</text:p>
        </text:list-item>
        <text:list-item>
          <text:p text:style-name="Numbering_20_1">Otevře se okno internetového prohlížeče. Najdeme požadované rozšíření a <text:span text:style-name="T199">stáhneme jej do počítače</text:span>.</text:p>
        </text:list-item>
        <text:list-item>
          <text:p text:style-name="Numbering_20_1"><text:span text:style-name="T55">P</text:span><text:span text:style-name="T56">o</text:span><text:span text:style-name="T193"> stažení rozšíření se vrátíme do </text:span>dialogového okna Správce rozšíření <text:span text:style-name="T151">a</text:span>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Aktuali<text:span text:style-name="T185">zace</text:span> <text:span text:style-name="T186">r</text:span>ozšíření<text:bookmark-end text:name="__RefHeading___Toc451654_690378497"/></text:h>
      <text:p text:style-name="P19"><text:span text:style-name="T52">V dialogovém okně Správce rozšíření klepneme na tlačítko</text:span>  <text:span text:style-name="Strong_20_Emphasis">Zkontrolovat </text:span><text:span text:style-name="Strong_20_Emphasis"><text:span text:style-name="T204"/></text:span><text:span text:style-name="Strong_20_Emphasis"> aktualizace</text:span><text:span text:style-name="T185"/><text:span text:style-name="T204">, čímž se spustí online kontrola aktualizací všech nainstalovaných rozšíření.</text:span></text:p>
      <text:h text:style-name="P94" text:outline-level="2"><text:bookmark-start text:name="__RefHeading___Toc451656_690378497"/><text:soft-page-break/>Odstranění a zakázání <text:span text:style-name="T186">r</text:span>ozšíření<text:bookmark-end text:name="__RefHeading___Toc451656_690378497"/></text:h>
      <text:p text:style-name="P19"><text:span text:style-name="T53">P</text:span><text:span text:style-name="T52">ro</text:span><text:span text:style-name="T185"> odstranění (odinstalaci) </text:span><text:span text:style-name="T53"/><text:span text:style-name="T52"/><text:span text:style-name="T187">rozšíření, které jsme nainstalovali, vybereme rozšíření v hlavním okně dialogového okna Správce rozšíření a klepneme na tlačítko </text:span><text:span text:style-name="Strong_20_Emphasis"><text:span text:style-name="T187">Odstranit</text:span></text:span><text:span text:style-name="T187">.</text:span></text:p>
      <text:p text:style-name="P19"><text:span text:style-name="T54">P</text:span><text:span text:style-name="T52">ro</text:span><text:span text:style-name="T185"> zákaz rozšíření bez odstranění (odinstalace) vybereme rozšíření v hlavním okně dialogového okna Správce rozšíření a klepneme na tlačítko </text:span><text:span text:style-name="Strong_20_Emphasis"><text:span text:style-name="T185">Zakázat</text:span></text:span><text:span text:style-name="T185">. Tlačítko se poté změní na </text:span><text:span text:style-name="Strong_20_Emphasis"><text:span text:style-name="T185">Povolit</text:span></text:span><text:span text:style-name="T185">.</text:span></text:p>
      <text:p text:style-name="Figure"><draw:frame draw:style-name="fr2" draw:name="Frame1" text:anchor-type="as-char" svg:width="5.6626in" draw:z-index="5"><draw:text-box fo:min-height="5.6953in"><text:p text:style-name="Caption"><draw:frame draw:style-name="fr12" draw:name="Image2" text:anchor-type="paragraph" svg:width="5.4807in" svg:height="5.5193in" draw:z-index="6"><draw:image xlink:href="Pictures/100000000000020E000002128C4C77C6557A0CC5.png" xlink:type="simple" xlink:show="embed" xlink:actuate="onLoad" loext:mime-type="image/png"/></draw:frame>Figure <text:sequence text:ref-name="refFigure27" text:name="Figure" text:formula="ooow:Figure+1" style:num-format="1">28</text:sequence>: The Extension Manager dialog</text:p></draw:text-box></draw:frame></text:p>
      <text:h text:style-name="P88" text:outline-level="1"><text:bookmark-start text:name="__RefHeading___Toc438011_690378497"/>Přidání vlastních barev<text:bookmark-end text:name="__RefHeading___Toc438011_690378497"/></text:h>
      <text:p text:style-name="P8"><text:span text:style-name="T158">V</text:span>erze LibreOffice <text:span text:style-name="T158">dřívější než 5.3</text:span> měly stránku Barvy v <text:span text:style-name="Strong_20_Emphasis">Nástroje &gt; Možnosti</text:span>, kde se mohly přidat vlastní barvy do palety barev, například tak, aby <text:span text:style-name="T158"/>přesně odpovídaly podnikovému barevnému schématu. Tato stránka byla odstraněna. Postup pro definování <text:span text:style-name="T159"/>vlastní barvy je nyní následující:</text:p>
      <text:list xml:id="list111553462247237" text:continue-list="list111553626092472"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Go to the <text:span text:style-name="Emphasis">Color</text:span> tab <text:span text:style-name="T160">(Figure </text:span><text:span text:style-name="T160"><text:sequence-ref text:reference-format="value" text:ref-name="refFigure28">29</text:sequence-ref></text:span><text:span text:style-name="T160">)</text:span>. <text:span text:style-name="T160">Z rozevíracího seznamu </text:span><text:span text:style-name="Emphasis"><text:span text:style-name="T160">Paleta</text:span></text:span><text:span text:style-name="T160"> v oblasti </text:span><text:span text:style-name="Emphasis"><text:span text:style-name="T160">Barvy</text:span></text:span><text:span text:style-name="T160"> vybereme, do které palety chceme přidat novou barvu. </text:span>Under <text:span text:style-name="Emphasis">New</text:span>, define the new color using RGB or Hex notation, or click <text:span text:style-name="T161">the</text:span> <text:span text:style-name="Strong_20_Emphasis">Pick</text:span> <text:span text:style-name="T161">button </text:span>to select the color on the <text:span text:style-name="T160">Pick a Color</text:span> <text:span text:style-name="T199">dialog</text:span> <text:span text:style-name="T160">(Figure </text:span><text:span text:style-name="T160"><text:sequence-ref text:reference-format="value" text:ref-name="refFigure29">30</text:sequence-ref></text:span><text:span text:style-name="T160">)</text:span>.</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text:soft-page-break/>Grafický objekt můžeme z dokumentu odstranit.</text:p>
        </text:list-item>
      </text:list>
      <text:p text:style-name="Figure"><draw:frame draw:style-name="fr1" draw:name="Frame11" text:anchor-type="as-char" svg:width="5.8689in" draw:z-index="3"><draw:text-box fo:min-height="5.0102in"><text:p text:style-name="P46"><text:line-break/></text:p><text:p text:style-name="P45"><draw:frame draw:style-name="fr12" draw:name="Image5" text:anchor-type="paragraph" svg:width="5.7917in" svg:height="4.8346in" draw:z-index="4"><draw:image xlink:href="Pictures/10000000000002B7000002442278A0FFFF17176D.png" xlink:type="simple" xlink:show="embed" xlink:actuate="onLoad" loext:mime-type="image/png"/></draw:frame>Figure <text:sequence text:ref-name="refFigure28" text:name="Figure" text:formula="ooow:Figure+1" style:num-format="1">29</text:sequence>: Defining a new color</text:p></draw:text-box></draw:frame></text:p>
      <text:p text:style-name="P58"><draw:frame draw:style-name="fr1" draw:name="Frame6" text:anchor-type="as-char" svg:width="4.0799in" draw:z-index="18"><draw:text-box fo:min-height="4.3327in"><text:p text:style-name="P45"><text:span text:style-name="T24"><draw:frame draw:style-name="fr11" draw:name="Image8" text:anchor-type="as-char" svg:width="4.0311in" svg:height="4.0311in" draw:z-index="0"><draw:image xlink:href="Pictures/10000000000001E4000001E452E7CC7B7ECD23F7.png" xlink:type="simple" xlink:show="embed" xlink:actuate="onLoad" loext:mime-type="image/png"/></draw:frame></text:span><text:span text:style-name="T24"><text:line-break/></text:span></text:p><text:p text:style-name="P45"><draw:frame draw:style-name="fr10" draw:name="Image23" text:anchor-type="paragraph" svg:width="4.0311in" svg:height="4.0311in" draw:z-index="24"><draw:image xlink:href="Pictures/10000000000001E4000001E452E7CC7B7ECD23F7.png" xlink:type="simple" xlink:show="embed" xlink:actuate="onLoad" loext:mime-type="image/png"/></draw:frame>Figure <text:sequence text:ref-name="refFigure29" text:name="Figure" text:formula="ooow:Figure+1" style:num-format="1">30</text:sequence>: Defining a color by picking it from a color chart</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 svg:font-family="OpenSymbol" style:font-adornments="Regular" style:font-charset="x-symbol"/>
    <style:font-face style:name="StarSymbol" svg:font-family="StarSymbol" style:font-charset="x-symbol"/>
    <style:font-face style:name="OpenSymbol2"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custom colors</text:chapter> <text:span text:style-name="MT1">| </text:span><text:page-number text:select-page="current">33</text:page-number></text:p>
      </style:footer>
      <style:footer-left>
        <text:p text:style-name="Footer"><text:page-number text:select-page="current">32</text:page-number><text:s/><text:span text:style-name="MT2">| </text:span><text:span text:style-name="MT2"><text:title>Chapter 14 Setting up and Customizing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Chapter 14 Setting up and Customiz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4 Setting up and Customiz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9T12:47:24.949689886</meta:creation-date>
    <meta:editing-duration>P1DT3H50M7S</meta:editing-duration>
    <meta:editing-cycles>70</meta:editing-cycles>
    <meta:generator>LibreOffice/6.3.4.2$Linux_X86_64 LibreOffice_project/60da17e045e08f1793c57c00ba83cdfce946d0aa</meta:generator>
    <dc:title>Chapter 14 Setting up and Customizing Calc</dc:title>
    <meta:initial-creator>Jean Weber</meta:initial-creator>
    <dc:date>2020-01-09T11:15:52.790128054</dc:date>
    <dc:creator>Olivier Hallot</dc:creator>
    <meta:document-statistic meta:table-count="4" meta:image-count="34" meta:object-count="0" meta:page-count="33" meta:paragraph-count="527" meta:word-count="8172" meta:character-count="48653" meta:non-whitespace-character-count="40954"/>
    <meta:template xlink:type="simple" xlink:actuate="onRequest" xlink:title="LO_6.0_Chapter_Template" xlink:href="../../../../../../Library/Application%20Support/LibreOffice/4/user/template/LO_6.0_Chapter_Template.ott" meta:date="2019-06-18T14:02:16.938212005"/>
  </office:meta>
</office:document-meta>
</file>